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0.898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0.4366in"/>
    </style:style>
    <style:style style:name="co9" style:family="table-column">
      <style:table-column-properties fo:break-before="auto" style:column-width="0.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_act</text:p>
          </table:table-cell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 office:value-type="string">
            <text:p>y_est_1</text:p>
          </table:table-cell>
          <table:table-cell office:value-type="string">
            <text:p>z_est_1</text:p>
          </table:table-cell>
          <table:table-cell office:value-type="string">
            <text:p>x_est_1</text:p>
          </table:table-cell>
          <table:table-cell office:value-type="string">
            <text:p>d_est</text:p>
          </table:table-cell>
          <table:table-cell office:value-type="string">
            <text:p>y_est_2</text:p>
          </table:table-cell>
          <table:table-cell office:value-type="string">
            <text:p>z_est_2</text:p>
          </table:table-cell>
          <table:table-cell office:value-type="string">
            <text:p>x_est_2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 office:value-type="string">
            <text:p>y_est_1</text:p>
          </table:table-cell>
          <table:table-cell office:value-type="string">
            <text:p>z_est_2</text:p>
          </table:table-cell>
          <table:table-cell office:value-type="string">
            <text:p>x_est_2</text:p>
          </table:table-cell>
          <table:table-cell office:value-type="string">
            <text:p>d_est</text:p>
          </table:table-cell>
          <table:table-cell office:value-type="string">
            <text:p>y_est_2</text:p>
          </table:table-cell>
          <table:table-cell office:value-type="string">
            <text:p>z_est_2</text:p>
          </table:table-cell>
          <table:table-cell office:value-type="string">
            <text:p>x_est_2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_act</text:p>
          </table:table-cell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 office:value-type="string">
            <text:p>y_est</text:p>
          </table:table-cell>
          <table:table-cell office:value-type="string">
            <text:p>z_est</text:p>
          </table:table-cell>
          <table:table-cell office:value-type="string">
            <text:p>x_est</text:p>
          </table:table-cell>
          <table:table-cell office:value-type="string">
            <text:p>d_est</text:p>
          </table:table-cell>
          <table:table-cell office:value-type="string">
            <text:p>y_est_2</text:p>
          </table:table-cell>
          <table:table-cell office:value-type="string">
            <text:p>z_est_2</text:p>
          </table:table-cell>
          <table:table-cell office:value-type="string">
            <text:p>x_est_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2]*[.A2]+[.B2]*[.B2]+[.C2]*[.C2])" office:value-type="float" office:value="10.6282642044691">
            <text:p>10.6282642045</text:p>
          </table:table-cell>
          <table:table-cell office:value-type="float" office:value="1.45821">
            <text:p>1.45821</text:p>
          </table:table-cell>
          <table:table-cell office:value-type="float" office:value="69.357">
            <text:p>69.357</text:p>
          </table:table-cell>
          <table:table-cell office:value-type="float" office:value="161.767">
            <text:p>161.767</text:p>
          </table:table-cell>
          <table:table-cell table:formula="of:=[.E2]*[.$J2]/[Tabelle2.$B$3]" office:value-type="float" office:value="0.0627160133392957">
            <text:p>0.0627160133</text:p>
          </table:table-cell>
          <table:table-cell table:formula="of:=[.F2]*[.$J2]/[Tabelle2.$B$3]" office:value-type="float" office:value="2.98296852797165">
            <text:p>2.982968528</text:p>
          </table:table-cell>
          <table:table-cell table:formula="of:=[Tabelle2.$B$1]/[.G2]+[Tabelle2.$B$2]" office:value-type="float" office:value="9.61248995777878">
            <text:p>9.6124899578</text:p>
          </table:table-cell>
          <table:table-cell table:formula="of:=[Tabelle2.$B$5]/[.G2]+[Tabelle2.$B$6]" office:value-type="float" office:value="12.771129191986">
            <text:p>12.771129192</text:p>
          </table:table-cell>
          <table:table-cell table:formula="of:=[.K2]*[.E2]/SQRT([.$E2]*[.$E2]+[.$F2]*[.$F2]+[Tabelle2.$B$3]*[Tabelle2.$B$3])" office:value-type="float" office:value="0.0795790475705152">
            <text:p>0.0795790476</text:p>
          </table:table-cell>
          <table:table-cell table:formula="of:=[.K2]*[.F2]/SQRT([.$E2]*[.$E2]+[.$F2]*[.$F2]+[Tabelle2.$B$3]*[Tabelle2.$B$3])" office:value-type="float" office:value="3.7850268495952">
            <text:p>3.7850268496</text:p>
          </table:table-cell>
          <table:table-cell table:formula="of:=SQRT([.K2]*[.K2]-[.L2]*[.L2]-[.M2]*[.M2])" office:value-type="float" office:value="12.1970889871899">
            <text:p>12.1970889872</text:p>
          </table:table-cell>
          <table:table-cell table:number-columns-repeated="7"/>
          <table:table-cell table:number-columns-repeated="3"/>
          <table:table-cell table:number-columns-repeated="3"/>
          <table:table-cell table:formula="of:=[Tabelle2.$B$5]/[.X2]+[Tabelle2.$B$6]" office:value-type="float" office:value="0">
            <text:p>#DIV/0!</text:p>
          </table:table-cell>
          <table:table-cell table:formula="of:=[.AB2]*[.V2]/SQRT([.$E2]*[.$E2]+[.$F2]*[.$F2]+[Tabelle2.$B$3]*[Tabelle2.$B$3])" office:value-type="float" office:value="0">
            <text:p>#DIV/0!</text:p>
          </table:table-cell>
          <table:table-cell table:formula="of:=[.AB2]*[.W2]/SQRT([.$E2]*[.$E2]+[.$F2]*[.$F2]+[Tabelle2.$B$3]*[Tabelle2.$B$3])" office:value-type="float" office:value="0">
            <text:p>#DIV/0!</text:p>
          </table:table-cell>
          <table:table-cell table:formula="of:=SQRT([.AB2]*[.AB2]-[.AC2]*[.AC2]-[.AD2]*[.AD2])" office:value-type="float" office:value="0">
            <text:p>#DIV/0!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QRT([.AJ2]*[.AJ2]+[.AK2]*[.AK2]+[.AL2]*[.AL2])" office:value-type="float" office:value="106.282642044691">
            <text:p>106.2826420447</text:p>
          </table:table-cell>
          <table:table-cell office:value-type="float" office:value="-0.75">
            <text:p>-0.75</text:p>
          </table:table-cell>
          <table:table-cell office:value-type="float" office:value="77.2">
            <text:p>77.2</text:p>
          </table:table-cell>
          <table:table-cell office:value-type="float" office:value="15.95">
            <text:p>15.95</text:p>
          </table:table-cell>
          <table:table-cell table:formula="of:=[.AN2]*[.AS2]/[Tabelle2.$B$3]" office:value-type="float" office:value="-0.348963739454251">
            <text:p>-0.3489637395</text:p>
          </table:table-cell>
          <table:table-cell table:formula="of:=[.AO2]*[.AS2]/[Tabelle2.$B$3]" office:value-type="float" office:value="35.9200009144909">
            <text:p>35.9200009145</text:p>
          </table:table-cell>
          <table:table-cell table:formula="of:=[Tabelle2.$B$1]/[.AP2]+[Tabelle2.$B$2]" office:value-type="float" office:value="103.991194357367">
            <text:p>103.9911943574</text:p>
          </table:table-cell>
          <table:table-cell table:formula="of:=[Tabelle2.$B$5]/[.AP2]+[Tabelle2.$B$6]" office:value-type="float" office:value="117.020037617555">
            <text:p>117.0200376176</text:p>
          </table:table-cell>
          <table:table-cell table:formula="of:=[.AT2]*[.AN2]/SQRT([.$E2]*[.$E2]+[.$F2]*[.$F2]+[Tabelle2.$B$3]*[Tabelle2.$B$3])" office:value-type="float" office:value="-0.375034191239919">
            <text:p>-0.3750341912</text:p>
          </table:table-cell>
          <table:table-cell table:formula="of:=[.AT2]*[.AO2]/SQRT([.$E2]*[.$E2]+[.$F2]*[.$F2]+[Tabelle2.$B$3]*[Tabelle2.$B$3])" office:value-type="float" office:value="38.6035194182956">
            <text:p>38.6035194183</text:p>
          </table:table-cell>
          <table:table-cell table:formula="of:=SQRT([.AT2]*[.AT2]-[.AU2]*[.AU2]-[.AV2]*[.AV2])" office:value-type="float" office:value="110.468623789249">
            <text:p>110.46862378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3]*[.A3]+[.B3]*[.B3]+[.C3]*[.C3])" office:value-type="float" office:value="20.3214172734089">
            <text:p>20.3214172734</text:p>
          </table:table-cell>
          <table:table-cell office:value-type="float" office:value="-0.811479">
            <text:p>-0.811479</text:p>
          </table:table-cell>
          <table:table-cell office:value-type="float" office:value="34.355">
            <text:p>34.355</text:p>
          </table:table-cell>
          <table:table-cell office:value-type="float" office:value="74.74">
            <text:p>74.74</text:p>
          </table:table-cell>
          <table:table-cell table:formula="of:=[.E3]*[.$J3]/[Tabelle2.$B$3]" office:value-type="float" office:value="-0.0785450903824049">
            <text:p>-0.0785450904</text:p>
          </table:table-cell>
          <table:table-cell table:formula="of:=[.F3]*[.$J3]/[Tabelle2.$B$3]" office:value-type="float" office:value="3.32530673016494">
            <text:p>3.3253067302</text:p>
          </table:table-cell>
          <table:table-cell table:formula="of:=[Tabelle2.$B$1]/[.G3]+[Tabelle2.$B$2]" office:value-type="float" office:value="21.6331263045223">
            <text:p>21.6331263045</text:p>
          </table:table-cell>
          <table:table-cell table:formula="of:=[Tabelle2.$B$5]/[.G3]+[Tabelle2.$B$6]" office:value-type="float" office:value="26.0488937650522">
            <text:p>26.0488937651</text:p>
          </table:table-cell>
          <table:table-cell table:formula="of:=[.K3]*[.E3]/SQRT([.$E3]*[.$E3]+[.$F3]*[.$F3]+[Tabelle2.$B$3]*[Tabelle2.$B$3])" office:value-type="float" office:value="-0.0934792440949426">
            <text:p>-0.0934792441</text:p>
          </table:table-cell>
          <table:table-cell table:formula="of:=[.K3]*[.F3]/SQRT([.$E3]*[.$E3]+[.$F3]*[.$F3]+[Tabelle2.$B$3]*[Tabelle2.$B$3])" office:value-type="float" office:value="3.95756320358475">
            <text:p>3.9575632036</text:p>
          </table:table-cell>
          <table:table-cell table:formula="of:=SQRT([.K3]*[.K3]-[.L3]*[.L3]-[.M3]*[.M3])" office:value-type="float" office:value="25.746336079208">
            <text:p>25.746336079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-2">
            <text:p>-2</text:p>
          </table:table-cell>
          <table:table-cell office:value-type="float" office:value="127.59">
            <text:p>127.59</text:p>
          </table:table-cell>
          <table:table-cell office:value-type="float" office:value="78.84">
            <text:p>78.84</text:p>
          </table:table-cell>
          <table:table-cell table:formula="of:=[.V3]*[.$AA3]/[Tabelle2.$B$3]" office:value-type="float" office:value="-0.183186944475658">
            <text:p>-0.1831869445</text:p>
          </table:table-cell>
          <table:table-cell table:formula="of:=[.W3]*[.$AA3]/[Tabelle2.$B$3]" office:value-type="float" office:value="11.6864111228246">
            <text:p>11.6864111228</text:p>
          </table:table-cell>
          <table:table-cell table:formula="of:=[Tabelle2.$B$1]/[.X3]+[Tabelle2.$B$2]" office:value-type="float" office:value="20.4711410451547">
            <text:p>20.4711410452</text:p>
          </table:table-cell>
          <table:table-cell table:formula="of:=[Tabelle2.$B$5]/[.X3]+[Tabelle2.$B$6]" office:value-type="float" office:value="24.7653871131405">
            <text:p>24.7653871131</text:p>
          </table:table-cell>
          <table:table-cell table:formula="of:=[.AB3]*[.V3]/SQRT([.$E3]*[.$E3]+[.$F3]*[.$F3]+[Tabelle2.$B$3]*[Tabelle2.$B$3])" office:value-type="float" office:value="-0.21904015522553">
            <text:p>-0.2190401552</text:p>
          </table:table-cell>
          <table:table-cell table:formula="of:=[.AB3]*[.W3]/SQRT([.$E3]*[.$E3]+[.$F3]*[.$F3]+[Tabelle2.$B$3]*[Tabelle2.$B$3])" office:value-type="float" office:value="13.9736667026127">
            <text:p>13.9736667026</text:p>
          </table:table-cell>
          <table:table-cell table:formula="of:=SQRT([.AB3]*[.AB3]-[.AC3]*[.AC3]-[.AD3]*[.AD3])" office:value-type="float" office:value="20.4453676699246">
            <text:p>20.4453676699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f:=SQRT([.AJ3]*[.AJ3]+[.AK3]*[.AK3]+[.AL3]*[.AL3])" office:value-type="float" office:value="107.796103825695">
            <text:p>107.7961038257</text:p>
          </table:table-cell>
          <table:table-cell office:value-type="float" office:value="-28.63">
            <text:p>-28.63</text:p>
          </table:table-cell>
          <table:table-cell office:value-type="float" office:value="53.75">
            <text:p>53.75</text:p>
          </table:table-cell>
          <table:table-cell office:value-type="float" office:value="15.57">
            <text:p>15.57</text:p>
          </table:table-cell>
          <table:table-cell table:formula="of:=[.AN3]*[.AS3]/[Tabelle2.$B$3]" office:value-type="float" office:value="-13.648445763421">
            <text:p>-13.6484457634</text:p>
          </table:table-cell>
          <table:table-cell table:formula="of:=[.AO3]*[.AS3]/[Tabelle2.$B$3]" office:value-type="float" office:value="25.6236101915431">
            <text:p>25.6236101915</text:p>
          </table:table-cell>
          <table:table-cell table:formula="of:=[Tabelle2.$B$1]/[.AP3]+[Tabelle2.$B$2]" office:value-type="float" office:value="106.546546563905">
            <text:p>106.5465465639</text:p>
          </table:table-cell>
          <table:table-cell table:formula="of:=[Tabelle2.$B$5]/[.AP3]+[Tabelle2.$B$6]" office:value-type="float" office:value="119.842630700064">
            <text:p>119.8426307001</text:p>
          </table:table-cell>
          <table:table-cell table:formula="of:=[.AT3]*[.AN3]/SQRT([.$E3]*[.$E3]+[.$F3]*[.$F3]+[Tabelle2.$B$3]*[Tabelle2.$B$3])" office:value-type="float" office:value="-15.1733439931947">
            <text:p>-15.1733439932</text:p>
          </table:table-cell>
          <table:table-cell table:formula="of:=[.AT3]*[.AO3]/SQRT([.$E3]*[.$E3]+[.$F3]*[.$F3]+[Tabelle2.$B$3]*[Tabelle2.$B$3])" office:value-type="float" office:value="28.4864561520857">
            <text:p>28.4864561521</text:p>
          </table:table-cell>
          <table:table-cell table:formula="of:=SQRT([.AT3]*[.AT3]-[.AU3]*[.AU3]-[.AV3]*[.AV3])" office:value-type="float" office:value="115.414676627678">
            <text:p>115.41467662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4]*[.A4]+[.B4]*[.B4]+[.C4]*[.C4])" office:value-type="float" office:value="30.215227948834">
            <text:p>30.2152279488</text:p>
          </table:table-cell>
          <table:table-cell office:value-type="float" office:value="-1.468">
            <text:p>-1.468</text:p>
          </table:table-cell>
          <table:table-cell office:value-type="float" office:value="23.611">
            <text:p>23.611</text:p>
          </table:table-cell>
          <table:table-cell table:style-name="ce1" office:value-type="date" office:date-value="1900-02-17T05:02:24">
            <text:p>02/17/00</text:p>
          </table:table-cell>
          <table:table-cell table:formula="of:=[.E4]*[.$J4]/[Tabelle2.$B$3]" office:value-type="float" office:value="-0.218230790191514">
            <text:p>-0.2182307902</text:p>
          </table:table-cell>
          <table:table-cell table:formula="of:=[.F4]*[.$J4]/[Tabelle2.$B$3]" office:value-type="float" office:value="3.50997764796446">
            <text:p>3.509977648</text:p>
          </table:table-cell>
          <table:table-cell table:formula="of:=[Tabelle2.$B$1]/[.G4]+[Tabelle2.$B$2]" office:value-type="float" office:value="33.2251918309287">
            <text:p>33.2251918309</text:p>
          </table:table-cell>
          <table:table-cell table:formula="of:=[Tabelle2.$B$5]/[.G4]+[Tabelle2.$B$6]" office:value-type="float" office:value="38.8532672221093">
            <text:p>38.8532672221</text:p>
          </table:table-cell>
          <table:table-cell table:formula="of:=[.K4]*[.E4]/SQRT([.$E4]*[.$E4]+[.$F4]*[.$F4]+[Tabelle2.$B$3]*[Tabelle2.$B$3])" office:value-type="float" office:value="-0.253779662547402">
            <text:p>-0.2537796625</text:p>
          </table:table-cell>
          <table:table-cell table:formula="of:=[.K4]*[.F4]/SQRT([.$E4]*[.$E4]+[.$F4]*[.$F4]+[Tabelle2.$B$3]*[Tabelle2.$B$3])" office:value-type="float" office:value="4.0817381555904">
            <text:p>4.0817381556</text:p>
          </table:table-cell>
          <table:table-cell table:formula="of:=SQRT([.K4]*[.K4]-[.L4]*[.L4]-[.M4]*[.M4])" office:value-type="float" office:value="38.6374349995533">
            <text:p>38.6374349996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-1.26">
            <text:p>-1.26</text:p>
          </table:table-cell>
          <table:table-cell office:value-type="float" office:value="80.9">
            <text:p>80.9</text:p>
          </table:table-cell>
          <table:table-cell office:value-type="float" office:value="50.91">
            <text:p>50.91</text:p>
          </table:table-cell>
          <table:table-cell table:formula="of:=[.V4]*[.$AA4]/[Tabelle2.$B$3]" office:value-type="float" office:value="-0.180921261444397">
            <text:p>-0.1809212614</text:p>
          </table:table-cell>
          <table:table-cell table:formula="of:=[.W4]*[.$AA4]/[Tabelle2.$B$3]" office:value-type="float" office:value="11.6162936911521">
            <text:p>11.6162936912</text:p>
          </table:table-cell>
          <table:table-cell table:formula="of:=[Tabelle2.$B$1]/[.X4]+[Tabelle2.$B$2]" office:value-type="float" office:value="32.0919856609703">
            <text:p>32.091985661</text:p>
          </table:table-cell>
          <table:table-cell table:formula="of:=[Tabelle2.$B$5]/[.X4]+[Tabelle2.$B$6]" office:value-type="float" office:value="37.6015494009036">
            <text:p>37.6015494009</text:p>
          </table:table-cell>
          <table:table-cell table:formula="of:=[.AB4]*[.V4]/SQRT([.$E4]*[.$E4]+[.$F4]*[.$F4]+[Tabelle2.$B$3]*[Tabelle2.$B$3])" office:value-type="float" office:value="-0.210804317170321">
            <text:p>-0.2108043172</text:p>
          </table:table-cell>
          <table:table-cell table:formula="of:=[.AB4]*[.W4]/SQRT([.$E4]*[.$E4]+[.$F4]*[.$F4]+[Tabelle2.$B$3]*[Tabelle2.$B$3])" office:value-type="float" office:value="13.5349756024436">
            <text:p>13.5349756024</text:p>
          </table:table-cell>
          <table:table-cell table:formula="of:=SQRT([.AB4]*[.AB4]-[.AC4]*[.AC4]-[.AD4]*[.AD4])" office:value-type="float" office:value="35.0804292210017">
            <text:p>35.080429221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SQRT([.AJ4]*[.AJ4]+[.AK4]*[.AK4]+[.AL4]*[.AL4])" office:value-type="float" office:value="113.560556532627">
            <text:p>113.5605565326</text:p>
          </table:table-cell>
          <table:table-cell office:value-type="float" office:value="-71.25">
            <text:p>-71.25</text:p>
          </table:table-cell>
          <table:table-cell office:value-type="float" office:value="81.74">
            <text:p>81.74</text:p>
          </table:table-cell>
          <table:table-cell office:value-type="float" office:value="17.07">
            <text:p>17.07</text:p>
          </table:table-cell>
          <table:table-cell table:formula="of:=[.AN4]*[.AS4]/[Tabelle2.$B$3]" office:value-type="float" office:value="-30.9615375398576">
            <text:p>-30.9615375399</text:p>
          </table:table-cell>
          <table:table-cell table:formula="of:=[.AO4]*[.AS4]/[Tabelle2.$B$3]" office:value-type="float" office:value="35.5199449615152">
            <text:p>35.5199449615</text:p>
          </table:table-cell>
          <table:table-cell table:formula="of:=[Tabelle2.$B$1]/[.AP4]+[Tabelle2.$B$2]" office:value-type="float" office:value="97.1214545987112">
            <text:p>97.1214545987</text:p>
          </table:table-cell>
          <table:table-cell table:formula="of:=[Tabelle2.$B$5]/[.AP4]+[Tabelle2.$B$6]" office:value-type="float" office:value="109.431854715876">
            <text:p>109.4318547159</text:p>
          </table:table-cell>
          <table:table-cell table:formula="of:=[.AT4]*[.AN4]/SQRT([.$E4]*[.$E4]+[.$F4]*[.$F4]+[Tabelle2.$B$3]*[Tabelle2.$B$3])" office:value-type="float" office:value="-34.6922001707148">
            <text:p>-34.6922001707</text:p>
          </table:table-cell>
          <table:table-cell table:formula="of:=[.AT4]*[.AO4]/SQRT([.$E4]*[.$E4]+[.$F4]*[.$F4]+[Tabelle2.$B$3]*[Tabelle2.$B$3])" office:value-type="float" office:value="39.7998658519892">
            <text:p>39.799865852</text:p>
          </table:table-cell>
          <table:table-cell table:formula="of:=SQRT([.AT4]*[.AT4]-[.AU4]*[.AU4]-[.AV4]*[.AV4])" office:value-type="float" office:value="95.8527660113952">
            <text:p>95.85276601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5]*[.A5]+[.B5]*[.B5]+[.C5]*[.C5])" office:value-type="float" office:value="40.1616732719144">
            <text:p>40.1616732719</text:p>
          </table:table-cell>
          <table:table-cell office:value-type="float" office:value="-2.008">
            <text:p>-2.008</text:p>
          </table:table-cell>
          <table:table-cell office:value-type="float" office:value="17.17">
            <text:p>17.17</text:p>
          </table:table-cell>
          <table:table-cell table:style-name="ce1" office:value-type="date" office:date-value="1900-02-04T12:14:24">
            <text:p>02/04/00</text:p>
          </table:table-cell>
          <table:table-cell table:formula="of:=[.E5]*[.$J5]/[Tabelle2.$B$3]" office:value-type="float" office:value="-0.40456387004633">
            <text:p>-0.40456387</text:p>
          </table:table-cell>
          <table:table-cell table:formula="of:=[.F5]*[.$J5]/[Tabelle2.$B$3]" office:value-type="float" office:value="3.45934345054556">
            <text:p>3.4593434505</text:p>
          </table:table-cell>
          <table:table-cell table:formula="of:=[Tabelle2.$B$1]/[.G5]+[Tabelle2.$B$2]" office:value-type="float" office:value="45.0298929060531">
            <text:p>45.0298929061</text:p>
          </table:table-cell>
          <table:table-cell table:formula="of:=[Tabelle2.$B$5]/[.G5]+[Tabelle2.$B$6]" office:value-type="float" office:value="51.8925138318269">
            <text:p>51.8925138318</text:p>
          </table:table-cell>
          <table:table-cell table:formula="of:=[.K5]*[.E5]/SQRT([.$E5]*[.$E5]+[.$F5]*[.$F5]+[Tabelle2.$B$3]*[Tabelle2.$B$3])" office:value-type="float" office:value="-0.464831628240772">
            <text:p>-0.4648316282</text:p>
          </table:table-cell>
          <table:table-cell table:formula="of:=[.K5]*[.F5]/SQRT([.$E5]*[.$E5]+[.$F5]*[.$F5]+[Tabelle2.$B$3]*[Tabelle2.$B$3])" office:value-type="float" office:value="3.97468080522612">
            <text:p>3.9746808052</text:p>
          </table:table-cell>
          <table:table-cell table:formula="of:=SQRT([.K5]*[.K5]-[.L5]*[.L5]-[.M5]*[.M5])" office:value-type="float" office:value="51.737982525803">
            <text:p>51.7379825258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.75">
            <text:p>0.75</text:p>
          </table:table-cell>
          <table:table-cell office:value-type="float" office:value="61.345">
            <text:p>61.345</text:p>
          </table:table-cell>
          <table:table-cell office:value-type="float" office:value="39.01">
            <text:p>39.01</text:p>
          </table:table-cell>
          <table:table-cell table:formula="of:=[.V5]*[.$AA5]/[Tabelle2.$B$3]" office:value-type="float" office:value="0.141270255088611">
            <text:p>0.1412702551</text:p>
          </table:table-cell>
          <table:table-cell table:formula="of:=[.W5]*[.$AA5]/[Tabelle2.$B$3]" office:value-type="float" office:value="11.5549650645478">
            <text:p>11.5549650645</text:p>
          </table:table-cell>
          <table:table-cell table:formula="of:=[Tabelle2.$B$1]/[.X5]+[Tabelle2.$B$2]" office:value-type="float" office:value="42.0985360164061">
            <text:p>42.0985360164</text:p>
          </table:table-cell>
          <table:table-cell table:formula="of:=[Tabelle2.$B$5]/[.X5]+[Tabelle2.$B$6]" office:value-type="float" office:value="48.6545931812356">
            <text:p>48.6545931812</text:p>
          </table:table-cell>
          <table:table-cell table:formula="of:=[.AB5]*[.V5]/SQRT([.$E5]*[.$E5]+[.$F5]*[.$F5]+[Tabelle2.$B$3]*[Tabelle2.$B$3])" office:value-type="float" office:value="0.162784241999577">
            <text:p>0.162784242</text:p>
          </table:table-cell>
          <table:table-cell table:formula="of:=[.AB5]*[.W5]/SQRT([.$E5]*[.$E5]+[.$F5]*[.$F5]+[Tabelle2.$B$3]*[Tabelle2.$B$3])" office:value-type="float" office:value="13.3146657672854">
            <text:p>13.3146657673</text:p>
          </table:table-cell>
          <table:table-cell table:formula="of:=SQRT([.AB5]*[.AB5]-[.AC5]*[.AC5]-[.AD5]*[.AD5])" office:value-type="float" office:value="46.7970363850914">
            <text:p>46.7970363851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formula="of:=SQRT([.AJ5]*[.AJ5]+[.AK5]*[.AK5]+[.AL5]*[.AL5])" office:value-type="float" office:value="127.263506159464">
            <text:p>127.2635061595</text:p>
          </table:table-cell>
          <table:table-cell office:value-type="float" office:value="-134.56">
            <text:p>-134.56</text:p>
          </table:table-cell>
          <table:table-cell office:value-type="float" office:value="80.05">
            <text:p>80.05</text:p>
          </table:table-cell>
          <table:table-cell office:value-type="float" office:value="17.54">
            <text:p>17.54</text:p>
          </table:table-cell>
          <table:table-cell table:formula="of:=[.AN5]*[.AS5]/[Tabelle2.$B$3]" office:value-type="float" office:value="-56.8944643789204">
            <text:p>-56.8944643789</text:p>
          </table:table-cell>
          <table:table-cell table:formula="of:=[.AO5]*[.AS5]/[Tabelle2.$B$3]" office:value-type="float" office:value="33.8466251005691">
            <text:p>33.8466251006</text:p>
          </table:table-cell>
          <table:table-cell table:formula="of:=[Tabelle2.$B$1]/[.AP5]+[Tabelle2.$B$2]" office:value-type="float" office:value="94.4999464082098">
            <text:p>94.4999464082</text:p>
          </table:table-cell>
          <table:table-cell table:formula="of:=[Tabelle2.$B$5]/[.AP5]+[Tabelle2.$B$6]" office:value-type="float" office:value="106.53618700114">
            <text:p>106.5361870011</text:p>
          </table:table-cell>
          <table:table-cell table:formula="of:=[.AT5]*[.AN5]/SQRT([.$E5]*[.$E5]+[.$F5]*[.$F5]+[Tabelle2.$B$3]*[Tabelle2.$B$3])" office:value-type="float" office:value="-63.9499751540227">
            <text:p>-63.949975154</text:p>
          </table:table-cell>
          <table:table-cell table:formula="of:=[.AT5]*[.AO5]/SQRT([.$E5]*[.$E5]+[.$F5]*[.$F5]+[Tabelle2.$B$3]*[Tabelle2.$B$3])" office:value-type="float" office:value="38.0439618837657">
            <text:p>38.0439618838</text:p>
          </table:table-cell>
          <table:table-cell table:formula="of:=SQRT([.AT5]*[.AT5]-[.AU5]*[.AU5]-[.AV5]*[.AV5])" office:value-type="float" office:value="76.2431425292031">
            <text:p>76.24314252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6]*[.A6]+[.B6]*[.B6]+[.C6]*[.C6])" office:value-type="float" office:value="50.129432472351">
            <text:p>50.1294324724</text:p>
          </table:table-cell>
          <table:table-cell office:value-type="float" office:value="0.212">
            <text:p>0.212</text:p>
          </table:table-cell>
          <table:table-cell office:value-type="float" office:value="15.3166">
            <text:p>15.3166</text:p>
          </table:table-cell>
          <table:table-cell office:value-type="float" office:value="30.38">
            <text:p>30.38</text:p>
          </table:table-cell>
          <table:table-cell table:formula="of:=[.E6]*[.$J6]/[Tabelle2.$B$3]" office:value-type="float" office:value="0.0514675058270115">
            <text:p>0.0514675058</text:p>
          </table:table-cell>
          <table:table-cell table:formula="of:=[.F6]*[.$J6]/[Tabelle2.$B$3]" office:value-type="float" office:value="3.71843018750002">
            <text:p>3.7184301875</text:p>
          </table:table-cell>
          <table:table-cell table:formula="of:=[Tabelle2.$B$1]/[.G6]+[Tabelle2.$B$2]" office:value-type="float" office:value="54.259375246873">
            <text:p>54.2593752469</text:p>
          </table:table-cell>
          <table:table-cell table:formula="of:=[Tabelle2.$B$5]/[.G6]+[Tabelle2.$B$6]" office:value-type="float" office:value="62.0872231731402">
            <text:p>62.0872231731</text:p>
          </table:table-cell>
          <table:table-cell table:formula="of:=[.K6]*[.E6]/SQRT([.$E6]*[.$E6]+[.$F6]*[.$F6]+[Tabelle2.$B$3]*[Tabelle2.$B$3])" office:value-type="float" office:value="0.0587547444679151">
            <text:p>0.0587547445</text:p>
          </table:table-cell>
          <table:table-cell table:formula="of:=[.K6]*[.F6]/SQRT([.$E6]*[.$E6]+[.$F6]*[.$F6]+[Tabelle2.$B$3]*[Tabelle2.$B$3])" office:value-type="float" office:value="4.24491942979844">
            <text:p>4.2449194298</text:p>
          </table:table-cell>
          <table:table-cell table:formula="of:=SQRT([.K6]*[.K6]-[.L6]*[.L6]-[.M6]*[.M6])" office:value-type="float" office:value="61.9419122102785">
            <text:p>61.9419122103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2.03">
            <text:p>2.03</text:p>
          </table:table-cell>
          <table:table-cell office:value-type="float" office:value="49.73">
            <text:p>49.73</text:p>
          </table:table-cell>
          <table:table-cell office:value-type="float" office:value="32.07">
            <text:p>32.07</text:p>
          </table:table-cell>
          <table:table-cell table:formula="of:=[.V6]*[.$AA6]/[Tabelle2.$B$3]" office:value-type="float" office:value="0.466514790687876">
            <text:p>0.4665147907</text:p>
          </table:table-cell>
          <table:table-cell table:formula="of:=[.W6]*[.$AA6]/[Tabelle2.$B$3]" office:value-type="float" office:value="11.4284633206444">
            <text:p>11.4284633206</text:p>
          </table:table-cell>
          <table:table-cell table:formula="of:=[Tabelle2.$B$1]/[.X6]+[Tabelle2.$B$2]" office:value-type="float" office:value="51.36258902401">
            <text:p>51.362589024</text:p>
          </table:table-cell>
          <table:table-cell table:formula="of:=[Tabelle2.$B$5]/[.X6]+[Tabelle2.$B$6]" office:value-type="float" office:value="58.8874886186467">
            <text:p>58.8874886186</text:p>
          </table:table-cell>
          <table:table-cell table:formula="of:=[.AB6]*[.V6]/SQRT([.$E6]*[.$E6]+[.$F6]*[.$F6]+[Tabelle2.$B$3]*[Tabelle2.$B$3])" office:value-type="float" office:value="0.533609945550062">
            <text:p>0.5336099456</text:p>
          </table:table-cell>
          <table:table-cell table:formula="of:=[.AB6]*[.W6]/SQRT([.$E6]*[.$E6]+[.$F6]*[.$F6]+[Tabelle2.$B$3]*[Tabelle2.$B$3])" office:value-type="float" office:value="13.0721293557658">
            <text:p>13.0721293558</text:p>
          </table:table-cell>
          <table:table-cell table:formula="of:=SQRT([.AB6]*[.AB6]-[.AC6]*[.AC6]-[.AD6]*[.AD6])" office:value-type="float" office:value="57.4157731842338">
            <text:p>57.4157731842</text:p>
          </table:table-cell>
          <table:table-cell table:number-columns-repeated="4"/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formula="of:=SQRT([.AJ6]*[.AJ6]+[.AK6]*[.AK6]+[.AL6]*[.AL6])" office:value-type="float" office:value="145.931490775638">
            <text:p>145.9314907756</text:p>
          </table:table-cell>
          <table:table-cell office:value-type="float" office:value="-174.09">
            <text:p>-174.09</text:p>
          </table:table-cell>
          <table:table-cell office:value-type="float" office:value="74.78">
            <text:p>74.78</text:p>
          </table:table-cell>
          <table:table-cell office:value-type="float" office:value="16.16">
            <text:p>16.16</text:p>
          </table:table-cell>
          <table:table-cell table:formula="of:=[.AN6]*[.AS6]/[Tabelle2.$B$3]" office:value-type="float" office:value="-79.9416483048708">
            <text:p>-79.9416483049</text:p>
          </table:table-cell>
          <table:table-cell table:formula="of:=[.AO6]*[.AS6]/[Tabelle2.$B$3]" office:value-type="float" office:value="34.3387699479478">
            <text:p>34.3387699479</text:p>
          </table:table-cell>
          <table:table-cell table:formula="of:=[Tabelle2.$B$1]/[.AP6]+[Tabelle2.$B$2]" office:value-type="float" office:value="102.630584158416">
            <text:p>102.6305841584</text:p>
          </table:table-cell>
          <table:table-cell table:formula="of:=[Tabelle2.$B$5]/[.AP6]+[Tabelle2.$B$6]" office:value-type="float" office:value="115.517133663366">
            <text:p>115.5171336634</text:p>
          </table:table-cell>
          <table:table-cell table:formula="of:=[.AT6]*[.AN6]/SQRT([.$E6]*[.$E6]+[.$F6]*[.$F6]+[Tabelle2.$B$3]*[Tabelle2.$B$3])" office:value-type="float" office:value="-89.7687284792098">
            <text:p>-89.7687284792</text:p>
          </table:table-cell>
          <table:table-cell table:formula="of:=[.AT6]*[.AO6]/SQRT([.$E6]*[.$E6]+[.$F6]*[.$F6]+[Tabelle2.$B$3]*[Tabelle2.$B$3])" office:value-type="float" office:value="38.5599719436803">
            <text:p>38.5599719437</text:p>
          </table:table-cell>
          <table:table-cell table:formula="of:=SQRT([.AT6]*[.AT6]-[.AU6]*[.AU6]-[.AV6]*[.AV6])" office:value-type="float" office:value="61.6353155319946">
            <text:p>61.63531553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7]*[.A7]+[.B7]*[.B7]+[.C7]*[.C7])" office:value-type="float" office:value="60.1079029745673">
            <text:p>60.1079029746</text:p>
          </table:table-cell>
          <table:table-cell office:value-type="float" office:value="0.25">
            <text:p>0.25</text:p>
          </table:table-cell>
          <table:table-cell office:value-type="float" office:value="12.977">
            <text:p>12.977</text:p>
          </table:table-cell>
          <table:table-cell office:value-type="float" office:value="26.5">
            <text:p>26.5</text:p>
          </table:table-cell>
          <table:table-cell table:formula="of:=[.E7]*[.$J7]/[Tabelle2.$B$3]" office:value-type="float" office:value="0.0696956017052889">
            <text:p>0.0696956017</text:p>
          </table:table-cell>
          <table:table-cell table:formula="of:=[.F7]*[.$J7]/[Tabelle2.$B$3]" office:value-type="float" office:value="3.61775929331814">
            <text:p>3.6177592933</text:p>
          </table:table-cell>
          <table:table-cell table:formula="of:=[Tabelle2.$B$1]/[.G7]+[Tabelle2.$B$2]" office:value-type="float" office:value="62.3078679245283">
            <text:p>62.3078679245</text:p>
          </table:table-cell>
          <table:table-cell table:formula="of:=[Tabelle2.$B$5]/[.G7]+[Tabelle2.$B$6]" office:value-type="float" office:value="70.9774339622642">
            <text:p>70.9774339623</text:p>
          </table:table-cell>
          <table:table-cell table:formula="of:=[.K7]*[.E7]/SQRT([.$E7]*[.$E7]+[.$F7]*[.$F7]+[Tabelle2.$B$3]*[Tabelle2.$B$3])" office:value-type="float" office:value="0.079259563078886">
            <text:p>0.0792595631</text:p>
          </table:table-cell>
          <table:table-cell table:formula="of:=[.K7]*[.F7]/SQRT([.$E7]*[.$E7]+[.$F7]*[.$F7]+[Tabelle2.$B$3]*[Tabelle2.$B$3])" office:value-type="float" office:value="4.11420540029881">
            <text:p>4.1142054003</text:p>
          </table:table-cell>
          <table:table-cell table:formula="of:=SQRT([.K7]*[.K7]-[.L7]*[.L7]-[.M7]*[.M7])" office:value-type="float" office:value="70.8580493925241">
            <text:p>70.8580493925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2.11">
            <text:p>2.11</text:p>
          </table:table-cell>
          <table:table-cell office:value-type="float" office:value="41.03">
            <text:p>41.03</text:p>
          </table:table-cell>
          <table:table-cell office:value-type="float" office:value="25.95">
            <text:p>25.95</text:p>
          </table:table-cell>
          <table:table-cell table:formula="of:=[.V7]*[.$AA7]/[Tabelle2.$B$3]" office:value-type="float" office:value="0.60084046510024">
            <text:p>0.6008404651</text:p>
          </table:table-cell>
          <table:table-cell table:formula="of:=[.W7]*[.$AA7]/[Tabelle2.$B$3]" office:value-type="float" office:value="11.6836418403141">
            <text:p>11.6836418403</text:p>
          </table:table-cell>
          <table:table-cell table:formula="of:=[Tabelle2.$B$1]/[.X7]+[Tabelle2.$B$2]" office:value-type="float" office:value="63.643527938343">
            <text:p>63.6435279383</text:p>
          </table:table-cell>
          <table:table-cell table:formula="of:=[Tabelle2.$B$5]/[.X7]+[Tabelle2.$B$6]" office:value-type="float" office:value="72.4527784200385">
            <text:p>72.45277842</text:p>
          </table:table-cell>
          <table:table-cell table:formula="of:=[.AB7]*[.V7]/SQRT([.$E7]*[.$E7]+[.$F7]*[.$F7]+[Tabelle2.$B$3]*[Tabelle2.$B$3])" office:value-type="float" office:value="0.682855592725193">
            <text:p>0.6828555927</text:p>
          </table:table-cell>
          <table:table-cell table:formula="of:=[.AB7]*[.W7]/SQRT([.$E7]*[.$E7]+[.$F7]*[.$F7]+[Tabelle2.$B$3]*[Tabelle2.$B$3])" office:value-type="float" office:value="13.2784668101965">
            <text:p>13.2784668102</text:p>
          </table:table-cell>
          <table:table-cell table:formula="of:=SQRT([.AB7]*[.AB7]-[.AC7]*[.AC7]-[.AD7]*[.AD7])" office:value-type="float" office:value="71.2223358799274">
            <text:p>71.2223358799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36">
            <text:p>36</text:p>
          </table:table-cell>
          <table:table-cell table:formula="of:=SQRT([.AJ7]*[.AJ7]+[.AK7]*[.AK7]+[.AL7]*[.AL7])" office:value-type="float" office:value="167.916645988419">
            <text:p>167.9166459884</text:p>
          </table:table-cell>
          <table:table-cell office:value-type="float" office:value="-218.86">
            <text:p>-218.86</text:p>
          </table:table-cell>
          <table:table-cell office:value-type="float" office:value="70.36">
            <text:p>70.36</text:p>
          </table:table-cell>
          <table:table-cell office:value-type="float" office:value="14.98">
            <text:p>14.98</text:p>
          </table:table-cell>
          <table:table-cell table:formula="of:=[.AN7]*[.AS7]/[Tabelle2.$B$3]" office:value-type="float" office:value="-108.471301120121">
            <text:p>-108.4713011201</text:p>
          </table:table-cell>
          <table:table-cell table:formula="of:=[.AO7]*[.AS7]/[Tabelle2.$B$3]" office:value-type="float" office:value="34.8717935977873">
            <text:p>34.8717935978</text:p>
          </table:table-cell>
          <table:table-cell table:formula="of:=[Tabelle2.$B$1]/[.AP7]+[Tabelle2.$B$2]" office:value-type="float" office:value="110.770975967957">
            <text:p>110.770975968</text:p>
          </table:table-cell>
          <table:table-cell table:formula="of:=[Tabelle2.$B$5]/[.AP7]+[Tabelle2.$B$6]" office:value-type="float" office:value="124.50885447263">
            <text:p>124.5088544726</text:p>
          </table:table-cell>
          <table:table-cell table:formula="of:=[.AT7]*[.AN7]/SQRT([.$E7]*[.$E7]+[.$F7]*[.$F7]+[Tabelle2.$B$3]*[Tabelle2.$B$3])" office:value-type="float" office:value="-121.7188956364">
            <text:p>-121.7188956364</text:p>
          </table:table-cell>
          <table:table-cell table:formula="of:=[.AT7]*[.AO7]/SQRT([.$E7]*[.$E7]+[.$F7]*[.$F7]+[Tabelle2.$B$3]*[Tabelle2.$B$3])" office:value-type="float" office:value="39.1306839850913">
            <text:p>39.1306839851</text:p>
          </table:table-cell>
          <table:table-cell table:formula="of:=SQRT([.AT7]*[.AT7]-[.AU7]*[.AU7]-[.AV7]*[.AV7])" office:value-type="float" office:value="0">
            <text:p>Err:50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8]*[.A8]+[.B8]*[.B8]+[.C8]*[.C8])" office:value-type="float" office:value="70.09251029889">
            <text:p>70.0925102989</text:p>
          </table:table-cell>
          <table:table-cell office:value-type="float" office:value="0.00102">
            <text:p>0.00102</text:p>
          </table:table-cell>
          <table:table-cell office:value-type="float" office:value="11.3122">
            <text:p>11.3122</text:p>
          </table:table-cell>
          <table:table-cell office:value-type="float" office:value="22.79">
            <text:p>22.79</text:p>
          </table:table-cell>
          <table:table-cell table:formula="of:=[.E8]*[.$J8]/[Tabelle2.$B$3]" office:value-type="float" office:value="0.000331177129613542">
            <text:p>0.0003311771</text:p>
          </table:table-cell>
          <table:table-cell table:formula="of:=[.F8]*[.$J8]/[Tabelle2.$B$3]" office:value-type="float" office:value="3.67288424079834">
            <text:p>3.6728842408</text:p>
          </table:table-cell>
          <table:table-cell table:formula="of:=[Tabelle2.$B$1]/[.G8]+[Tabelle2.$B$2]" office:value-type="float" office:value="72.5667534006143">
            <text:p>72.5667534006</text:p>
          </table:table-cell>
          <table:table-cell table:formula="of:=[Tabelle2.$B$5]/[.G8]+[Tabelle2.$B$6]" office:value-type="float" office:value="82.3092022817025">
            <text:p>82.3092022817</text:p>
          </table:table-cell>
          <table:table-cell table:formula="of:=[.K8]*[.E8]/SQRT([.$E8]*[.$E8]+[.$F8]*[.$F8]+[Tabelle2.$B$3]*[Tabelle2.$B$3])" office:value-type="float" office:value="0.000375159085289604">
            <text:p>0.0003751591</text:p>
          </table:table-cell>
          <table:table-cell table:formula="of:=[.K8]*[.F8]/SQRT([.$E8]*[.$E8]+[.$F8]*[.$F8]+[Tabelle2.$B$3]*[Tabelle2.$B$3])" office:value-type="float" office:value="4.16066137707163">
            <text:p>4.1606613771</text:p>
          </table:table-cell>
          <table:table-cell table:formula="of:=SQRT([.K8]*[.K8]-[.L8]*[.L8]-[.M8]*[.M8])" office:value-type="float" office:value="82.2039760413985">
            <text:p>82.2039760414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.18">
            <text:p>0.18</text:p>
          </table:table-cell>
          <table:table-cell office:value-type="float" office:value="35.13">
            <text:p>35.13</text:p>
          </table:table-cell>
          <table:table-cell office:value-type="float" office:value="22.64">
            <text:p>22.64</text:p>
          </table:table-cell>
          <table:table-cell table:formula="of:=[.V8]*[.$AA8]/[Tabelle2.$B$3]" office:value-type="float" office:value="0.0588340275570944">
            <text:p>0.0588340276</text:p>
          </table:table-cell>
          <table:table-cell table:formula="of:=[.W8]*[.$AA8]/[Tabelle2.$B$3]" office:value-type="float" office:value="11.4824410448929">
            <text:p>11.4824410449</text:p>
          </table:table-cell>
          <table:table-cell table:formula="of:=[Tabelle2.$B$1]/[.X8]+[Tabelle2.$B$2]" office:value-type="float" office:value="73.0522508833922">
            <text:p>73.0522508834</text:p>
          </table:table-cell>
          <table:table-cell table:formula="of:=[Tabelle2.$B$5]/[.X8]+[Tabelle2.$B$6]" office:value-type="float" office:value="82.8454734982332">
            <text:p>82.8454734982</text:p>
          </table:table-cell>
          <table:table-cell table:formula="of:=[.AB8]*[.V8]/SQRT([.$E8]*[.$E8]+[.$F8]*[.$F8]+[Tabelle2.$B$3]*[Tabelle2.$B$3])" office:value-type="float" office:value="0.0666358885971208">
            <text:p>0.0666358886</text:p>
          </table:table-cell>
          <table:table-cell table:formula="of:=[.AB8]*[.W8]/SQRT([.$E8]*[.$E8]+[.$F8]*[.$F8]+[Tabelle2.$B$3]*[Tabelle2.$B$3])" office:value-type="float" office:value="13.0051042578714">
            <text:p>13.0051042579</text:p>
          </table:table-cell>
          <table:table-cell table:formula="of:=SQRT([.AB8]*[.AB8]-[.AC8]*[.AC8]-[.AD8]*[.AD8])" office:value-type="float" office:value="81.8183066437256">
            <text:p>81.8183066437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QRT([.AJ8]*[.AJ8]+[.AK8]*[.AK8]+[.AL8]*[.AL8])" office:value-type="float" office:value="106.282642044691">
            <text:p>106.2826420447</text:p>
          </table:table-cell>
          <table:table-cell office:value-type="float" office:value="1.9">
            <text:p>1.9</text:p>
          </table:table-cell>
          <table:table-cell office:value-type="float" office:value="54.78">
            <text:p>54.78</text:p>
          </table:table-cell>
          <table:table-cell office:value-type="float" office:value="11.67">
            <text:p>11.67</text:p>
          </table:table-cell>
          <table:table-cell table:formula="of:=[.AN8]*[.AS8]/[Tabelle2.$B$3]" office:value-type="float" office:value="1.2104825263731">
            <text:p>1.2104825264</text:p>
          </table:table-cell>
          <table:table-cell table:formula="of:=[.AO8]*[.AS8]/[Tabelle2.$B$3]" office:value-type="float" office:value="34.9001225235359">
            <text:p>34.9001225235</text:p>
          </table:table-cell>
          <table:table-cell table:formula="of:=[Tabelle2.$B$1]/[.AP8]+[Tabelle2.$B$2]" office:value-type="float" office:value="142.390970865467">
            <text:p>142.3909708655</text:p>
          </table:table-cell>
          <table:table-cell table:formula="of:=[Tabelle2.$B$5]/[.AP8]+[Tabelle2.$B$6]" office:value-type="float" office:value="159.435694944302">
            <text:p>159.4356949443</text:p>
          </table:table-cell>
          <table:table-cell table:formula="of:=[.AT8]*[.AN8]/SQRT([.$E8]*[.$E8]+[.$F8]*[.$F8]+[Tabelle2.$B$3]*[Tabelle2.$B$3])" office:value-type="float" office:value="1.35364899120055">
            <text:p>1.3536489912</text:p>
          </table:table-cell>
          <table:table-cell table:formula="of:=[.AT8]*[.AO8]/SQRT([.$E8]*[.$E8]+[.$F8]*[.$F8]+[Tabelle2.$B$3]*[Tabelle2.$B$3])" office:value-type="float" office:value="39.0278377568242">
            <text:p>39.0278377568</text:p>
          </table:table-cell>
          <table:table-cell table:formula="of:=SQRT([.AT8]*[.AT8]-[.AU8]*[.AU8]-[.AV8]*[.AV8])" office:value-type="float" office:value="154.579223496588">
            <text:p>154.579223496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9]*[.A9]+[.B9]*[.B9]+[.C9]*[.C9])" office:value-type="float" office:value="80.0809590352164">
            <text:p>80.0809590352</text:p>
          </table:table-cell>
          <table:table-cell office:value-type="float" office:value="0.43">
            <text:p>0.43</text:p>
          </table:table-cell>
          <table:table-cell office:value-type="float" office:value="11.23">
            <text:p>11.23</text:p>
          </table:table-cell>
          <table:table-cell table:style-name="ce1" office:value-type="date" office:date-value="1900-01-20T03:36:00">
            <text:p>01/20/00</text:p>
          </table:table-cell>
          <table:table-cell table:formula="of:=[.E9]*[.$J9]/[Tabelle2.$B$3]" office:value-type="float" office:value="0.150545810631423">
            <text:p>0.1505458106</text:p>
          </table:table-cell>
          <table:table-cell table:formula="of:=[.F9]*[.$J9]/[Tabelle2.$B$3]" office:value-type="float" office:value="3.93169640323459">
            <text:p>3.9316964032</text:p>
          </table:table-cell>
          <table:table-cell table:formula="of:=[Tabelle2.$B$1]/[.G9]+[Tabelle2.$B$2]" office:value-type="float" office:value="78.2488108747045">
            <text:p>78.2488108747</text:p>
          </table:table-cell>
          <table:table-cell table:formula="of:=[Tabelle2.$B$5]/[.G9]+[Tabelle2.$B$6]" office:value-type="float" office:value="88.5854940898345">
            <text:p>88.5854940898</text:p>
          </table:table-cell>
          <table:table-cell table:formula="of:=[.K9]*[.E9]/SQRT([.$E9]*[.$E9]+[.$F9]*[.$F9]+[Tabelle2.$B$3]*[Tabelle2.$B$3])" office:value-type="float" office:value="0.170217890541256">
            <text:p>0.1702178905</text:p>
          </table:table-cell>
          <table:table-cell table:formula="of:=[.K9]*[.F9]/SQRT([.$E9]*[.$E9]+[.$F9]*[.$F9]+[Tabelle2.$B$3]*[Tabelle2.$B$3])" office:value-type="float" office:value="4.44545793204256">
            <text:p>4.445457932</text:p>
          </table:table-cell>
          <table:table-cell table:formula="of:=SQRT([.K9]*[.K9]-[.L9]*[.L9]-[.M9]*[.M9])" office:value-type="float" office:value="88.4737175255131">
            <text:p>88.4737175255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1.75">
            <text:p>1.75</text:p>
          </table:table-cell>
          <table:table-cell office:value-type="float" office:value="30.47">
            <text:p>30.47</text:p>
          </table:table-cell>
          <table:table-cell office:value-type="float" office:value="19.31">
            <text:p>19.31</text:p>
          </table:table-cell>
          <table:table-cell table:formula="of:=[.V9]*[.$AA9]/[Tabelle2.$B$3]" office:value-type="float" office:value="0.671598221992059">
            <text:p>0.671598222</text:p>
          </table:table-cell>
          <table:table-cell table:formula="of:=[.W9]*[.$AA9]/[Tabelle2.$B$3]" office:value-type="float" office:value="11.6934844709132">
            <text:p>11.6934844709</text:p>
          </table:table-cell>
          <table:table-cell table:formula="of:=[Tabelle2.$B$1]/[.X9]+[Tabelle2.$B$2]" office:value-type="float" office:value="85.7726872087002">
            <text:p>85.7726872087</text:p>
          </table:table-cell>
          <table:table-cell table:formula="of:=[Tabelle2.$B$5]/[.X9]+[Tabelle2.$B$6]" office:value-type="float" office:value="96.8962237182807">
            <text:p>96.8962237183</text:p>
          </table:table-cell>
          <table:table-cell table:formula="of:=[.AB9]*[.V9]/SQRT([.$E9]*[.$E9]+[.$F9]*[.$F9]+[Tabelle2.$B$3]*[Tabelle2.$B$3])" office:value-type="float" office:value="0.757737947571796">
            <text:p>0.7577379476</text:p>
          </table:table-cell>
          <table:table-cell table:formula="of:=[.AB9]*[.W9]/SQRT([.$E9]*[.$E9]+[.$F9]*[.$F9]+[Tabelle2.$B$3]*[Tabelle2.$B$3])" office:value-type="float" office:value="13.1933001500072">
            <text:p>13.19330015</text:p>
          </table:table-cell>
          <table:table-cell table:formula="of:=SQRT([.AB9]*[.AB9]-[.AC9]*[.AC9]-[.AD9]*[.AD9])" office:value-type="float" office:value="95.9908372461545">
            <text:p>95.9908372462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f:=SQRT([.AJ9]*[.AJ9]+[.AK9]*[.AK9]+[.AL9]*[.AL9])" office:value-type="float" office:value="145.670861877041">
            <text:p>145.670861877</text:p>
          </table:table-cell>
          <table:table-cell office:value-type="float" office:value="-20.46">
            <text:p>-20.46</text:p>
          </table:table-cell>
          <table:table-cell office:value-type="float" office:value="54.34">
            <text:p>54.34</text:p>
          </table:table-cell>
          <table:table-cell office:value-type="float" office:value="11.83">
            <text:p>11.83</text:p>
          </table:table-cell>
          <table:table-cell table:formula="of:=[.AN9]*[.AS9]/[Tabelle2.$B$3]" office:value-type="float" office:value="-12.8578078635252">
            <text:p>-12.8578078635</text:p>
          </table:table-cell>
          <table:table-cell table:formula="of:=[.AO9]*[.AS9]/[Tabelle2.$B$3]" office:value-type="float" office:value="34.1492316375347">
            <text:p>34.1492316375</text:p>
          </table:table-cell>
          <table:table-cell table:formula="of:=[Tabelle2.$B$1]/[.AP9]+[Tabelle2.$B$2]" office:value-type="float" office:value="140.45552578191">
            <text:p>140.4555257819</text:p>
          </table:table-cell>
          <table:table-cell table:formula="of:=[Tabelle2.$B$5]/[.AP9]+[Tabelle2.$B$6]" office:value-type="float" office:value="157.297839391378">
            <text:p>157.2978393914</text:p>
          </table:table-cell>
          <table:table-cell table:formula="of:=[.AT9]*[.AN9]/SQRT([.$E9]*[.$E9]+[.$F9]*[.$F9]+[Tabelle2.$B$3]*[Tabelle2.$B$3])" office:value-type="float" office:value="-14.381444956782">
            <text:p>-14.3814449568</text:p>
          </table:table-cell>
          <table:table-cell table:formula="of:=[.AT9]*[.AO9]/SQRT([.$E9]*[.$E9]+[.$F9]*[.$F9]+[Tabelle2.$B$3]*[Tabelle2.$B$3])" office:value-type="float" office:value="38.1958806916682">
            <text:p>38.1958806917</text:p>
          </table:table-cell>
          <table:table-cell table:formula="of:=SQRT([.AT9]*[.AT9]-[.AU9]*[.AU9]-[.AV9]*[.AV9])" office:value-type="float" office:value="151.910694213207">
            <text:p>151.91069421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10]*[.A10]+[.B10]*[.B10]+[.C10]*[.C10])" office:value-type="float" office:value="90.071971223017">
            <text:p>90.071971223</text:p>
          </table:table-cell>
          <table:table-cell office:value-type="float" office:value="0.53578">
            <text:p>0.53578</text:p>
          </table:table-cell>
          <table:table-cell office:value-type="float" office:value="10.6153">
            <text:p>10.6153</text:p>
          </table:table-cell>
          <table:table-cell office:value-type="float" office:value="19.807">
            <text:p>19.807</text:p>
          </table:table-cell>
          <table:table-cell table:formula="of:=[.E10]*[.$J10]/[Tabelle2.$B$3]" office:value-type="float" office:value="0.20041438578907">
            <text:p>0.2004143858</text:p>
          </table:table-cell>
          <table:table-cell table:formula="of:=[.F10]*[.$J10]/[Tabelle2.$B$3]" office:value-type="float" office:value="3.97076940062473">
            <text:p>3.9707694006</text:p>
          </table:table-cell>
          <table:table-cell table:formula="of:=[Tabelle2.$B$1]/[.G10]+[Tabelle2.$B$2]" office:value-type="float" office:value="83.6026264956834">
            <text:p>83.6026264957</text:p>
          </table:table-cell>
          <table:table-cell table:formula="of:=[Tabelle2.$B$5]/[.G10]+[Tabelle2.$B$6]" office:value-type="float" office:value="94.499216236684">
            <text:p>94.4992162367</text:p>
          </table:table-cell>
          <table:table-cell table:formula="of:=[.K10]*[.E10]/SQRT([.$E10]*[.$E10]+[.$F10]*[.$F10]+[Tabelle2.$B$3]*[Tabelle2.$B$3])" office:value-type="float" office:value="0.226280241106049">
            <text:p>0.2262802411</text:p>
          </table:table-cell>
          <table:table-cell table:formula="of:=[.K10]*[.F10]/SQRT([.$E10]*[.$E10]+[.$F10]*[.$F10]+[Tabelle2.$B$3]*[Tabelle2.$B$3])" office:value-type="float" office:value="4.48324432306739">
            <text:p>4.4832443231</text:p>
          </table:table-cell>
          <table:table-cell table:formula="of:=SQRT([.K10]*[.K10]-[.L10]*[.L10]-[.M10]*[.M10])" office:value-type="float" office:value="94.3925377714771">
            <text:p>94.3925377715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1.36">
            <text:p>1.36</text:p>
          </table:table-cell>
          <table:table-cell office:value-type="float" office:value="27.5">
            <text:p>27.5</text:p>
          </table:table-cell>
          <table:table-cell office:value-type="float" office:value="17.51">
            <text:p>17.51</text:p>
          </table:table-cell>
          <table:table-cell table:formula="of:=[.V10]*[.$AA10]/[Tabelle2.$B$3]" office:value-type="float" office:value="0.57602585174084">
            <text:p>0.5760258517</text:p>
          </table:table-cell>
          <table:table-cell table:formula="of:=[.W10]*[.$AA10]/[Tabelle2.$B$3]" office:value-type="float" office:value="11.6475815609361">
            <text:p>11.6475815609</text:p>
          </table:table-cell>
          <table:table-cell table:formula="of:=[Tabelle2.$B$1]/[.X10]+[Tabelle2.$B$2]" office:value-type="float" office:value="94.6630719588806">
            <text:p>94.6630719589</text:p>
          </table:table-cell>
          <table:table-cell table:formula="of:=[Tabelle2.$B$5]/[.X10]+[Tabelle2.$B$6]" office:value-type="float" office:value="106.716372358652">
            <text:p>106.7163723587</text:p>
          </table:table-cell>
          <table:table-cell table:formula="of:=[.AB10]*[.V10]/SQRT([.$E10]*[.$E10]+[.$F10]*[.$F10]+[Tabelle2.$B$3]*[Tabelle2.$B$3])" office:value-type="float" office:value="0.648637257026067">
            <text:p>0.648637257</text:p>
          </table:table-cell>
          <table:table-cell table:formula="of:=[.AB10]*[.W10]/SQRT([.$E10]*[.$E10]+[.$F10]*[.$F10]+[Tabelle2.$B$3]*[Tabelle2.$B$3])" office:value-type="float" office:value="13.1158268883947">
            <text:p>13.1158268884</text:p>
          </table:table-cell>
          <table:table-cell table:formula="of:=SQRT([.AB10]*[.AB10]-[.AC10]*[.AC10]-[.AD10]*[.AD10])" office:value-type="float" office:value="105.905327930813">
            <text:p>105.9053279308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SQRT([.AJ10]*[.AJ10]+[.AK10]*[.AK10]+[.AL10]*[.AL10])" office:value-type="float" office:value="149.986666074021">
            <text:p>149.986666074</text:p>
          </table:table-cell>
          <table:table-cell office:value-type="float" office:value="-48.21">
            <text:p>-48.21</text:p>
          </table:table-cell>
          <table:table-cell office:value-type="float" office:value="54.61">
            <text:p>54.61</text:p>
          </table:table-cell>
          <table:table-cell office:value-type="float" office:value="11.83">
            <text:p>11.83</text:p>
          </table:table-cell>
          <table:table-cell table:formula="of:=[.AN10]*[.AS10]/[Tabelle2.$B$3]" office:value-type="float" office:value="-30.2969167693329">
            <text:p>-30.2969167693</text:p>
          </table:table-cell>
          <table:table-cell table:formula="of:=[.AO10]*[.AS10]/[Tabelle2.$B$3]" office:value-type="float" office:value="34.3189094539156">
            <text:p>34.3189094539</text:p>
          </table:table-cell>
          <table:table-cell table:formula="of:=[Tabelle2.$B$1]/[.AP10]+[Tabelle2.$B$2]" office:value-type="float" office:value="140.45552578191">
            <text:p>140.4555257819</text:p>
          </table:table-cell>
          <table:table-cell table:formula="of:=[Tabelle2.$B$5]/[.AP10]+[Tabelle2.$B$6]" office:value-type="float" office:value="157.297839391378">
            <text:p>157.2978393914</text:p>
          </table:table-cell>
          <table:table-cell table:formula="of:=[.AT10]*[.AN10]/SQRT([.$E10]*[.$E10]+[.$F10]*[.$F10]+[Tabelle2.$B$3]*[Tabelle2.$B$3])" office:value-type="float" office:value="-33.8915801053923">
            <text:p>-33.8915801054</text:p>
          </table:table-cell>
          <table:table-cell table:formula="of:=[.AT10]*[.AO10]/SQRT([.$E10]*[.$E10]+[.$F10]*[.$F10]+[Tabelle2.$B$3]*[Tabelle2.$B$3])" office:value-type="float" office:value="38.3907734817564">
            <text:p>38.3907734818</text:p>
          </table:table-cell>
          <table:table-cell table:formula="of:=SQRT([.AT10]*[.AT10]-[.AU10]*[.AU10]-[.AV10]*[.AV10])" office:value-type="float" office:value="148.728341571564">
            <text:p>148.72834157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11]*[.A11]+[.B11]*[.B11]+[.C11]*[.C11])" office:value-type="float" office:value="100.064779018394">
            <text:p>100.0647790184</text:p>
          </table:table-cell>
          <table:table-cell office:value-type="float" office:value="0.8714">
            <text:p>0.8714</text:p>
          </table:table-cell>
          <table:table-cell office:value-type="float" office:value="9.925">
            <text:p>9.925</text:p>
          </table:table-cell>
          <table:table-cell office:value-type="float" office:value="17.483">
            <text:p>17.483</text:p>
          </table:table-cell>
          <table:table-cell table:formula="of:=[.E11]*[.$J11]/[Tabelle2.$B$3]" office:value-type="float" office:value="0.369654366219559">
            <text:p>0.3696543662</text:p>
          </table:table-cell>
          <table:table-cell table:formula="of:=[.F11]*[.$J11]/[Tabelle2.$B$3]" office:value-type="float" office:value="4.21025887620969">
            <text:p>4.2102588762</text:p>
          </table:table-cell>
          <table:table-cell table:formula="of:=[Tabelle2.$B$1]/[.G11]+[Tabelle2.$B$2]" office:value-type="float" office:value="94.8103636103643">
            <text:p>94.8103636104</text:p>
          </table:table-cell>
          <table:table-cell table:formula="of:=[Tabelle2.$B$5]/[.G11]+[Tabelle2.$B$6]" office:value-type="float" office:value="106.879067894526">
            <text:p>106.8790678945</text:p>
          </table:table-cell>
          <table:table-cell table:formula="of:=[.K11]*[.E11]/SQRT([.$E11]*[.$E11]+[.$F11]*[.$F11]+[Tabelle2.$B$3]*[Tabelle2.$B$3])" office:value-type="float" office:value="0.416295388066085">
            <text:p>0.4162953881</text:p>
          </table:table-cell>
          <table:table-cell table:formula="of:=[.K11]*[.F11]/SQRT([.$E11]*[.$E11]+[.$F11]*[.$F11]+[Tabelle2.$B$3]*[Tabelle2.$B$3])" office:value-type="float" office:value="4.74148694807883">
            <text:p>4.7414869481</text:p>
          </table:table-cell>
          <table:table-cell table:formula="of:=SQRT([.K11]*[.K11]-[.L11]*[.L11]-[.M11]*[.M11])" office:value-type="float" office:value="106.773031022229">
            <text:p>106.7730310222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1.89">
            <text:p>1.89</text:p>
          </table:table-cell>
          <table:table-cell office:value-type="float" office:value="24.08">
            <text:p>24.08</text:p>
          </table:table-cell>
          <table:table-cell office:value-type="float" office:value="16.08">
            <text:p>16.08</text:p>
          </table:table-cell>
          <table:table-cell table:formula="of:=[.V11]*[.$AA11]/[Tabelle2.$B$3]" office:value-type="float" office:value="0.872230529900832">
            <text:p>0.8722305299</text:p>
          </table:table-cell>
          <table:table-cell table:formula="of:=[.W11]*[.$AA11]/[Tabelle2.$B$3]" office:value-type="float" office:value="11.1128630476254">
            <text:p>11.1128630476</text:p>
          </table:table-cell>
          <table:table-cell table:formula="of:=[Tabelle2.$B$1]/[.X11]+[Tabelle2.$B$2]" office:value-type="float" office:value="103.144721393035">
            <text:p>103.144721393</text:p>
          </table:table-cell>
          <table:table-cell table:formula="of:=[Tabelle2.$B$5]/[.X11]+[Tabelle2.$B$6]" office:value-type="float" office:value="116.085039800995">
            <text:p>116.085039801</text:p>
          </table:table-cell>
          <table:table-cell table:formula="of:=[.AB11]*[.V11]/SQRT([.$E11]*[.$E11]+[.$F11]*[.$F11]+[Tabelle2.$B$3]*[Tabelle2.$B$3])" office:value-type="float" office:value="0.980684802473605">
            <text:p>0.9806848025</text:p>
          </table:table-cell>
          <table:table-cell table:formula="of:=[.AB11]*[.W11]/SQRT([.$E11]*[.$E11]+[.$F11]*[.$F11]+[Tabelle2.$B$3]*[Tabelle2.$B$3])" office:value-type="float" office:value="12.4946508167007">
            <text:p>12.4946508167</text:p>
          </table:table-cell>
          <table:table-cell table:formula="of:=SQRT([.AB11]*[.AB11]-[.AC11]*[.AC11]-[.AD11]*[.AD11])" office:value-type="float" office:value="115.406492121915">
            <text:p>115.4064921219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formula="of:=SQRT([.AJ11]*[.AJ11]+[.AK11]*[.AK11]+[.AL11]*[.AL11])" office:value-type="float" office:value="160.611332103311">
            <text:p>160.6113321033</text:p>
          </table:table-cell>
          <table:table-cell office:value-type="float" office:value="-86.3">
            <text:p>-86.3</text:p>
          </table:table-cell>
          <table:table-cell office:value-type="float" office:value="54.99">
            <text:p>54.99</text:p>
          </table:table-cell>
          <table:table-cell office:value-type="float" office:value="12.4">
            <text:p>12.4</text:p>
          </table:table-cell>
          <table:table-cell table:formula="of:=[.AN11]*[.AS11]/[Tabelle2.$B$3]" office:value-type="float" office:value="-51.7284205383561">
            <text:p>-51.7284205384</text:p>
          </table:table-cell>
          <table:table-cell table:formula="of:=[.AO11]*[.AS11]/[Tabelle2.$B$3]" office:value-type="float" office:value="32.9611337822039">
            <text:p>32.9611337822</text:p>
          </table:table-cell>
          <table:table-cell table:formula="of:=[Tabelle2.$B$1]/[.AP11]+[Tabelle2.$B$2]" office:value-type="float" office:value="133.966419354839">
            <text:p>133.9664193548</text:p>
          </table:table-cell>
          <table:table-cell table:formula="of:=[Tabelle2.$B$5]/[.AP11]+[Tabelle2.$B$6]" office:value-type="float" office:value="150.130096774194">
            <text:p>150.1300967742</text:p>
          </table:table-cell>
          <table:table-cell table:formula="of:=[.AT11]*[.AN11]/SQRT([.$E11]*[.$E11]+[.$F11]*[.$F11]+[Tabelle2.$B$3]*[Tabelle2.$B$3])" office:value-type="float" office:value="-57.9121844203304">
            <text:p>-57.9121844203</text:p>
          </table:table-cell>
          <table:table-cell table:formula="of:=[.AT11]*[.AO11]/SQRT([.$E11]*[.$E11]+[.$F11]*[.$F11]+[Tabelle2.$B$3]*[Tabelle2.$B$3])" office:value-type="float" office:value="36.9014023322592">
            <text:p>36.9014023323</text:p>
          </table:table-cell>
          <table:table-cell table:formula="of:=SQRT([.AT11]*[.AT11]-[.AU11]*[.AU11]-[.AV11]*[.AV11])" office:value-type="float" office:value="133.504724107453">
            <text:p>133.504724107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12]*[.A12]+[.B12]*[.B12]+[.C12]*[.C12])" office:value-type="float" office:value="110.058893325346">
            <text:p>110.0588933253</text:p>
          </table:table-cell>
          <table:table-cell office:value-type="float" office:value="2.59">
            <text:p>2.59</text:p>
          </table:table-cell>
          <table:table-cell office:value-type="float" office:value="7.1636">
            <text:p>7.1636</text:p>
          </table:table-cell>
          <table:table-cell office:value-type="float" office:value="13.9559">
            <text:p>13.9559</text:p>
          </table:table-cell>
          <table:table-cell table:formula="of:=[.E12]*[.$J12]/[Tabelle2.$B$3]" office:value-type="float" office:value="1.3784553814022">
            <text:p>1.3784553814</text:p>
          </table:table-cell>
          <table:table-cell table:formula="of:=[.F12]*[.$J12]/[Tabelle2.$B$3]" office:value-type="float" office:value="3.81262662942579">
            <text:p>3.8126266294</text:p>
          </table:table-cell>
          <table:table-cell table:formula="of:=[Tabelle2.$B$1]/[.G12]+[Tabelle2.$B$2]" office:value-type="float" office:value="118.951651638375">
            <text:p>118.9516516384</text:p>
          </table:table-cell>
          <table:table-cell table:formula="of:=[Tabelle2.$B$5]/[.G12]+[Tabelle2.$B$6]" office:value-type="float" office:value="133.545072062712">
            <text:p>133.5450720627</text:p>
          </table:table-cell>
          <table:table-cell table:formula="of:=[.K12]*[.E12]/SQRT([.$E12]*[.$E12]+[.$F12]*[.$F12]+[Tabelle2.$B$3]*[Tabelle2.$B$3])" office:value-type="float" office:value="1.54667123421302">
            <text:p>1.5466712342</text:p>
          </table:table-cell>
          <table:table-cell table:formula="of:=[.K12]*[.F12]/SQRT([.$E12]*[.$E12]+[.$F12]*[.$F12]+[Tabelle2.$B$3]*[Tabelle2.$B$3])" office:value-type="float" office:value="4.27788959591059">
            <text:p>4.2778895959</text:p>
          </table:table-cell>
          <table:table-cell table:formula="of:=SQRT([.K12]*[.K12]-[.L12]*[.L12]-[.M12]*[.M12])" office:value-type="float" office:value="133.467575616452">
            <text:p>133.4675756165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.75">
            <text:p>0.75</text:p>
          </table:table-cell>
          <table:table-cell office:value-type="float" office:value="21.91">
            <text:p>21.91</text:p>
          </table:table-cell>
          <table:table-cell office:value-type="float" office:value="14.6">
            <text:p>14.6</text:p>
          </table:table-cell>
          <table:table-cell table:formula="of:=[.V12]*[.$AA12]/[Tabelle2.$B$3]" office:value-type="float" office:value="0.381451549140388">
            <text:p>0.3814515491</text:p>
          </table:table-cell>
          <table:table-cell table:formula="of:=[.W12]*[.$AA12]/[Tabelle2.$B$3]" office:value-type="float" office:value="11.1434712555545">
            <text:p>11.1434712556</text:p>
          </table:table-cell>
          <table:table-cell table:formula="of:=[Tabelle2.$B$1]/[.X12]+[Tabelle2.$B$2]" office:value-type="float" office:value="113.672561643836">
            <text:p>113.6725616438</text:p>
          </table:table-cell>
          <table:table-cell table:formula="of:=[Tabelle2.$B$5]/[.X12]+[Tabelle2.$B$6]" office:value-type="float" office:value="127.713890410959">
            <text:p>127.713890411</text:p>
          </table:table-cell>
          <table:table-cell table:formula="of:=[.AB12]*[.V12]/SQRT([.$E12]*[.$E12]+[.$F12]*[.$F12]+[Tabelle2.$B$3]*[Tabelle2.$B$3])" office:value-type="float" office:value="0.428321402046753">
            <text:p>0.428321402</text:p>
          </table:table-cell>
          <table:table-cell table:formula="of:=[.AB12]*[.W12]/SQRT([.$E12]*[.$E12]+[.$F12]*[.$F12]+[Tabelle2.$B$3]*[Tabelle2.$B$3])" office:value-type="float" office:value="12.5126958917925">
            <text:p>12.5126958918</text:p>
          </table:table-cell>
          <table:table-cell table:formula="of:=SQRT([.AB12]*[.AB12]-[.AC12]*[.AC12]-[.AD12]*[.AD12])" office:value-type="float" office:value="127.098728499535">
            <text:p>127.0987284995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formula="of:=SQRT([.AJ12]*[.AJ12]+[.AK12]*[.AK12]+[.AL12]*[.AL12])" office:value-type="float" office:value="175.772580341759">
            <text:p>175.7725803418</text:p>
          </table:table-cell>
          <table:table-cell office:value-type="float" office:value="-133.92">
            <text:p>-133.92</text:p>
          </table:table-cell>
          <table:table-cell office:value-type="float" office:value="58.37">
            <text:p>58.37</text:p>
          </table:table-cell>
          <table:table-cell office:value-type="float" office:value="12.34">
            <text:p>12.34</text:p>
          </table:table-cell>
          <table:table-cell table:formula="of:=[.AN12]*[.AS12]/[Tabelle2.$B$3]" office:value-type="float" office:value="-80.6643319008408">
            <text:p>-80.6643319008</text:p>
          </table:table-cell>
          <table:table-cell table:formula="of:=[.AO12]*[.AS12]/[Tabelle2.$B$3]" office:value-type="float" office:value="35.1581321165776">
            <text:p>35.1581321166</text:p>
          </table:table-cell>
          <table:table-cell table:formula="of:=[Tabelle2.$B$1]/[.AP12]+[Tabelle2.$B$2]" office:value-type="float" office:value="134.621252836305">
            <text:p>134.6212528363</text:p>
          </table:table-cell>
          <table:table-cell table:formula="of:=[Tabelle2.$B$5]/[.AP12]+[Tabelle2.$B$6]" office:value-type="float" office:value="150.853413290113">
            <text:p>150.8534132901</text:p>
          </table:table-cell>
          <table:table-cell table:formula="of:=[.AT12]*[.AN12]/SQRT([.$E12]*[.$E12]+[.$F12]*[.$F12]+[Tabelle2.$B$3]*[Tabelle2.$B$3])" office:value-type="float" office:value="-90.3381014899051">
            <text:p>-90.3381014899</text:p>
          </table:table-cell>
          <table:table-cell table:formula="of:=[.AT12]*[.AO12]/SQRT([.$E12]*[.$E12]+[.$F12]*[.$F12]+[Tabelle2.$B$3]*[Tabelle2.$B$3])" office:value-type="float" office:value="39.3745145158734">
            <text:p>39.3745145159</text:p>
          </table:table-cell>
          <table:table-cell table:formula="of:=SQRT([.AT12]*[.AT12]-[.AU12]*[.AU12]-[.AV12]*[.AV12])" office:value-type="float" office:value="114.216580788941">
            <text:p>114.216580788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13]*[.A13]+[.B13]*[.B13]+[.C13]*[.C13])" office:value-type="float" office:value="120.053987855464">
            <text:p>120.0539878555</text:p>
          </table:table-cell>
          <table:table-cell office:value-type="float" office:value="1.6282">
            <text:p>1.6282</text:p>
          </table:table-cell>
          <table:table-cell office:value-type="float" office:value="6.8358">
            <text:p>6.8358</text:p>
          </table:table-cell>
          <table:table-cell office:value-type="float" office:value="12.3998">
            <text:p>12.3998</text:p>
          </table:table-cell>
          <table:table-cell table:formula="of:=[.E13]*[.$J13]/[Tabelle2.$B$3]" office:value-type="float" office:value="0.975962688382121">
            <text:p>0.9759626884</text:p>
          </table:table-cell>
          <table:table-cell table:formula="of:=[.F13]*[.$J13]/[Tabelle2.$B$3]" office:value-type="float" office:value="4.09746084341144">
            <text:p>4.0974608434</text:p>
          </table:table-cell>
          <table:table-cell table:formula="of:=[Tabelle2.$B$1]/[.G13]+[Tabelle2.$B$2]" office:value-type="float" office:value="133.968591606316">
            <text:p>133.9685916063</text:p>
          </table:table-cell>
          <table:table-cell table:formula="of:=[Tabelle2.$B$5]/[.G13]+[Tabelle2.$B$6]" office:value-type="float" office:value="150.132496201552">
            <text:p>150.1324962016</text:p>
          </table:table-cell>
          <table:table-cell table:formula="of:=[.K13]*[.E13]/SQRT([.$E13]*[.$E13]+[.$F13]*[.$F13]+[Tabelle2.$B$3]*[Tabelle2.$B$3])" office:value-type="float" office:value="1.09317672973338">
            <text:p>1.0931767297</text:p>
          </table:table-cell>
          <table:table-cell table:formula="of:=[.K13]*[.F13]/SQRT([.$E13]*[.$E13]+[.$F13]*[.$F13]+[Tabelle2.$B$3]*[Tabelle2.$B$3])" office:value-type="float" office:value="4.58956976361103">
            <text:p>4.5895697636</text:p>
          </table:table-cell>
          <table:table-cell table:formula="of:=SQRT([.K13]*[.K13]-[.L13]*[.L13]-[.M13]*[.M13])" office:value-type="float" office:value="150.058346084886">
            <text:p>150.0583460849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.55">
            <text:p>0.55</text:p>
          </table:table-cell>
          <table:table-cell office:value-type="float" office:value="19.91">
            <text:p>19.91</text:p>
          </table:table-cell>
          <table:table-cell office:value-type="float" office:value="13.72">
            <text:p>13.72</text:p>
          </table:table-cell>
          <table:table-cell table:formula="of:=[.V13]*[.$AA13]/[Tabelle2.$B$3]" office:value-type="float" office:value="0.297785298165287">
            <text:p>0.2977852982</text:p>
          </table:table-cell>
          <table:table-cell table:formula="of:=[.W13]*[.$AA13]/[Tabelle2.$B$3]" office:value-type="float" office:value="10.7798277935834">
            <text:p>10.7798277936</text:p>
          </table:table-cell>
          <table:table-cell table:formula="of:=[Tabelle2.$B$1]/[.X13]+[Tabelle2.$B$2]" office:value-type="float" office:value="121.009116618076">
            <text:p>121.0091166181</text:p>
          </table:table-cell>
          <table:table-cell table:formula="of:=[Tabelle2.$B$5]/[.X13]+[Tabelle2.$B$6]" office:value-type="float" office:value="135.817708454811">
            <text:p>135.8177084548</text:p>
          </table:table-cell>
          <table:table-cell table:formula="of:=[.AB13]*[.V13]/SQRT([.$E13]*[.$E13]+[.$F13]*[.$F13]+[Tabelle2.$B$3]*[Tabelle2.$B$3])" office:value-type="float" office:value="0.334061949036008">
            <text:p>0.334061949</text:p>
          </table:table-cell>
          <table:table-cell table:formula="of:=[.AB13]*[.W13]/SQRT([.$E13]*[.$E13]+[.$F13]*[.$F13]+[Tabelle2.$B$3]*[Tabelle2.$B$3])" office:value-type="float" office:value="12.0930425551035">
            <text:p>12.0930425551</text:p>
          </table:table-cell>
          <table:table-cell table:formula="of:=SQRT([.AB13]*[.AB13]-[.AC13]*[.AC13]-[.AD13]*[.AD13])" office:value-type="float" office:value="135.277849828753">
            <text:p>135.2778498288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36">
            <text:p>36</text:p>
          </table:table-cell>
          <table:table-cell table:formula="of:=SQRT([.AJ13]*[.AJ13]+[.AK13]*[.AK13]+[.AL13]*[.AL13])" office:value-type="float" office:value="194.411933790084">
            <text:p>194.4119337901</text:p>
          </table:table-cell>
          <table:table-cell office:value-type="float" office:value="-180.5">
            <text:p>-180.5</text:p>
          </table:table-cell>
          <table:table-cell office:value-type="float" office:value="68.89">
            <text:p>68.89</text:p>
          </table:table-cell>
          <table:table-cell office:value-type="float" office:value="12.53">
            <text:p>12.53</text:p>
          </table:table-cell>
          <table:table-cell table:formula="of:=[.AN13]*[.AS13]/[Tabelle2.$B$3]" office:value-type="float" office:value="-107.063657935943">
            <text:p>-107.0636579359</text:p>
          </table:table-cell>
          <table:table-cell table:formula="of:=[.AO13]*[.AS13]/[Tabelle2.$B$3]" office:value-type="float" office:value="40.8621351535018">
            <text:p>40.8621351535</text:p>
          </table:table-cell>
          <table:table-cell table:formula="of:=[Tabelle2.$B$1]/[.AP13]+[Tabelle2.$B$2]" office:value-type="float" office:value="132.569127693536">
            <text:p>132.5691276935</text:p>
          </table:table-cell>
          <table:table-cell table:formula="of:=[Tabelle2.$B$5]/[.AP13]+[Tabelle2.$B$6]" office:value-type="float" office:value="148.586675179569">
            <text:p>148.5866751796</text:p>
          </table:table-cell>
          <table:table-cell table:formula="of:=[.AT13]*[.AN13]/SQRT([.$E10]*[.$E10]+[.$F10]*[.$F10]+[Tabelle2.$B$3]*[Tabelle2.$B$3])" office:value-type="float" office:value="-119.86406430905">
            <text:p>-119.8640643091</text:p>
          </table:table-cell>
          <table:table-cell table:formula="of:=[.AT13]*[.AO13]/SQRT([.$E10]*[.$E10]+[.$F10]*[.$F10]+[Tabelle2.$B$3]*[Tabelle2.$B$3])" office:value-type="float" office:value="45.7475644889221">
            <text:p>45.7475644889</text:p>
          </table:table-cell>
          <table:table-cell table:formula="of:=SQRT([.AT13]*[.AT13]-[.AU13]*[.AU13]-[.AV13]*[.AV13])" office:value-type="float" office:value="74.9517609637469">
            <text:p>74.95176096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table:formula="of:=SQRT([.A14]*[.A14]+[.B14]*[.B14]+[.C14]*[.C14])" office:value-type="float" office:value="130.049836601205">
            <text:p>130.0498366012</text:p>
          </table:table-cell>
          <table:table-cell office:value-type="float" office:value="0.684833">
            <text:p>0.684833</text:p>
          </table:table-cell>
          <table:table-cell office:value-type="float" office:value="6.6">
            <text:p>6.6</text:p>
          </table:table-cell>
          <table:table-cell office:value-type="float" office:value="12.22">
            <text:p>12.22</text:p>
          </table:table-cell>
          <table:table-cell table:formula="of:=[.E14]*[.$J14]/[Tabelle2.$B$3]" office:value-type="float" office:value="0.416569086972301">
            <text:p>0.416569087</text:p>
          </table:table-cell>
          <table:table-cell table:formula="of:=[.F14]*[.$J14]/[Tabelle2.$B$3]" office:value-type="float" office:value="4.01463710717385">
            <text:p>4.0146371072</text:p>
          </table:table-cell>
          <table:table-cell table:formula="of:=[Tabelle2.$B$1]/[.G14]+[Tabelle2.$B$2]" office:value-type="float" office:value="135.950211129296">
            <text:p>135.9502111293</text:p>
          </table:table-cell>
          <table:table-cell table:formula="of:=[Tabelle2.$B$5]/[.G14]+[Tabelle2.$B$6]" office:value-type="float" office:value="152.321355155483">
            <text:p>152.3213551555</text:p>
          </table:table-cell>
          <table:table-cell table:formula="of:=[.K14]*[.E14]/SQRT([.$E14]*[.$E14]+[.$F14]*[.$F14]+[Tabelle2.$B$3]*[Tabelle2.$B$3])" office:value-type="float" office:value="0.466526838339061">
            <text:p>0.4665268383</text:p>
          </table:table-cell>
          <table:table-cell table:formula="of:=[.K14]*[.F14]/SQRT([.$E14]*[.$E14]+[.$F14]*[.$F14]+[Tabelle2.$B$3]*[Tabelle2.$B$3])" office:value-type="float" office:value="4.49609924322835">
            <text:p>4.4960992432</text:p>
          </table:table-cell>
          <table:table-cell table:formula="of:=SQRT([.K14]*[.K14]-[.L14]*[.L14]-[.M14]*[.M14])" office:value-type="float" office:value="152.254269827506">
            <text:p>152.2542698275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0.83">
            <text:p>0.83</text:p>
          </table:table-cell>
          <table:table-cell office:value-type="float" office:value="17.63">
            <text:p>17.63</text:p>
          </table:table-cell>
          <table:table-cell office:value-type="float" office:value="12.3">
            <text:p>12.3</text:p>
          </table:table-cell>
          <table:table-cell table:formula="of:=[.V14]*[.$AA14]/[Tabelle2.$B$3]" office:value-type="float" office:value="0.501570142776596">
            <text:p>0.5015701428</text:p>
          </table:table-cell>
          <table:table-cell table:formula="of:=[.W14]*[.$AA14]/[Tabelle2.$B$3]" office:value-type="float" office:value="10.6538332736764">
            <text:p>10.6538332737</text:p>
          </table:table-cell>
          <table:table-cell table:formula="of:=[Tabelle2.$B$1]/[.X14]+[Tabelle2.$B$2]" office:value-type="float" office:value="135.061357723577">
            <text:p>135.0613577236</text:p>
          </table:table-cell>
          <table:table-cell table:formula="of:=[Tabelle2.$B$5]/[.X14]+[Tabelle2.$B$6]" office:value-type="float" office:value="151.339544715447">
            <text:p>151.3395447154</text:p>
          </table:table-cell>
          <table:table-cell table:formula="of:=[.AB14]*[.V14]/SQRT([.$E14]*[.$E14]+[.$F14]*[.$F14]+[Tabelle2.$B$3]*[Tabelle2.$B$3])" office:value-type="float" office:value="0.561774050070695">
            <text:p>0.5617740501</text:p>
          </table:table-cell>
          <table:table-cell table:formula="of:=[.AB14]*[.W14]/SQRT([.$E14]*[.$E14]+[.$F14]*[.$F14]+[Tabelle2.$B$3]*[Tabelle2.$B$3])" office:value-type="float" office:value="11.9326222924655">
            <text:p>11.9326222925</text:p>
          </table:table-cell>
          <table:table-cell table:formula="of:=SQRT([.AB14]*[.AB14]-[.AC14]*[.AC14]-[.AD14]*[.AD14])" office:value-type="float" office:value="150.867341495172">
            <text:p>150.8673414952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SQRT([.AJ14]*[.AJ14]+[.AK14]*[.AK14]+[.AL14]*[.AL14])" office:value-type="float" office:value="124.402572320672">
            <text:p>124.4025723207</text:p>
          </table:table-cell>
          <table:table-cell office:value-type="float" office:value="-1.38">
            <text:p>-1.38</text:p>
          </table:table-cell>
          <table:table-cell office:value-type="float" office:value="166.24">
            <text:p>166.24</text:p>
          </table:table-cell>
          <table:table-cell office:value-type="float" office:value="11.36">
            <text:p>11.36</text:p>
          </table:table-cell>
          <table:table-cell table:formula="of:=[.AN14]*[.AS14]/[Tabelle2.$B$3]" office:value-type="float" office:value="-0.90330442196805">
            <text:p>-0.903304422</text:p>
          </table:table-cell>
          <table:table-cell table:formula="of:=[.AO14]*[.AS14]/[Tabelle2.$B$3]" office:value-type="float" office:value="108.815454426064">
            <text:p>108.8154544261</text:p>
          </table:table-cell>
          <table:table-cell table:formula="of:=[Tabelle2.$B$1]/[.AP14]+[Tabelle2.$B$2]" office:value-type="float" office:value="146.296042253521">
            <text:p>146.2960422535</text:p>
          </table:table-cell>
          <table:table-cell table:formula="of:=[Tabelle2.$B$5]/[.AP14]+[Tabelle2.$B$6]" office:value-type="float" office:value="163.749161971831">
            <text:p>163.7491619718</text:p>
          </table:table-cell>
          <table:table-cell table:formula="of:=[.AT14]*[.AN14]/SQRT([.$E11]*[.$E11]+[.$F11]*[.$F11]+[Tabelle2.$B$3]*[Tabelle2.$B$3])" office:value-type="float" office:value="-1.01006554956272">
            <text:p>-1.0100655496</text:p>
          </table:table-cell>
          <table:table-cell table:formula="of:=[.AT14]*[.AO14]/SQRT([.$E11]*[.$E11]+[.$F11]*[.$F11]+[Tabelle2.$B$3]*[Tabelle2.$B$3])" office:value-type="float" office:value="121.676302144425">
            <text:p>121.6763021444</text:p>
          </table:table-cell>
          <table:table-cell table:formula="of:=SQRT([.AT14]*[.AT14]-[.AU14]*[.AU14]-[.AV14]*[.AV14])" office:value-type="float" office:value="109.579401853274">
            <text:p>109.579401853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15]*[.A15]+[.B15]*[.B15]+[.C15]*[.C15])" office:value-type="float" office:value="14.5931490775638">
            <text:p>14.5931490776</text:p>
          </table:table-cell>
          <table:table-cell office:value-type="float" office:value="-236.669">
            <text:p>-236.669</text:p>
          </table:table-cell>
          <table:table-cell office:value-type="float" office:value="65.7308">
            <text:p>65.7308</text:p>
          </table:table-cell>
          <table:table-cell office:value-type="float" office:value="148.92">
            <text:p>148.92</text:p>
          </table:table-cell>
          <table:table-cell table:formula="of:=[.E15]*[.$J15]/[Tabelle2.$B$3]" office:value-type="float" office:value="-11.1219336881541">
            <text:p>-11.1219336882</text:p>
          </table:table-cell>
          <table:table-cell table:formula="of:=[.F15]*[.$J15]/[Tabelle2.$B$3]" office:value-type="float" office:value="3.08892841423811">
            <text:p>3.0889284142</text:p>
          </table:table-cell>
          <table:table-cell table:formula="of:=[Tabelle2.$B$1]/[.G15]+[Tabelle2.$B$2]" office:value-type="float" office:value="10.5030746709643">
            <text:p>10.503074671</text:p>
          </table:table-cell>
          <table:table-cell table:formula="of:=[Tabelle2.$B$5]/[.G15]+[Tabelle2.$B$6]" office:value-type="float" office:value="13.7548520010744">
            <text:p>13.7548520011</text:p>
          </table:table-cell>
          <table:table-cell table:formula="of:=[.K15]*[.E15]/SQRT([.$E15]*[.$E15]+[.$F15]*[.$F15]+[Tabelle2.$B$3]*[Tabelle2.$B$3])" office:value-type="float" office:value="-9.80255001133748">
            <text:p>-9.8025500113</text:p>
          </table:table-cell>
          <table:table-cell table:formula="of:=[.K15]*[.F15]/SQRT([.$E15]*[.$E15]+[.$F15]*[.$F15]+[Tabelle2.$B$3]*[Tabelle2.$B$3])" office:value-type="float" office:value="2.72249197945325">
            <text:p>2.7224919795</text:p>
          </table:table-cell>
          <table:table-cell table:formula="of:=SQRT([.K15]*[.K15]-[.L15]*[.L15]-[.M15]*[.M15])" office:value-type="float" office:value="9.25710560966552">
            <text:p>9.2571056097</text:p>
          </table:table-cell>
          <table:table-cell table:number-columns-repeated="7"/>
          <table:table-cell table:number-columns-repeated="3"/>
          <table:table-cell table:formula="of:=[.V15]*[.$AA15]/[Tabelle2.$B$3]" office:value-type="float" office:value="0">
            <text:p>#DIV/0!</text:p>
          </table:table-cell>
          <table:table-cell table:formula="of:=[.W15]*[.$AA15]/[Tabelle2.$B$3]" office:value-type="float" office:value="0">
            <text:p>#DIV/0!</text:p>
          </table:table-cell>
          <table:table-cell table:formula="of:=[Tabelle2.$B$1]/[.X15]+[Tabelle2.$B$2]" office:value-type="float" office:value="0">
            <text:p>#DIV/0!</text:p>
          </table:table-cell>
          <table:table-cell table:formula="of:=[Tabelle2.$B$5]/[.X15]+[Tabelle2.$B$6]" office:value-type="float" office:value="0">
            <text:p>#DIV/0!</text:p>
          </table:table-cell>
          <table:table-cell table:formula="of:=[.AB15]*[.V15]/SQRT([.$E15]*[.$E15]+[.$F15]*[.$F15]+[Tabelle2.$B$3]*[Tabelle2.$B$3])" office:value-type="float" office:value="0">
            <text:p>#DIV/0!</text:p>
          </table:table-cell>
          <table:table-cell table:formula="of:=[.AB15]*[.W15]/SQRT([.$E15]*[.$E15]+[.$F15]*[.$F15]+[Tabelle2.$B$3]*[Tabelle2.$B$3])" office:value-type="float" office:value="0">
            <text:p>#DIV/0!</text:p>
          </table:table-cell>
          <table:table-cell table:formula="of:=SQRT([.AB15]*[.AB15]-[.AC15]*[.AC15]-[.AD15]*[.AD15])" office:value-type="float" office:value="0">
            <text:p>#DIV/0!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SQRT([.AJ15]*[.AJ15]+[.AK15]*[.AK15]+[.AL15]*[.AL15])" office:value-type="float" office:value="132.574507353412">
            <text:p>132.5745073534</text:p>
          </table:table-cell>
          <table:table-cell office:value-type="float" office:value="-3.21">
            <text:p>-3.21</text:p>
          </table:table-cell>
          <table:table-cell office:value-type="float" office:value="149.02">
            <text:p>149.02</text:p>
          </table:table-cell>
          <table:table-cell office:value-type="float" office:value="9.86">
            <text:p>9.86</text:p>
          </table:table-cell>
          <table:table-cell table:formula="of:=[.AN15]*[.AS15]/[Tabelle2.$B$3]" office:value-type="float" office:value="-2.42236792654206">
            <text:p>-2.4223679265</text:p>
          </table:table-cell>
          <table:table-cell table:formula="of:=[.AO15]*[.AS15]/[Tabelle2.$B$3]" office:value-type="float" office:value="112.455223804766">
            <text:p>112.4552238048</text:p>
          </table:table-cell>
          <table:table-cell table:formula="of:=[Tabelle2.$B$1]/[.AP15]+[Tabelle2.$B$2]" office:value-type="float" office:value="168.660196754564">
            <text:p>168.6601967546</text:p>
          </table:table-cell>
          <table:table-cell table:formula="of:=[Tabelle2.$B$5]/[.AP15]+[Tabelle2.$B$6]" office:value-type="float" office:value="188.452178498986">
            <text:p>188.452178499</text:p>
          </table:table-cell>
          <table:table-cell table:formula="of:=[.AT15]*[.AN15]/SQRT([.$E12]*[.$E12]+[.$F12]*[.$F12]+[Tabelle2.$B$3]*[Tabelle2.$B$3])" office:value-type="float" office:value="-2.705057942483">
            <text:p>-2.7050579425</text:p>
          </table:table-cell>
          <table:table-cell table:formula="of:=[.AT15]*[.AO15]/SQRT([.$E12]*[.$E12]+[.$F12]*[.$F12]+[Tabelle2.$B$3]*[Tabelle2.$B$3])" office:value-type="float" office:value="125.578733516765">
            <text:p>125.5787335168</text:p>
          </table:table-cell>
          <table:table-cell table:formula="of:=SQRT([.AT15]*[.AT15]-[.AU15]*[.AU15]-[.AV15]*[.AV15])" office:value-type="float" office:value="140.488034831678">
            <text:p>140.48803483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16]*[.A16]+[.B16]*[.B16]+[.C16]*[.C16])" office:value-type="float" office:value="22.6486202670273">
            <text:p>22.648620267</text:p>
          </table:table-cell>
          <table:table-cell office:value-type="float" office:value="-117.244">
            <text:p>-117.244</text:p>
          </table:table-cell>
          <table:table-cell office:value-type="float" office:value="33.6287">
            <text:p>33.6287</text:p>
          </table:table-cell>
          <table:table-cell office:value-type="float" office:value="86.5505">
            <text:p>86.5505</text:p>
          </table:table-cell>
          <table:table-cell table:formula="of:=[.E16]*[.$J16]/[Tabelle2.$B$3]" office:value-type="float" office:value="-9.74887459462452">
            <text:p>-9.7488745946</text:p>
          </table:table-cell>
          <table:table-cell table:formula="of:=[.F16]*[.$J16]/[Tabelle2.$B$3]" office:value-type="float" office:value="2.79623672921642">
            <text:p>2.7962367292</text:p>
          </table:table-cell>
          <table:table-cell table:formula="of:=[Tabelle2.$B$1]/[.G16]+[Tabelle2.$B$2]" office:value-type="float" office:value="18.5840936158659">
            <text:p>18.5840936159</text:p>
          </table:table-cell>
          <table:table-cell table:formula="of:=[Tabelle2.$B$5]/[.G16]+[Tabelle2.$B$6]" office:value-type="float" office:value="22.6809906817407">
            <text:p>22.6809906817</text:p>
          </table:table-cell>
          <table:table-cell table:formula="of:=[.K16]*[.E16]/SQRT([.$E16]*[.$E16]+[.$F16]*[.$F16]+[Tabelle2.$B$3]*[Tabelle2.$B$3])" office:value-type="float" office:value="-10.4440032321633">
            <text:p>-10.4440032322</text:p>
          </table:table-cell>
          <table:table-cell table:formula="of:=[.K16]*[.F16]/SQRT([.$E16]*[.$E16]+[.$F16]*[.$F16]+[Tabelle2.$B$3]*[Tabelle2.$B$3])" office:value-type="float" office:value="2.99561812539193">
            <text:p>2.9956181254</text:p>
          </table:table-cell>
          <table:table-cell table:formula="of:=SQRT([.K16]*[.K16]-[.L16]*[.L16]-[.M16]*[.M16])" office:value-type="float" office:value="19.9092040734579">
            <text:p>19.909204073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116.51">
            <text:p>-116.51</text:p>
          </table:table-cell>
          <table:table-cell office:value-type="float" office:value="133.38">
            <text:p>133.38</text:p>
          </table:table-cell>
          <table:table-cell office:value-type="float" office:value="83.43">
            <text:p>83.43</text:p>
          </table:table-cell>
          <table:table-cell table:formula="of:=[.V16]*[.$AA16]/[Tabelle2.$B$3]" office:value-type="float" office:value="-10.0640558840443">
            <text:p>-10.064055884</text:p>
          </table:table-cell>
          <table:table-cell table:formula="of:=[.W16]*[.$AA16]/[Tabelle2.$B$3]" office:value-type="float" office:value="11.5212752022473">
            <text:p>11.5212752022</text:p>
          </table:table-cell>
          <table:table-cell table:formula="of:=[Tabelle2.$B$1]/[.X16]+[Tabelle2.$B$2]" office:value-type="float" office:value="19.3057805345799">
            <text:p>19.3057805346</text:p>
          </table:table-cell>
          <table:table-cell table:formula="of:=[Tabelle2.$B$5]/[.X16]+[Tabelle2.$B$6]" office:value-type="float" office:value="23.4781522234208">
            <text:p>23.4781522234</text:p>
          </table:table-cell>
          <table:table-cell table:formula="of:=[.AB16]*[.V16]/SQRT([.$E16]*[.$E16]+[.$F16]*[.$F16]+[Tabelle2.$B$3]*[Tabelle2.$B$3])" office:value-type="float" office:value="-10.7433931031224">
            <text:p>-10.7433931031</text:p>
          </table:table-cell>
          <table:table-cell table:formula="of:=[.AB16]*[.W16]/SQRT([.$E16]*[.$E16]+[.$F16]*[.$F16]+[Tabelle2.$B$3]*[Tabelle2.$B$3])" office:value-type="float" office:value="12.2989766723412">
            <text:p>12.2989766723</text:p>
          </table:table-cell>
          <table:table-cell table:formula="of:=SQRT([.AB16]*[.AB16]-[.AC16]*[.AC16]-[.AD16]*[.AD16])" office:value-type="float" office:value="16.8682633744885">
            <text:p>16.8682633745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17]*[.A17]+[.B17]*[.B17]+[.C17]*[.C17])" office:value-type="float" office:value="31.8270325352522">
            <text:p>31.8270325353</text:p>
          </table:table-cell>
          <table:table-cell office:value-type="float" office:value="-75.1291">
            <text:p>-75.1291</text:p>
          </table:table-cell>
          <table:table-cell office:value-type="float" office:value="23.5099">
            <text:p>23.5099</text:p>
          </table:table-cell>
          <table:table-cell office:value-type="float" office:value="57.2127">
            <text:p>57.2127</text:p>
          </table:table-cell>
          <table:table-cell table:formula="of:=[.E17]*[.$J17]/[Tabelle2.$B$3]" office:value-type="float" office:value="-9.57293424053525">
            <text:p>-9.5729342405</text:p>
          </table:table-cell>
          <table:table-cell table:formula="of:=[.F17]*[.$J17]/[Tabelle2.$B$3]" office:value-type="float" office:value="2.99562655085126">
            <text:p>2.9956265509</text:p>
          </table:table-cell>
          <table:table-cell table:formula="of:=[Tabelle2.$B$1]/[.G17]+[Tabelle2.$B$2]" office:value-type="float" office:value="28.478323349536">
            <text:p>28.4783233495</text:p>
          </table:table-cell>
          <table:table-cell table:formula="of:=[Tabelle2.$B$5]/[.G17]+[Tabelle2.$B$6]" office:value-type="float" office:value="33.6099672555219">
            <text:p>33.6099672555</text:p>
          </table:table-cell>
          <table:table-cell table:formula="of:=[.K17]*[.E17]/SQRT([.$E17]*[.$E17]+[.$F17]*[.$F17]+[Tabelle2.$B$3]*[Tabelle2.$B$3])" office:value-type="float" office:value="-10.6562382166784">
            <text:p>-10.6562382167</text:p>
          </table:table-cell>
          <table:table-cell table:formula="of:=[.K17]*[.F17]/SQRT([.$E17]*[.$E17]+[.$F17]*[.$F17]+[Tabelle2.$B$3]*[Tabelle2.$B$3])" office:value-type="float" office:value="3.33462126992452">
            <text:p>3.3346212699</text:p>
          </table:table-cell>
          <table:table-cell table:formula="of:=SQRT([.K17]*[.K17]-[.L17]*[.L17]-[.M17]*[.M17])" office:value-type="float" office:value="31.701021860073">
            <text:p>31.7010218601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79.27">
            <text:p>-79.27</text:p>
          </table:table-cell>
          <table:table-cell office:value-type="float" office:value="87.255">
            <text:p>87.255</text:p>
          </table:table-cell>
          <table:table-cell office:value-type="float" office:value="54.97">
            <text:p>54.97</text:p>
          </table:table-cell>
          <table:table-cell table:formula="of:=[.V17]*[.$AA17]/[Tabelle2.$B$3]" office:value-type="float" office:value="-10.5229443824433">
            <text:p>-10.5229443824</text:p>
          </table:table-cell>
          <table:table-cell table:formula="of:=[.W17]*[.$AA17]/[Tabelle2.$B$3]" office:value-type="float" office:value="11.5829382123135">
            <text:p>11.5829382123</text:p>
          </table:table-cell>
          <table:table-cell table:formula="of:=[Tabelle2.$B$1]/[.X17]+[Tabelle2.$B$2]" office:value-type="float" office:value="29.6692073858468">
            <text:p>29.6692073858</text:p>
          </table:table-cell>
          <table:table-cell table:formula="of:=[Tabelle2.$B$5]/[.X17]+[Tabelle2.$B$6]" office:value-type="float" office:value="34.925394942696">
            <text:p>34.9253949427</text:p>
          </table:table-cell>
          <table:table-cell table:formula="of:=[.AB17]*[.V17]/SQRT([.$E17]*[.$E17]+[.$F17]*[.$F17]+[Tabelle2.$B$3]*[Tabelle2.$B$3])" office:value-type="float" office:value="-11.683630906715">
            <text:p>-11.6836309067</text:p>
          </table:table-cell>
          <table:table-cell table:formula="of:=[.AB17]*[.W17]/SQRT([.$E17]*[.$E17]+[.$F17]*[.$F17]+[Tabelle2.$B$3]*[Tabelle2.$B$3])" office:value-type="float" office:value="12.8605426361223">
            <text:p>12.8605426361</text:p>
          </table:table-cell>
          <table:table-cell table:formula="of:=SQRT([.AB17]*[.AB17]-[.AC17]*[.AC17]-[.AD17]*[.AD17])" office:value-type="float" office:value="30.2965744572457">
            <text:p>30.2965744572</text:p>
          </table:table-cell>
          <table:table-cell table:number-columns-repeated="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18]*[.A18]+[.B18]*[.B18]+[.C18]*[.C18])" office:value-type="float" office:value="41.3879209431931">
            <text:p>41.3879209432</text:p>
          </table:table-cell>
          <table:table-cell office:value-type="float" office:value="-54.2736">
            <text:p>-54.2736</text:p>
          </table:table-cell>
          <table:table-cell office:value-type="float" office:value="17.2972">
            <text:p>17.2972</text:p>
          </table:table-cell>
          <table:table-cell office:value-type="float" office:value="42.1226">
            <text:p>42.1226</text:p>
          </table:table-cell>
          <table:table-cell table:formula="of:=[.E18]*[.$J18]/[Tabelle2.$B$3]" office:value-type="float" office:value="-9.45481946834314">
            <text:p>-9.4548194683</text:p>
          </table:table-cell>
          <table:table-cell table:formula="of:=[.F18]*[.$J18]/[Tabelle2.$B$3]" office:value-type="float" office:value="3.01328644696178">
            <text:p>3.013286447</text:p>
          </table:table-cell>
          <table:table-cell table:formula="of:=[Tabelle2.$B$1]/[.G18]+[Tabelle2.$B$2]" office:value-type="float" office:value="38.9351756871608">
            <text:p>38.9351756872</text:p>
          </table:table-cell>
          <table:table-cell table:formula="of:=[Tabelle2.$B$5]/[.G18]+[Tabelle2.$B$6]" office:value-type="float" office:value="45.160405976839">
            <text:p>45.1604059768</text:p>
          </table:table-cell>
          <table:table-cell table:formula="of:=[.K18]*[.E18]/SQRT([.$E18]*[.$E18]+[.$F18]*[.$F18]+[Tabelle2.$B$3]*[Tabelle2.$B$3])" office:value-type="float" office:value="-10.6268028536421">
            <text:p>-10.6268028536</text:p>
          </table:table-cell>
          <table:table-cell table:formula="of:=[.K18]*[.F18]/SQRT([.$E18]*[.$E18]+[.$F18]*[.$F18]+[Tabelle2.$B$3]*[Tabelle2.$B$3])" office:value-type="float" office:value="3.38680195011972">
            <text:p>3.3868019501</text:p>
          </table:table-cell>
          <table:table-cell table:formula="of:=SQRT([.K18]*[.K18]-[.L18]*[.L18]-[.M18]*[.M18])" office:value-type="float" office:value="43.7614316682328">
            <text:p>43.7614316682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56.823">
            <text:p>-56.823</text:p>
          </table:table-cell>
          <table:table-cell office:value-type="float" office:value="62.68">
            <text:p>62.68</text:p>
          </table:table-cell>
          <table:table-cell office:value-type="float" office:value="40.67">
            <text:p>40.67</text:p>
          </table:table-cell>
          <table:table-cell table:formula="of:=[.V18]*[.$AA18]/[Tabelle2.$B$3]" office:value-type="float" office:value="-10.2589561211552">
            <text:p>-10.2589561212</text:p>
          </table:table-cell>
          <table:table-cell table:formula="of:=[.W18]*[.$AA18]/[Tabelle2.$B$3]" office:value-type="float" office:value="11.3163924761806">
            <text:p>11.3163924762</text:p>
          </table:table-cell>
          <table:table-cell table:formula="of:=[Tabelle2.$B$1]/[.X18]+[Tabelle2.$B$2]" office:value-type="float" office:value="40.3512080157364">
            <text:p>40.3512080157</text:p>
          </table:table-cell>
          <table:table-cell table:formula="of:=[Tabelle2.$B$5]/[.X18]+[Tabelle2.$B$6]" office:value-type="float" office:value="46.7245281534301">
            <text:p>46.7245281534</text:p>
          </table:table-cell>
          <table:table-cell table:formula="of:=[.AB18]*[.V18]/SQRT([.$E18]*[.$E18]+[.$F18]*[.$F18]+[Tabelle2.$B$3]*[Tabelle2.$B$3])" office:value-type="float" office:value="-11.5113229943584">
            <text:p>-11.5113229944</text:p>
          </table:table-cell>
          <table:table-cell table:formula="of:=[.AB18]*[.W18]/SQRT([.$E18]*[.$E18]+[.$F18]*[.$F18]+[Tabelle2.$B$3]*[Tabelle2.$B$3])" office:value-type="float" office:value="12.6978463876667">
            <text:p>12.6978463877</text:p>
          </table:table-cell>
          <table:table-cell table:formula="of:=SQRT([.AB18]*[.AB18]-[.AC18]*[.AC18]-[.AD18]*[.AD18])" office:value-type="float" office:value="43.46763935614">
            <text:p>43.4676393561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19]*[.A19]+[.B19]*[.B19]+[.C19]*[.C19])" office:value-type="float" office:value="51.1171204196794">
            <text:p>51.1171204197</text:p>
          </table:table-cell>
          <table:table-cell office:value-type="float" office:value="-42.8793">
            <text:p>-42.8793</text:p>
          </table:table-cell>
          <table:table-cell office:value-type="float" office:value="15.5514">
            <text:p>15.5514</text:p>
          </table:table-cell>
          <table:table-cell office:value-type="float" office:value="32.4699">
            <text:p>32.4699</text:p>
          </table:table-cell>
          <table:table-cell table:formula="of:=[.E19]*[.$J19]/[Tabelle2.$B$3]" office:value-type="float" office:value="-9.73105895424444">
            <text:p>-9.7310589542</text:p>
          </table:table-cell>
          <table:table-cell table:formula="of:=[.F19]*[.$J19]/[Tabelle2.$B$3]" office:value-type="float" office:value="3.52924581840275">
            <text:p>3.5292458184</text:p>
          </table:table-cell>
          <table:table-cell table:formula="of:=[Tabelle2.$B$1]/[.G19]+[Tabelle2.$B$2]" office:value-type="float" office:value="50.7212495603621">
            <text:p>50.7212495604</text:p>
          </table:table-cell>
          <table:table-cell table:formula="of:=[Tabelle2.$B$5]/[.G19]+[Tabelle2.$B$6]" office:value-type="float" office:value="58.1790773362406">
            <text:p>58.1790773362</text:p>
          </table:table-cell>
          <table:table-cell table:formula="of:=[.K19]*[.E19]/SQRT([.$E19]*[.$E19]+[.$F19]*[.$F19]+[Tabelle2.$B$3]*[Tabelle2.$B$3])" office:value-type="float" office:value="-10.936445886001">
            <text:p>-10.936445886</text:p>
          </table:table-cell>
          <table:table-cell table:formula="of:=[.K19]*[.F19]/SQRT([.$E19]*[.$E19]+[.$F19]*[.$F19]+[Tabelle2.$B$3]*[Tabelle2.$B$3])" office:value-type="float" office:value="3.96641373696762">
            <text:p>3.966413737</text:p>
          </table:table-cell>
          <table:table-cell table:formula="of:=SQRT([.K19]*[.K19]-[.L19]*[.L19]-[.M19]*[.M19])" office:value-type="float" office:value="57.0040941788047">
            <text:p>57.0040941788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42.52">
            <text:p>-42.52</text:p>
          </table:table-cell>
          <table:table-cell office:value-type="float" office:value="51.48">
            <text:p>51.48</text:p>
          </table:table-cell>
          <table:table-cell office:value-type="float" office:value="33.53">
            <text:p>33.53</text:p>
          </table:table-cell>
          <table:table-cell table:formula="of:=[.V19]*[.$AA19]/[Tabelle2.$B$3]" office:value-type="float" office:value="-9.3401588918535">
            <text:p>-9.3401588919</text:p>
          </table:table-cell>
          <table:table-cell table:formula="of:=[.W19]*[.$AA19]/[Tabelle2.$B$3]" office:value-type="float" office:value="11.3083579433824">
            <text:p>11.3083579434</text:p>
          </table:table-cell>
          <table:table-cell table:formula="of:=[Tabelle2.$B$1]/[.X19]+[Tabelle2.$B$2]" office:value-type="float" office:value="49.095143751864">
            <text:p>49.0951437519</text:p>
          </table:table-cell>
          <table:table-cell table:formula="of:=[Tabelle2.$B$5]/[.X19]+[Tabelle2.$B$6]" office:value-type="float" office:value="56.3829120190874">
            <text:p>56.3829120191</text:p>
          </table:table-cell>
          <table:table-cell table:formula="of:=[.AB19]*[.V19]/SQRT([.$E19]*[.$E19]+[.$F19]*[.$F19]+[Tabelle2.$B$3]*[Tabelle2.$B$3])" office:value-type="float" office:value="-10.5099935629856">
            <text:p>-10.509993563</text:p>
          </table:table-cell>
          <table:table-cell table:formula="of:=[.AB19]*[.W19]/SQRT([.$E19]*[.$E19]+[.$F19]*[.$F19]+[Tabelle2.$B$3]*[Tabelle2.$B$3])" office:value-type="float" office:value="12.7247052827492">
            <text:p>12.7247052827</text:p>
          </table:table-cell>
          <table:table-cell table:formula="of:=SQRT([.AB19]*[.AB19]-[.AC19]*[.AC19]-[.AD19]*[.AD19])" office:value-type="float" office:value="53.9133998049216">
            <text:p>53.9133998049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0]*[.A20]+[.B20]*[.B20]+[.C20]*[.C20])" office:value-type="float" office:value="60.9340627235703">
            <text:p>60.9340627236</text:p>
          </table:table-cell>
          <table:table-cell office:value-type="float" office:value="-35.3166">
            <text:p>-35.3166</text:p>
          </table:table-cell>
          <table:table-cell office:value-type="float" office:value="13.5371">
            <text:p>13.5371</text:p>
          </table:table-cell>
          <table:table-cell office:value-type="float" office:value="28.2454">
            <text:p>28.2454</text:p>
          </table:table-cell>
          <table:table-cell table:formula="of:=[.E20]*[.$J20]/[Tabelle2.$B$3]" office:value-type="float" office:value="-9.23030100857063">
            <text:p>-9.2303010086</text:p>
          </table:table-cell>
          <table:table-cell table:formula="of:=[.F20]*[.$J20]/[Tabelle2.$B$3]" office:value-type="float" office:value="3.53803898968534">
            <text:p>3.5380389897</text:p>
          </table:table-cell>
          <table:table-cell table:formula="of:=[Tabelle2.$B$1]/[.G20]+[Tabelle2.$B$2]" office:value-type="float" office:value="58.4136716279465">
            <text:p>58.4136716279</text:p>
          </table:table-cell>
          <table:table-cell table:formula="of:=[Tabelle2.$B$5]/[.G20]+[Tabelle2.$B$6]" office:value-type="float" office:value="66.6759793523901">
            <text:p>66.6759793524</text:p>
          </table:table-cell>
          <table:table-cell table:formula="of:=[.K20]*[.E20]/SQRT([.$E20]*[.$E20]+[.$F20]*[.$F20]+[Tabelle2.$B$3]*[Tabelle2.$B$3])" office:value-type="float" office:value="-10.3881820821522">
            <text:p>-10.3881820822</text:p>
          </table:table-cell>
          <table:table-cell table:formula="of:=[.K20]*[.F20]/SQRT([.$E20]*[.$E20]+[.$F20]*[.$F20]+[Tabelle2.$B$3]*[Tabelle2.$B$3])" office:value-type="float" office:value="3.98186291048127">
            <text:p>3.9818629105</text:p>
          </table:table-cell>
          <table:table-cell table:formula="of:=SQRT([.K20]*[.K20]-[.L20]*[.L20]-[.M20]*[.M20])" office:value-type="float" office:value="65.7412858361512">
            <text:p>65.7412858362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36.27">
            <text:p>-36.27</text:p>
          </table:table-cell>
          <table:table-cell office:value-type="float" office:value="42.63">
            <text:p>42.63</text:p>
          </table:table-cell>
          <table:table-cell office:value-type="float" office:value="27.74">
            <text:p>27.74</text:p>
          </table:table-cell>
          <table:table-cell table:formula="of:=[.V20]*[.$AA20]/[Tabelle2.$B$3]" office:value-type="float" office:value="-9.65429091680659">
            <text:p>-9.6542909168</text:p>
          </table:table-cell>
          <table:table-cell table:formula="of:=[.W20]*[.$AA20]/[Tabelle2.$B$3]" office:value-type="float" office:value="11.3471856019704">
            <text:p>11.347185602</text:p>
          </table:table-cell>
          <table:table-cell table:formula="of:=[Tabelle2.$B$1]/[.X20]+[Tabelle2.$B$2]" office:value-type="float" office:value="59.4908745493872">
            <text:p>59.4908745494</text:p>
          </table:table-cell>
          <table:table-cell table:formula="of:=[Tabelle2.$B$5]/[.X20]+[Tabelle2.$B$6]" office:value-type="float" office:value="67.8658370583994">
            <text:p>67.8658370584</text:p>
          </table:table-cell>
          <table:table-cell table:formula="of:=[.AB20]*[.V20]/SQRT([.$E20]*[.$E20]+[.$F20]*[.$F20]+[Tabelle2.$B$3]*[Tabelle2.$B$3])" office:value-type="float" office:value="-10.859004896352">
            <text:p>-10.8590048964</text:p>
          </table:table-cell>
          <table:table-cell table:formula="of:=[.AB20]*[.W20]/SQRT([.$E20]*[.$E20]+[.$F20]*[.$F20]+[Tabelle2.$B$3]*[Tabelle2.$B$3])" office:value-type="float" office:value="12.7631480212706">
            <text:p>12.7631480213</text:p>
          </table:table-cell>
          <table:table-cell table:formula="of:=SQRT([.AB20]*[.AB20]-[.AC20]*[.AC20]-[.AD20]*[.AD20])" office:value-type="float" office:value="65.7643969400264">
            <text:p>65.76439694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1]*[.A21]+[.B21]*[.B21]+[.C21]*[.C21])" office:value-type="float" office:value="70.8022598509398">
            <text:p>70.8022598509</text:p>
          </table:table-cell>
          <table:table-cell office:value-type="float" office:value="-29.4924">
            <text:p>-29.4924</text:p>
          </table:table-cell>
          <table:table-cell office:value-type="float" office:value="12.0561">
            <text:p>12.0561</text:p>
          </table:table-cell>
          <table:table-cell office:value-type="float" office:value="24.852">
            <text:p>24.852</text:p>
          </table:table-cell>
          <table:table-cell table:formula="of:=[.E21]*[.$J21]/[Tabelle2.$B$3]" office:value-type="float" office:value="-8.77340324812684">
            <text:p>-8.7734032481</text:p>
          </table:table-cell>
          <table:table-cell table:formula="of:=[.F21]*[.$J21]/[Tabelle2.$B$3]" office:value-type="float" office:value="3.58645030244205">
            <text:p>3.5864503024</text:p>
          </table:table-cell>
          <table:table-cell table:formula="of:=[Tabelle2.$B$1]/[.G21]+[Tabelle2.$B$2]" office:value-type="float" office:value="66.4868110413649">
            <text:p>66.4868110414</text:p>
          </table:table-cell>
          <table:table-cell table:formula="of:=[Tabelle2.$B$5]/[.G21]+[Tabelle2.$B$6]" office:value-type="float" office:value="75.5934144535651">
            <text:p>75.5934144536</text:p>
          </table:table-cell>
          <table:table-cell table:formula="of:=[.K21]*[.E21]/SQRT([.$E21]*[.$E21]+[.$F21]*[.$F21]+[Tabelle2.$B$3]*[Tabelle2.$B$3])" office:value-type="float" office:value="-9.87524395104938">
            <text:p>-9.875243951</text:p>
          </table:table-cell>
          <table:table-cell table:formula="of:=[.K21]*[.F21]/SQRT([.$E21]*[.$E21]+[.$F21]*[.$F21]+[Tabelle2.$B$3]*[Tabelle2.$B$3])" office:value-type="float" office:value="4.03686809477175">
            <text:p>4.0368680948</text:p>
          </table:table-cell>
          <table:table-cell table:formula="of:=SQRT([.K21]*[.K21]-[.L21]*[.L21]-[.M21]*[.M21])" office:value-type="float" office:value="74.8368061961569">
            <text:p>74.8368061962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29.81">
            <text:p>-29.81</text:p>
          </table:table-cell>
          <table:table-cell office:value-type="float" office:value="35.99">
            <text:p>35.99</text:p>
          </table:table-cell>
          <table:table-cell office:value-type="float" office:value="22.69">
            <text:p>22.69</text:p>
          </table:table-cell>
          <table:table-cell table:formula="of:=[.V21]*[.$AA21]/[Tabelle2.$B$3]" office:value-type="float" office:value="-9.72188863854126">
            <text:p>-9.7218886385</text:p>
          </table:table-cell>
          <table:table-cell table:formula="of:=[.W21]*[.$AA21]/[Tabelle2.$B$3]" office:value-type="float" office:value="11.7373623650151">
            <text:p>11.737362365</text:p>
          </table:table-cell>
          <table:table-cell table:formula="of:=[Tabelle2.$B$1]/[.X21]+[Tabelle2.$B$2]" office:value-type="float" office:value="72.8897051564566">
            <text:p>72.8897051565</text:p>
          </table:table-cell>
          <table:table-cell table:formula="of:=[Tabelle2.$B$5]/[.X21]+[Tabelle2.$B$6]" office:value-type="float" office:value="82.6659286029088">
            <text:p>82.6659286029</text:p>
          </table:table-cell>
          <table:table-cell table:formula="of:=[.AB21]*[.V21]/SQRT([.$E21]*[.$E21]+[.$F21]*[.$F21]+[Tabelle2.$B$3]*[Tabelle2.$B$3])" office:value-type="float" office:value="-10.9154659638311">
            <text:p>-10.9154659638</text:p>
          </table:table-cell>
          <table:table-cell table:formula="of:=[.AB21]*[.W21]/SQRT([.$E21]*[.$E21]+[.$F21]*[.$F21]+[Tabelle2.$B$3]*[Tabelle2.$B$3])" office:value-type="float" office:value="13.1783837651219">
            <text:p>13.1783837651</text:p>
          </table:table-cell>
          <table:table-cell table:formula="of:=SQRT([.AB21]*[.AB21]-[.AC21]*[.AC21]-[.AD21]*[.AD21])" office:value-type="float" office:value="80.8754508853758">
            <text:p>80.8754508854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2]*[.A22]+[.B22]*[.B22]+[.C22]*[.C22])" office:value-type="float" office:value="80.702911967289">
            <text:p>80.7029119673</text:p>
          </table:table-cell>
          <table:table-cell office:value-type="float" office:value="-25.883">
            <text:p>-25.883</text:p>
          </table:table-cell>
          <table:table-cell office:value-type="float" office:value="10.5">
            <text:p>10.5</text:p>
          </table:table-cell>
          <table:table-cell office:value-type="float" office:value="19.9257">
            <text:p>19.9257</text:p>
          </table:table-cell>
          <table:table-cell table:formula="of:=[.E22]*[.$J22]/[Tabelle2.$B$3]" office:value-type="float" office:value="-9.62365367856259">
            <text:p>-9.6236536786</text:p>
          </table:table-cell>
          <table:table-cell table:formula="of:=[.F22]*[.$J22]/[Tabelle2.$B$3]" office:value-type="float" office:value="3.9040437207784">
            <text:p>3.9040437208</text:p>
          </table:table-cell>
          <table:table-cell table:formula="of:=[Tabelle2.$B$1]/[.G22]+[Tabelle2.$B$2]" office:value-type="float" office:value="83.1003591994259">
            <text:p>83.1003591994</text:p>
          </table:table-cell>
          <table:table-cell table:formula="of:=[Tabelle2.$B$5]/[.G22]+[Tabelle2.$B$6]" office:value-type="float" office:value="93.9444214055215">
            <text:p>93.9444214055</text:p>
          </table:table-cell>
          <table:table-cell table:formula="of:=[.K22]*[.E22]/SQRT([.$E22]*[.$E22]+[.$F22]*[.$F22]+[Tabelle2.$B$3]*[Tabelle2.$B$3])" office:value-type="float" office:value="-10.7955003854573">
            <text:p>-10.7955003855</text:p>
          </table:table-cell>
          <table:table-cell table:formula="of:=[.K22]*[.F22]/SQRT([.$E22]*[.$E22]+[.$F22]*[.$F22]+[Tabelle2.$B$3]*[Tabelle2.$B$3])" office:value-type="float" office:value="4.37942873883636">
            <text:p>4.3794287388</text:p>
          </table:table-cell>
          <table:table-cell table:formula="of:=SQRT([.K22]*[.K22]-[.L22]*[.L22]-[.M22]*[.M22])" office:value-type="float" office:value="93.2192688695168">
            <text:p>93.2192688695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26.85">
            <text:p>-26.85</text:p>
          </table:table-cell>
          <table:table-cell office:value-type="float" office:value="31.22">
            <text:p>31.22</text:p>
          </table:table-cell>
          <table:table-cell office:value-type="float" office:value="19.21">
            <text:p>19.21</text:p>
          </table:table-cell>
          <table:table-cell table:formula="of:=[.V22]*[.$AA22]/[Tabelle2.$B$3]" office:value-type="float" office:value="-10.3583201740564">
            <text:p>-10.3583201741</text:p>
          </table:table-cell>
          <table:table-cell table:formula="of:=[.W22]*[.$AA22]/[Tabelle2.$B$3]" office:value-type="float" office:value="12.0441994724038">
            <text:p>12.0441994724</text:p>
          </table:table-cell>
          <table:table-cell table:formula="of:=[Tabelle2.$B$1]/[.X22]+[Tabelle2.$B$2]" office:value-type="float" office:value="86.2228885996877">
            <text:p>86.2228885997</text:p>
          </table:table-cell>
          <table:table-cell table:formula="of:=[Tabelle2.$B$5]/[.X22]+[Tabelle2.$B$6]" office:value-type="float" office:value="97.393507548152">
            <text:p>97.3935075482</text:p>
          </table:table-cell>
          <table:table-cell table:formula="of:=[.AB22]*[.V22]/SQRT([.$E22]*[.$E22]+[.$F22]*[.$F22]+[Tabelle2.$B$3]*[Tabelle2.$B$3])" office:value-type="float" office:value="-11.609979846084">
            <text:p>-11.6099798461</text:p>
          </table:table-cell>
          <table:table-cell table:formula="of:=[.AB22]*[.W22]/SQRT([.$E22]*[.$E22]+[.$F22]*[.$F22]+[Tabelle2.$B$3]*[Tabelle2.$B$3])" office:value-type="float" office:value="13.4995743312753">
            <text:p>13.4995743313</text:p>
          </table:table-cell>
          <table:table-cell table:formula="of:=SQRT([.AB22]*[.AB22]-[.AC22]*[.AC22]-[.AD22]*[.AD22])" office:value-type="float" office:value="95.7521027099658">
            <text:p>95.75210271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3]*[.A23]+[.B23]*[.B23]+[.C23]*[.C23])" office:value-type="float" office:value="90.6253827578124">
            <text:p>90.6253827578</text:p>
          </table:table-cell>
          <table:table-cell office:value-type="float" office:value="-22.68">
            <text:p>-22.68</text:p>
          </table:table-cell>
          <table:table-cell office:value-type="float" office:value="10.23">
            <text:p>10.23</text:p>
          </table:table-cell>
          <table:table-cell office:value-type="float" office:value="18.6745">
            <text:p>18.6745</text:p>
          </table:table-cell>
          <table:table-cell table:formula="of:=[.E23]*[.$J23]/[Tabelle2.$B$3]" office:value-type="float" office:value="-9.00256555179774">
            <text:p>-9.0025655518</text:p>
          </table:table-cell>
          <table:table-cell table:formula="of:=[.F23]*[.$J23]/[Tabelle2.$B$3]" office:value-type="float" office:value="4.06068102270242">
            <text:p>4.0606810227</text:p>
          </table:table-cell>
          <table:table-cell table:formula="of:=[Tabelle2.$B$1]/[.G23]+[Tabelle2.$B$2]" office:value-type="float" office:value="88.7157584138799">
            <text:p>88.7157584139</text:p>
          </table:table-cell>
          <table:table-cell table:formula="of:=[Tabelle2.$B$5]/[.G23]+[Tabelle2.$B$6]" office:value-type="float" office:value="100.147083777343">
            <text:p>100.1470837773</text:p>
          </table:table-cell>
          <table:table-cell table:formula="of:=[.K23]*[.E23]/SQRT([.$E23]*[.$E23]+[.$F23]*[.$F23]+[Tabelle2.$B$3]*[Tabelle2.$B$3])" office:value-type="float" office:value="-10.1001857725093">
            <text:p>-10.1001857725</text:p>
          </table:table-cell>
          <table:table-cell table:formula="of:=[.K23]*[.F23]/SQRT([.$E23]*[.$E23]+[.$F23]*[.$F23]+[Tabelle2.$B$3]*[Tabelle2.$B$3])" office:value-type="float" office:value="4.5557716249017">
            <text:p>4.5557716249</text:p>
          </table:table-cell>
          <table:table-cell table:formula="of:=SQRT([.K23]*[.K23]-[.L23]*[.L23]-[.M23]*[.M23])" office:value-type="float" office:value="99.532253975125">
            <text:p>99.5322539751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21.77">
            <text:p>-21.77</text:p>
          </table:table-cell>
          <table:table-cell office:value-type="float" office:value="27.89">
            <text:p>27.89</text:p>
          </table:table-cell>
          <table:table-cell office:value-type="float" office:value="18.49">
            <text:p>18.49</text:p>
          </table:table-cell>
          <table:table-cell table:formula="of:=[.V23]*[.$AA23]/[Tabelle2.$B$3]" office:value-type="float" office:value="-8.72826912659724">
            <text:p>-8.7282691266</text:p>
          </table:table-cell>
          <table:table-cell table:formula="of:=[.W23]*[.$AA23]/[Tabelle2.$B$3]" office:value-type="float" office:value="11.1819671998529">
            <text:p>11.1819671999</text:p>
          </table:table-cell>
          <table:table-cell table:formula="of:=[Tabelle2.$B$1]/[.X23]+[Tabelle2.$B$2]" office:value-type="float" office:value="89.6080914007572">
            <text:p>89.6080914008</text:p>
          </table:table-cell>
          <table:table-cell table:formula="of:=[Tabelle2.$B$5]/[.X23]+[Tabelle2.$B$6]" office:value-type="float" office:value="101.132737696052">
            <text:p>101.1327376961</text:p>
          </table:table-cell>
          <table:table-cell table:formula="of:=[.AB23]*[.V23]/SQRT([.$E23]*[.$E23]+[.$F23]*[.$F23]+[Tabelle2.$B$3]*[Tabelle2.$B$3])" office:value-type="float" office:value="-9.79034953181918">
            <text:p>-9.7903495318</text:p>
          </table:table-cell>
          <table:table-cell table:formula="of:=[.AB23]*[.W23]/SQRT([.$E23]*[.$E23]+[.$F23]*[.$F23]+[Tabelle2.$B$3]*[Tabelle2.$B$3])" office:value-type="float" office:value="12.5426205072318">
            <text:p>12.5426205072</text:p>
          </table:table-cell>
          <table:table-cell table:formula="of:=SQRT([.AB23]*[.AB23]-[.AC23]*[.AC23]-[.AD23]*[.AD23])" office:value-type="float" office:value="99.8732314524509">
            <text:p>99.8732314525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4]*[.A24]+[.B24]*[.B24]+[.C24]*[.C24])" office:value-type="float" office:value="100.563213950231">
            <text:p>100.5632139502</text:p>
          </table:table-cell>
          <table:table-cell office:value-type="float" office:value="-19.58">
            <text:p>-19.58</text:p>
          </table:table-cell>
          <table:table-cell office:value-type="float" office:value="9.86">
            <text:p>9.86</text:p>
          </table:table-cell>
          <table:table-cell office:value-type="float" office:value="16.85">
            <text:p>16.85</text:p>
          </table:table-cell>
          <table:table-cell table:formula="of:=[.E24]*[.$J24]/[Tabelle2.$B$3]" office:value-type="float" office:value="-8.62035057242812">
            <text:p>-8.6203505724</text:p>
          </table:table-cell>
          <table:table-cell table:formula="of:=[.F24]*[.$J24]/[Tabelle2.$B$3]" office:value-type="float" office:value="4.34099369990507">
            <text:p>4.3409936999</text:p>
          </table:table-cell>
          <table:table-cell table:formula="of:=[Tabelle2.$B$1]/[.G24]+[Tabelle2.$B$2]" office:value-type="float" office:value="98.3987922848665">
            <text:p>98.3987922849</text:p>
          </table:table-cell>
          <table:table-cell table:formula="of:=[Tabelle2.$B$5]/[.G24]+[Tabelle2.$B$6]" office:value-type="float" office:value="110.842777448071">
            <text:p>110.8427774481</text:p>
          </table:table-cell>
          <table:table-cell table:formula="of:=[.K24]*[.E24]/SQRT([.$E24]*[.$E24]+[.$F24]*[.$F24]+[Tabelle2.$B$3]*[Tabelle2.$B$3])" office:value-type="float" office:value="-9.66414302531246">
            <text:p>-9.6641430253</text:p>
          </table:table-cell>
          <table:table-cell table:formula="of:=[.K24]*[.F24]/SQRT([.$E24]*[.$E24]+[.$F24]*[.$F24]+[Tabelle2.$B$3]*[Tabelle2.$B$3])" office:value-type="float" office:value="4.86662156432997">
            <text:p>4.8666215643</text:p>
          </table:table-cell>
          <table:table-cell table:formula="of:=SQRT([.K24]*[.K24]-[.L24]*[.L24]-[.M24]*[.M24])" office:value-type="float" office:value="110.313379272591">
            <text:p>110.3133792726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20.35">
            <text:p>-20.35</text:p>
          </table:table-cell>
          <table:table-cell office:value-type="float" office:value="24.91">
            <text:p>24.91</text:p>
          </table:table-cell>
          <table:table-cell office:value-type="float" office:value="16.26">
            <text:p>16.26</text:p>
          </table:table-cell>
          <table:table-cell table:formula="of:=[.V24]*[.$AA24]/[Tabelle2.$B$3]" office:value-type="float" office:value="-9.28679552875395">
            <text:p>-9.2867955288</text:p>
          </table:table-cell>
          <table:table-cell table:formula="of:=[.W24]*[.$AA24]/[Tabelle2.$B$3]" office:value-type="float" office:value="11.3677678929366">
            <text:p>11.3677678929</text:p>
          </table:table-cell>
          <table:table-cell table:formula="of:=[Tabelle2.$B$1]/[.X24]+[Tabelle2.$B$2]" office:value-type="float" office:value="101.995027060271">
            <text:p>101.9950270603</text:p>
          </table:table-cell>
          <table:table-cell table:formula="of:=[Tabelle2.$B$5]/[.X24]+[Tabelle2.$B$6]" office:value-type="float" office:value="114.815109471095">
            <text:p>114.8151094711</text:p>
          </table:table-cell>
          <table:table-cell table:formula="of:=[.AB24]*[.V24]/SQRT([.$E24]*[.$E24]+[.$F24]*[.$F24]+[Tabelle2.$B$3]*[Tabelle2.$B$3])" office:value-type="float" office:value="-10.4041527428571">
            <text:p>-10.4041527429</text:p>
          </table:table-cell>
          <table:table-cell table:formula="of:=[.AB24]*[.W24]/SQRT([.$E24]*[.$E24]+[.$F24]*[.$F24]+[Tabelle2.$B$3]*[Tabelle2.$B$3])" office:value-type="float" office:value="12.7355009741803">
            <text:p>12.7355009742</text:p>
          </table:table-cell>
          <table:table-cell table:formula="of:=SQRT([.AB24]*[.AB24]-[.AC24]*[.AC24]-[.AD24]*[.AD24])" office:value-type="float" office:value="113.631289632299">
            <text:p>113.6312896323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5]*[.A25]+[.B25]*[.B25]+[.C25]*[.C25])" office:value-type="float" office:value="110.512261763118">
            <text:p>110.5122617631</text:p>
          </table:table-cell>
          <table:table-cell office:value-type="float" office:value="-20.1">
            <text:p>-20.1</text:p>
          </table:table-cell>
          <table:table-cell office:value-type="float" office:value="7.79">
            <text:p>7.79</text:p>
          </table:table-cell>
          <table:table-cell office:value-type="float" office:value="15.1631">
            <text:p>15.1631</text:p>
          </table:table-cell>
          <table:table-cell table:formula="of:=[.E25]*[.$J25]/[Tabelle2.$B$3]" office:value-type="float" office:value="-9.84088717008559">
            <text:p>-9.8408871701</text:p>
          </table:table-cell>
          <table:table-cell table:formula="of:=[.F25]*[.$J25]/[Tabelle2.$B$3]" office:value-type="float" office:value="3.81395577387894">
            <text:p>3.8139557739</text:p>
          </table:table-cell>
          <table:table-cell table:formula="of:=[Tabelle2.$B$1]/[.G25]+[Tabelle2.$B$2]" office:value-type="float" office:value="109.424790174832">
            <text:p>109.4247901748</text:p>
          </table:table-cell>
          <table:table-cell table:formula="of:=[Tabelle2.$B$5]/[.G25]+[Tabelle2.$B$6]" office:value-type="float" office:value="123.021883440721">
            <text:p>123.0218834407</text:p>
          </table:table-cell>
          <table:table-cell table:formula="of:=[.K25]*[.E25]/SQRT([.$E25]*[.$E25]+[.$F25]*[.$F25]+[Tabelle2.$B$3]*[Tabelle2.$B$3])" office:value-type="float" office:value="-11.012607730227">
            <text:p>-11.0126077302</text:p>
          </table:table-cell>
          <table:table-cell table:formula="of:=[.K25]*[.F25]/SQRT([.$E25]*[.$E25]+[.$F25]*[.$F25]+[Tabelle2.$B$3]*[Tabelle2.$B$3])" office:value-type="float" office:value="4.26807035912779">
            <text:p>4.2680703591</text:p>
          </table:table-cell>
          <table:table-cell table:formula="of:=SQRT([.K25]*[.K25]-[.L25]*[.L25]-[.M25]*[.M25])" office:value-type="float" office:value="122.453623268942">
            <text:p>122.4536232689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18.46">
            <text:p>-18.46</text:p>
          </table:table-cell>
          <table:table-cell office:value-type="float" office:value="23.4">
            <text:p>23.4</text:p>
          </table:table-cell>
          <table:table-cell office:value-type="float" office:value="15.14">
            <text:p>15.14</text:p>
          </table:table-cell>
          <table:table-cell table:formula="of:=[.V25]*[.$AA25]/[Tabelle2.$B$3]" office:value-type="float" office:value="-9.05182845022888">
            <text:p>-9.0518284502</text:p>
          </table:table-cell>
          <table:table-cell table:formula="of:=[.W25]*[.$AA25]/[Tabelle2.$B$3]" office:value-type="float" office:value="11.4741487397268">
            <text:p>11.4741487397</text:p>
          </table:table-cell>
          <table:table-cell table:formula="of:=[Tabelle2.$B$1]/[.X25]+[Tabelle2.$B$2]" office:value-type="float" office:value="109.592830911493">
            <text:p>109.5928309115</text:p>
          </table:table-cell>
          <table:table-cell table:formula="of:=[Tabelle2.$B$5]/[.X25]+[Tabelle2.$B$6]" office:value-type="float" office:value="123.207498018494">
            <text:p>123.2074980185</text:p>
          </table:table-cell>
          <table:table-cell table:formula="of:=[.AB25]*[.V25]/SQRT([.$E25]*[.$E25]+[.$F25]*[.$F25]+[Tabelle2.$B$3]*[Tabelle2.$B$3])" office:value-type="float" office:value="-10.1293266366224">
            <text:p>-10.1293266366</text:p>
          </table:table-cell>
          <table:table-cell table:formula="of:=[.AB25]*[.W25]/SQRT([.$E25]*[.$E25]+[.$F25]*[.$F25]+[Tabelle2.$B$3]*[Tabelle2.$B$3])" office:value-type="float" office:value="12.8399915112115">
            <text:p>12.8399915112</text:p>
          </table:table-cell>
          <table:table-cell table:formula="of:=SQRT([.AB25]*[.AB25]-[.AC25]*[.AC25]-[.AD25]*[.AD25])" office:value-type="float" office:value="122.117234360502">
            <text:p>122.1172343605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6]*[.A26]+[.B26]*[.B26]+[.C26]*[.C26])" office:value-type="float" office:value="120.469747239712">
            <text:p>120.4697472397</text:p>
          </table:table-cell>
          <table:table-cell office:value-type="float" office:value="-19.3972">
            <text:p>-19.3972</text:p>
          </table:table-cell>
          <table:table-cell office:value-type="float" office:value="7.01336">
            <text:p>7.01336</text:p>
          </table:table-cell>
          <table:table-cell office:value-type="float" office:value="13.7981">
            <text:p>13.7981</text:p>
          </table:table-cell>
          <table:table-cell table:formula="of:=[.E26]*[.$J26]/[Tabelle2.$B$3]" office:value-type="float" office:value="-10.4423898834684">
            <text:p>-10.4423898835</text:p>
          </table:table-cell>
          <table:table-cell table:formula="of:=[.F26]*[.$J26]/[Tabelle2.$B$3]" office:value-type="float" office:value="3.77560882566152">
            <text:p>3.7756088257</text:p>
          </table:table-cell>
          <table:table-cell table:formula="of:=[Tabelle2.$B$1]/[.G26]+[Tabelle2.$B$2]" office:value-type="float" office:value="120.320156463571">
            <text:p>120.3201564636</text:p>
          </table:table-cell>
          <table:table-cell table:formula="of:=[Tabelle2.$B$5]/[.G26]+[Tabelle2.$B$6]" office:value-type="float" office:value="135.056696269776">
            <text:p>135.0566962698</text:p>
          </table:table-cell>
          <table:table-cell table:formula="of:=[.K26]*[.E26]/SQRT([.$E26]*[.$E26]+[.$F26]*[.$F26]+[Tabelle2.$B$3]*[Tabelle2.$B$3])" office:value-type="float" office:value="-11.6717518856338">
            <text:p>-11.6717518856</text:p>
          </table:table-cell>
          <table:table-cell table:formula="of:=[.K26]*[.F26]/SQRT([.$E26]*[.$E26]+[.$F26]*[.$F26]+[Tabelle2.$B$3]*[Tabelle2.$B$3])" office:value-type="float" office:value="4.22010381934653">
            <text:p>4.2201038193</text:p>
          </table:table-cell>
          <table:table-cell table:formula="of:=SQRT([.K26]*[.K26]-[.L26]*[.L26]-[.M26]*[.M26])" office:value-type="float" office:value="134.485211599569">
            <text:p>134.4852115996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18.22">
            <text:p>-18.22</text:p>
          </table:table-cell>
          <table:table-cell office:value-type="float" office:value="21.35">
            <text:p>21.35</text:p>
          </table:table-cell>
          <table:table-cell office:value-type="float" office:value="14.13">
            <text:p>14.13</text:p>
          </table:table-cell>
          <table:table-cell table:formula="of:=[.V26]*[.$AA26]/[Tabelle2.$B$3]" office:value-type="float" office:value="-9.57689275373608">
            <text:p>-9.5768927537</text:p>
          </table:table-cell>
          <table:table-cell table:formula="of:=[.W26]*[.$AA26]/[Tabelle2.$B$3]" office:value-type="float" office:value="11.2220999062714">
            <text:p>11.2220999063</text:p>
          </table:table-cell>
          <table:table-cell table:formula="of:=[Tabelle2.$B$1]/[.X26]+[Tabelle2.$B$2]" office:value-type="float" office:value="117.477251946214">
            <text:p>117.4772519462</text:p>
          </table:table-cell>
          <table:table-cell table:formula="of:=[Tabelle2.$B$5]/[.X26]+[Tabelle2.$B$6]" office:value-type="float" office:value="131.91647841472">
            <text:p>131.9164784147</text:p>
          </table:table-cell>
          <table:table-cell table:formula="of:=[.AB26]*[.V26]/SQRT([.$E26]*[.$E26]+[.$F26]*[.$F26]+[Tabelle2.$B$3]*[Tabelle2.$B$3])" office:value-type="float" office:value="-10.7084916646194">
            <text:p>-10.7084916646</text:p>
          </table:table-cell>
          <table:table-cell table:formula="of:=[.AB26]*[.W26]/SQRT([.$E26]*[.$E26]+[.$F26]*[.$F26]+[Tabelle2.$B$3]*[Tabelle2.$B$3])" office:value-type="float" office:value="12.5480953369717">
            <text:p>12.548095337</text:p>
          </table:table-cell>
          <table:table-cell table:formula="of:=SQRT([.AB26]*[.AB26]-[.AC26]*[.AC26]-[.AD26]*[.AD26])" office:value-type="float" office:value="130.880979469992">
            <text:p>130.88097947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 table:formula="of:=SQRT([.A27]*[.A27]+[.B27]*[.B27]+[.C27]*[.C27])" office:value-type="float" office:value="130.433737966831">
            <text:p>130.4337379668</text:p>
          </table:table-cell>
          <table:table-cell office:value-type="float" office:value="-17.2817">
            <text:p>-17.2817</text:p>
          </table:table-cell>
          <table:table-cell office:value-type="float" office:value="6.76956">
            <text:p>6.76956</text:p>
          </table:table-cell>
          <table:table-cell office:value-type="float" office:value="13.3619">
            <text:p>13.3619</text:p>
          </table:table-cell>
          <table:table-cell table:formula="of:=[.E27]*[.$J27]/[Tabelle2.$B$3]" office:value-type="float" office:value="-9.60902925787523">
            <text:p>-9.6090292579</text:p>
          </table:table-cell>
          <table:table-cell table:formula="of:=[.F27]*[.$J27]/[Tabelle2.$B$3]" office:value-type="float" office:value="3.76403363690735">
            <text:p>3.7640336369</text:p>
          </table:table-cell>
          <table:table-cell table:formula="of:=[Tabelle2.$B$1]/[.G27]+[Tabelle2.$B$2]" office:value-type="float" office:value="124.271225581691">
            <text:p>124.2712255817</text:p>
          </table:table-cell>
          <table:table-cell table:formula="of:=[Tabelle2.$B$5]/[.G27]+[Tabelle2.$B$6]" office:value-type="float" office:value="139.420971508543">
            <text:p>139.4209715085</text:p>
          </table:table-cell>
          <table:table-cell table:formula="of:=[.K27]*[.E27]/SQRT([.$E27]*[.$E27]+[.$F27]*[.$F27]+[Tabelle2.$B$3]*[Tabelle2.$B$3])" office:value-type="float" office:value="-10.7434724228648">
            <text:p>-10.7434724229</text:p>
          </table:table-cell>
          <table:table-cell table:formula="of:=[.K27]*[.F27]/SQRT([.$E27]*[.$E27]+[.$F27]*[.$F27]+[Tabelle2.$B$3]*[Tabelle2.$B$3])" office:value-type="float" office:value="4.20841590670645">
            <text:p>4.2084159067</text:p>
          </table:table-cell>
          <table:table-cell table:formula="of:=SQRT([.K27]*[.K27]-[.L27]*[.L27]-[.M27]*[.M27])" office:value-type="float" office:value="138.942701615599">
            <text:p>138.9427016156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 office:value-type="float" office:value="-16.29">
            <text:p>-16.29</text:p>
          </table:table-cell>
          <table:table-cell office:value-type="float" office:value="17.72">
            <text:p>17.72</text:p>
          </table:table-cell>
          <table:table-cell office:value-type="float" office:value="12.25">
            <text:p>12.25</text:p>
          </table:table-cell>
          <table:table-cell table:formula="of:=[.V27]*[.$AA27]/[Tabelle2.$B$3]" office:value-type="float" office:value="-9.88446082180523">
            <text:p>-9.8844608218</text:p>
          </table:table-cell>
          <table:table-cell table:formula="of:=[.W27]*[.$AA27]/[Tabelle2.$B$3]" office:value-type="float" office:value="10.7521575053646">
            <text:p>10.7521575054</text:p>
          </table:table-cell>
          <table:table-cell table:formula="of:=[Tabelle2.$B$1]/[.X27]+[Tabelle2.$B$2]" office:value-type="float" office:value="135.615530612245">
            <text:p>135.6155306122</text:p>
          </table:table-cell>
          <table:table-cell table:formula="of:=[Tabelle2.$B$5]/[.X27]+[Tabelle2.$B$6]" office:value-type="float" office:value="151.951673469388">
            <text:p>151.9516734694</text:p>
          </table:table-cell>
          <table:table-cell table:formula="of:=[.AB27]*[.V27]/SQRT([.$E27]*[.$E27]+[.$F27]*[.$F27]+[Tabelle2.$B$3]*[Tabelle2.$B$3])" office:value-type="float" office:value="-11.0371432354176">
            <text:p>-11.0371432354</text:p>
          </table:table-cell>
          <table:table-cell table:formula="of:=[.AB27]*[.W27]/SQRT([.$E27]*[.$E27]+[.$F27]*[.$F27]+[Tabelle2.$B$3]*[Tabelle2.$B$3])" office:value-type="float" office:value="12.0060268957397">
            <text:p>12.0060268957</text:p>
          </table:table-cell>
          <table:table-cell table:formula="of:=SQRT([.AB27]*[.AB27]-[.AC27]*[.AC27]-[.AD27]*[.AD27])" office:value-type="float" office:value="151.073981404897">
            <text:p>151.0739814049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28]*[.A28]+[.B28]*[.B28]+[.C28]*[.C28])" office:value-type="float" office:value="36.2347899124584">
            <text:p>36.2347899125</text:p>
          </table:table-cell>
          <table:table-cell office:value-type="float" office:value="-149.389">
            <text:p>-149.389</text:p>
          </table:table-cell>
          <table:table-cell office:value-type="float" office:value="23.8434">
            <text:p>23.8434</text:p>
          </table:table-cell>
          <table:table-cell office:value-type="float" office:value="60.5118">
            <text:p>60.5118</text:p>
          </table:table-cell>
          <table:table-cell table:formula="of:=[.E28]*[.$J28]/[Tabelle2.$B$3]" office:value-type="float" office:value="-17.9714118455235">
            <text:p>-17.9714118455</text:p>
          </table:table-cell>
          <table:table-cell table:formula="of:=[.F28]*[.$J28]/[Tabelle2.$B$3]" office:value-type="float" office:value="2.86834747670548">
            <text:p>2.8683474767</text:p>
          </table:table-cell>
          <table:table-cell table:formula="of:=[Tabelle2.$B$1]/[.G28]+[Tabelle2.$B$2]" office:value-type="float" office:value="26.8869230497192">
            <text:p>26.8869230497</text:p>
          </table:table-cell>
          <table:table-cell table:formula="of:=[Tabelle2.$B$5]/[.G28]+[Tabelle2.$B$6]" office:value-type="float" office:value="31.8521369782423">
            <text:p>31.8521369782</text:p>
          </table:table-cell>
          <table:table-cell table:formula="of:=[.K28]*[.E28]/SQRT([.$E28]*[.$E28]+[.$F28]*[.$F28]+[Tabelle2.$B$3]*[Tabelle2.$B$3])" office:value-type="float" office:value="-17.6310709205361">
            <text:p>-17.6310709205</text:p>
          </table:table-cell>
          <table:table-cell table:formula="of:=[.K28]*[.F28]/SQRT([.$E28]*[.$E28]+[.$F28]*[.$F28]+[Tabelle2.$B$3]*[Tabelle2.$B$3])" office:value-type="float" office:value="2.81402697913976">
            <text:p>2.8140269791</text:p>
          </table:table-cell>
          <table:table-cell table:formula="of:=SQRT([.K28]*[.K28]-[.L28]*[.L28]-[.M28]*[.M28])" office:value-type="float" office:value="26.3777410032855">
            <text:p>26.3777410033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149.61">
            <text:p>-149.61</text:p>
          </table:table-cell>
          <table:table-cell office:value-type="float" office:value="85.49">
            <text:p>85.49</text:p>
          </table:table-cell>
          <table:table-cell office:value-type="float" office:value="53.35">
            <text:p>53.35</text:p>
          </table:table-cell>
          <table:table-cell table:formula="of:=[.V28]*[.$AA28]/[Tabelle2.$B$3]" office:value-type="float" office:value="-20.4779727745734">
            <text:p>-20.4779727746</text:p>
          </table:table-cell>
          <table:table-cell table:formula="of:=[.W28]*[.$AA28]/[Tabelle2.$B$3]" office:value-type="float" office:value="11.7015031916201">
            <text:p>11.7015031916</text:p>
          </table:table-cell>
          <table:table-cell table:formula="of:=[Tabelle2.$B$1]/[.X28]+[Tabelle2.$B$2]" office:value-type="float" office:value="30.591717900656">
            <text:p>30.5917179007</text:p>
          </table:table-cell>
          <table:table-cell table:formula="of:=[Tabelle2.$B$5]/[.X28]+[Tabelle2.$B$6]" office:value-type="float" office:value="35.9443823805061">
            <text:p>35.9443823805</text:p>
          </table:table-cell>
          <table:table-cell table:formula="of:=[.AB28]*[.V28]/SQRT([.$E28]*[.$E28]+[.$F28]*[.$F28]+[Tabelle2.$B$3]*[Tabelle2.$B$3])" office:value-type="float" office:value="-19.9256797586009">
            <text:p>-19.9256797586</text:p>
          </table:table-cell>
          <table:table-cell table:formula="of:=[.AB28]*[.W28]/SQRT([.$E28]*[.$E28]+[.$F28]*[.$F28]+[Tabelle2.$B$3]*[Tabelle2.$B$3])" office:value-type="float" office:value="11.3859124561379">
            <text:p>11.3859124561</text:p>
          </table:table-cell>
          <table:table-cell table:formula="of:=SQRT([.AB28]*[.AB28]-[.AC28]*[.AC28]-[.AD28]*[.AD28])" office:value-type="float" office:value="27.6645424400058">
            <text:p>27.66454244</text:p>
          </table:table-cell>
          <table:table-cell table:number-columns-repeated="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29]*[.A29]+[.B29]*[.B29]+[.C29]*[.C29])" office:value-type="float" office:value="44.866022778936">
            <text:p>44.8660227789</text:p>
          </table:table-cell>
          <table:table-cell office:value-type="float" office:value="-112.44">
            <text:p>-112.44</text:p>
          </table:table-cell>
          <table:table-cell office:value-type="float" office:value="18.879">
            <text:p>18.879</text:p>
          </table:table-cell>
          <table:table-cell office:value-type="float" office:value="47.0302">
            <text:p>47.0302</text:p>
          </table:table-cell>
          <table:table-cell table:formula="of:=[.E29]*[.$J29]/[Tabelle2.$B$3]" office:value-type="float" office:value="-17.5064795754811">
            <text:p>-17.5064795755</text:p>
          </table:table-cell>
          <table:table-cell table:formula="of:=[.F29]*[.$J29]/[Tabelle2.$B$3]" office:value-type="float" office:value="2.93938836628876">
            <text:p>2.9393883663</text:p>
          </table:table-cell>
          <table:table-cell table:formula="of:=[Tabelle2.$B$1]/[.G29]+[Tabelle2.$B$2]" office:value-type="float" office:value="34.7980984091073">
            <text:p>34.7980984091</text:p>
          </table:table-cell>
          <table:table-cell table:formula="of:=[Tabelle2.$B$5]/[.G29]+[Tabelle2.$B$6]" office:value-type="float" office:value="40.5906696888382">
            <text:p>40.5906696888</text:p>
          </table:table-cell>
          <table:table-cell table:formula="of:=[.K29]*[.E29]/SQRT([.$E29]*[.$E29]+[.$F29]*[.$F29]+[Tabelle2.$B$3]*[Tabelle2.$B$3])" office:value-type="float" office:value="-18.1904853660586">
            <text:p>-18.1904853661</text:p>
          </table:table-cell>
          <table:table-cell table:formula="of:=[.K29]*[.F29]/SQRT([.$E29]*[.$E29]+[.$F29]*[.$F29]+[Tabelle2.$B$3]*[Tabelle2.$B$3])" office:value-type="float" office:value="3.05423490951459">
            <text:p>3.0542349095</text:p>
          </table:table-cell>
          <table:table-cell table:formula="of:=SQRT([.K29]*[.K29]-[.L29]*[.L29]-[.M29]*[.M29])" office:value-type="float" office:value="36.1577150419255">
            <text:p>36.1577150419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108.05">
            <text:p>-108.05</text:p>
          </table:table-cell>
          <table:table-cell office:value-type="float" office:value="63.83">
            <text:p>63.83</text:p>
          </table:table-cell>
          <table:table-cell office:value-type="float" office:value="41.06">
            <text:p>41.06</text:p>
          </table:table-cell>
          <table:table-cell table:formula="of:=[.V29]*[.$AA29]/[Tabelle2.$B$3]" office:value-type="float" office:value="-19.3190436690564">
            <text:p>-19.3190436691</text:p>
          </table:table-cell>
          <table:table-cell table:formula="of:=[.W29]*[.$AA29]/[Tabelle2.$B$3]" office:value-type="float" office:value="11.4126289439692">
            <text:p>11.412628944</text:p>
          </table:table-cell>
          <table:table-cell table:formula="of:=[Tabelle2.$B$1]/[.X29]+[Tabelle2.$B$2]" office:value-type="float" office:value="39.9611870433512">
            <text:p>39.9611870434</text:p>
          </table:table-cell>
          <table:table-cell table:formula="of:=[Tabelle2.$B$5]/[.X29]+[Tabelle2.$B$6]" office:value-type="float" office:value="46.2937184607891">
            <text:p>46.2937184608</text:p>
          </table:table-cell>
          <table:table-cell table:formula="of:=[.AB29]*[.V29]/SQRT([.$E29]*[.$E29]+[.$F29]*[.$F29]+[Tabelle2.$B$3]*[Tabelle2.$B$3])" office:value-type="float" office:value="-19.9362775414892">
            <text:p>-19.9362775415</text:p>
          </table:table-cell>
          <table:table-cell table:formula="of:=[.AB29]*[.W29]/SQRT([.$E29]*[.$E29]+[.$F29]*[.$F29]+[Tabelle2.$B$3]*[Tabelle2.$B$3])" office:value-type="float" office:value="11.7772567836488">
            <text:p>11.7772567836</text:p>
          </table:table-cell>
          <table:table-cell table:formula="of:=SQRT([.AB29]*[.AB29]-[.AC29]*[.AC29]-[.AD29]*[.AD29])" office:value-type="float" office:value="40.0867737460564">
            <text:p>40.0867737461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0]*[.A30]+[.B30]*[.B30]+[.C30]*[.C30])" office:value-type="float" office:value="53.9718445117452">
            <text:p>53.9718445117</text:p>
          </table:table-cell>
          <table:table-cell office:value-type="float" office:value="-87.043">
            <text:p>-87.043</text:p>
          </table:table-cell>
          <table:table-cell office:value-type="float" office:value="16.0877">
            <text:p>16.0877</text:p>
          </table:table-cell>
          <table:table-cell office:value-type="float" office:value="36.6098">
            <text:p>36.6098</text:p>
          </table:table-cell>
          <table:table-cell table:formula="of:=[.E30]*[.$J30]/[Tabelle2.$B$3]" office:value-type="float" office:value="-17.4885164279718">
            <text:p>-17.488516428</text:p>
          </table:table-cell>
          <table:table-cell table:formula="of:=[.F30]*[.$J30]/[Tabelle2.$B$3]" office:value-type="float" office:value="3.23231053316502">
            <text:p>3.2323105332</text:p>
          </table:table-cell>
          <table:table-cell table:formula="of:=[Tabelle2.$B$1]/[.G30]+[Tabelle2.$B$2]" office:value-type="float" office:value="44.9052011264743">
            <text:p>44.9052011265</text:p>
          </table:table-cell>
          <table:table-cell table:formula="of:=[Tabelle2.$B$5]/[.G30]+[Tabelle2.$B$6]" office:value-type="float" office:value="51.7547816814077">
            <text:p>51.7547816814</text:p>
          </table:table-cell>
          <table:table-cell table:formula="of:=[.K30]*[.E30]/SQRT([.$E30]*[.$E30]+[.$F30]*[.$F30]+[Tabelle2.$B$3]*[Tabelle2.$B$3])" office:value-type="float" office:value="-18.7398969525204">
            <text:p>-18.7398969525</text:p>
          </table:table-cell>
          <table:table-cell table:formula="of:=[.K30]*[.F30]/SQRT([.$E30]*[.$E30]+[.$F30]*[.$F30]+[Tabelle2.$B$3]*[Tabelle2.$B$3])" office:value-type="float" office:value="3.4635966155011">
            <text:p>3.4635966155</text:p>
          </table:table-cell>
          <table:table-cell table:formula="of:=SQRT([.K30]*[.K30]-[.L30]*[.L30]-[.M30]*[.M30])" office:value-type="float" office:value="48.118366426804">
            <text:p>48.1183664268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89.81">
            <text:p>-89.81</text:p>
          </table:table-cell>
          <table:table-cell office:value-type="float" office:value="51.03">
            <text:p>51.03</text:p>
          </table:table-cell>
          <table:table-cell office:value-type="float" office:value="33.61">
            <text:p>33.61</text:p>
          </table:table-cell>
          <table:table-cell table:formula="of:=[.V30]*[.$AA30]/[Tabelle2.$B$3]" office:value-type="float" office:value="-19.6804823954333">
            <text:p>-19.6804823954</text:p>
          </table:table-cell>
          <table:table-cell table:formula="of:=[.W30]*[.$AA30]/[Tabelle2.$B$3]" office:value-type="float" office:value="11.1824408934302">
            <text:p>11.1824408934</text:p>
          </table:table-cell>
          <table:table-cell table:formula="of:=[Tabelle2.$B$1]/[.X30]+[Tabelle2.$B$2]" office:value-type="float" office:value="48.9765929782803">
            <text:p>48.9765929783</text:p>
          </table:table-cell>
          <table:table-cell table:formula="of:=[Tabelle2.$B$5]/[.X30]+[Tabelle2.$B$6]" office:value-type="float" office:value="56.2519631062184">
            <text:p>56.2519631062</text:p>
          </table:table-cell>
          <table:table-cell table:formula="of:=[.AB30]*[.V30]/SQRT([.$E30]*[.$E30]+[.$F30]*[.$F30]+[Tabelle2.$B$3]*[Tabelle2.$B$3])" office:value-type="float" office:value="-21.0157670703521">
            <text:p>-21.0157670704</text:p>
          </table:table-cell>
          <table:table-cell table:formula="of:=[.AB30]*[.W30]/SQRT([.$E30]*[.$E30]+[.$F30]*[.$F30]+[Tabelle2.$B$3]*[Tabelle2.$B$3])" office:value-type="float" office:value="11.9411490212679">
            <text:p>11.9411490213</text:p>
          </table:table-cell>
          <table:table-cell table:formula="of:=SQRT([.AB30]*[.AB30]-[.AC30]*[.AC30]-[.AD30]*[.AD30])" office:value-type="float" office:value="50.7939942099451">
            <text:p>50.7939942099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1]*[.A31]+[.B31]*[.B31]+[.C31]*[.C31])" office:value-type="float" office:value="63.3479281429156">
            <text:p>63.3479281429</text:p>
          </table:table-cell>
          <table:table-cell office:value-type="float" office:value="-73.0742">
            <text:p>-73.0742</text:p>
          </table:table-cell>
          <table:table-cell office:value-type="float" office:value="13.7614">
            <text:p>13.7614</text:p>
          </table:table-cell>
          <table:table-cell office:value-type="float" office:value="29.8362">
            <text:p>29.8362</text:p>
          </table:table-cell>
          <table:table-cell table:formula="of:=[.E31]*[.$J31]/[Tabelle2.$B$3]" office:value-type="float" office:value="-18.067890303258">
            <text:p>-18.0678903033</text:p>
          </table:table-cell>
          <table:table-cell table:formula="of:=[.F31]*[.$J31]/[Tabelle2.$B$3]" office:value-type="float" office:value="3.40256158287404">
            <text:p>3.4025615829</text:p>
          </table:table-cell>
          <table:table-cell table:formula="of:=[Tabelle2.$B$1]/[.G31]+[Tabelle2.$B$2]" office:value-type="float" office:value="55.2612752897487">
            <text:p>55.2612752897</text:p>
          </table:table-cell>
          <table:table-cell table:formula="of:=[Tabelle2.$B$5]/[.G31]+[Tabelle2.$B$6]" office:value-type="float" office:value="63.1939027624161">
            <text:p>63.1939027624</text:p>
          </table:table-cell>
          <table:table-cell table:formula="of:=[.K31]*[.E31]/SQRT([.$E31]*[.$E31]+[.$F31]*[.$F31]+[Tabelle2.$B$3]*[Tabelle2.$B$3])" office:value-type="float" office:value="-19.6049296229326">
            <text:p>-19.6049296229</text:p>
          </table:table-cell>
          <table:table-cell table:formula="of:=[.K31]*[.F31]/SQRT([.$E31]*[.$E31]+[.$F31]*[.$F31]+[Tabelle2.$B$3]*[Tabelle2.$B$3])" office:value-type="float" office:value="3.69201822959436">
            <text:p>3.6920182296</text:p>
          </table:table-cell>
          <table:table-cell table:formula="of:=SQRT([.K31]*[.K31]-[.L31]*[.L31]-[.M31]*[.M31])" office:value-type="float" office:value="59.9623638811706">
            <text:p>59.9623638812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72.12">
            <text:p>-72.12</text:p>
          </table:table-cell>
          <table:table-cell office:value-type="float" office:value="42.34">
            <text:p>42.34</text:p>
          </table:table-cell>
          <table:table-cell office:value-type="float" office:value="27.82">
            <text:p>27.82</text:p>
          </table:table-cell>
          <table:table-cell table:formula="of:=[.V31]*[.$AA31]/[Tabelle2.$B$3]" office:value-type="float" office:value="-19.1409243117066">
            <text:p>-19.1409243117</text:p>
          </table:table-cell>
          <table:table-cell table:formula="of:=[.W31]*[.$AA31]/[Tabelle2.$B$3]" office:value-type="float" office:value="11.2371982162737">
            <text:p>11.2371982163</text:p>
          </table:table-cell>
          <table:table-cell table:formula="of:=[Tabelle2.$B$1]/[.X31]+[Tabelle2.$B$2]" office:value-type="float" office:value="59.3177562904385">
            <text:p>59.3177562904</text:p>
          </table:table-cell>
          <table:table-cell table:formula="of:=[Tabelle2.$B$5]/[.X31]+[Tabelle2.$B$6]" office:value-type="float" office:value="67.6746139468009">
            <text:p>67.6746139468</text:p>
          </table:table-cell>
          <table:table-cell table:formula="of:=[.AB31]*[.V31]/SQRT([.$E31]*[.$E31]+[.$F31]*[.$F31]+[Tabelle2.$B$3]*[Tabelle2.$B$3])" office:value-type="float" office:value="-20.7208489861631">
            <text:p>-20.7208489862</text:p>
          </table:table-cell>
          <table:table-cell table:formula="of:=[.AB31]*[.W31]/SQRT([.$E31]*[.$E31]+[.$F31]*[.$F31]+[Tabelle2.$B$3]*[Tabelle2.$B$3])" office:value-type="float" office:value="12.1647358024701">
            <text:p>12.1647358025</text:p>
          </table:table-cell>
          <table:table-cell table:formula="of:=SQRT([.AB31]*[.AB31]-[.AC31]*[.AC31]-[.AD31]*[.AD31])" office:value-type="float" office:value="63.265464457295">
            <text:p>63.2654644573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2]*[.A32]+[.B32]*[.B32]+[.C32]*[.C32])" office:value-type="float" office:value="72.8900541912269">
            <text:p>72.8900541912</text:p>
          </table:table-cell>
          <table:table-cell office:value-type="float" office:value="-59.9595">
            <text:p>-59.9595</text:p>
          </table:table-cell>
          <table:table-cell office:value-type="float" office:value="11.7409">
            <text:p>11.7409</text:p>
          </table:table-cell>
          <table:table-cell office:value-type="float" office:value="24.633">
            <text:p>24.633</text:p>
          </table:table-cell>
          <table:table-cell table:formula="of:=[.E32]*[.$J32]/[Tabelle2.$B$3]" office:value-type="float" office:value="-17.9970341416562">
            <text:p>-17.9970341417</text:p>
          </table:table-cell>
          <table:table-cell table:formula="of:=[.F32]*[.$J32]/[Tabelle2.$B$3]" office:value-type="float" office:value="3.52406838205407">
            <text:p>3.5240683821</text:p>
          </table:table-cell>
          <table:table-cell table:formula="of:=[Tabelle2.$B$1]/[.G32]+[Tabelle2.$B$2]" office:value-type="float" office:value="67.0842340356433">
            <text:p>67.0842340356</text:p>
          </table:table-cell>
          <table:table-cell table:formula="of:=[Tabelle2.$B$5]/[.G32]+[Tabelle2.$B$6]" office:value-type="float" office:value="76.2533164454188">
            <text:p>76.2533164454</text:p>
          </table:table-cell>
          <table:table-cell table:formula="of:=[.K32]*[.E32]/SQRT([.$E32]*[.$E32]+[.$F32]*[.$F32]+[Tabelle2.$B$3]*[Tabelle2.$B$3])" office:value-type="float" office:value="-19.732826100994">
            <text:p>-19.732826101</text:p>
          </table:table-cell>
          <table:table-cell table:formula="of:=[.K32]*[.F32]/SQRT([.$E32]*[.$E32]+[.$F32]*[.$F32]+[Tabelle2.$B$3]*[Tabelle2.$B$3])" office:value-type="float" office:value="3.86396047280516">
            <text:p>3.8639604728</text:p>
          </table:table-cell>
          <table:table-cell table:formula="of:=SQRT([.K32]*[.K32]-[.L32]*[.L32]-[.M32]*[.M32])" office:value-type="float" office:value="73.554426464066">
            <text:p>73.5544264641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59.76">
            <text:p>-59.76</text:p>
          </table:table-cell>
          <table:table-cell office:value-type="float" office:value="36.31">
            <text:p>36.31</text:p>
          </table:table-cell>
          <table:table-cell office:value-type="float" office:value="24.25">
            <text:p>24.25</text:p>
          </table:table-cell>
          <table:table-cell table:formula="of:=[.V32]*[.$AA32]/[Tabelle2.$B$3]" office:value-type="float" office:value="-18.2234522050785">
            <text:p>-18.2234522051</text:p>
          </table:table-cell>
          <table:table-cell table:formula="of:=[.W32]*[.$AA32]/[Tabelle2.$B$3]" office:value-type="float" office:value="11.0725158896654">
            <text:p>11.0725158897</text:p>
          </table:table-cell>
          <table:table-cell table:formula="of:=[Tabelle2.$B$1]/[.X32]+[Tabelle2.$B$2]" office:value-type="float" office:value="68.1549793814433">
            <text:p>68.1549793814</text:p>
          </table:table-cell>
          <table:table-cell table:formula="of:=[Tabelle2.$B$5]/[.X32]+[Tabelle2.$B$6]" office:value-type="float" office:value="77.4360412371134">
            <text:p>77.4360412371</text:p>
          </table:table-cell>
          <table:table-cell table:formula="of:=[.AB32]*[.V32]/SQRT([.$E32]*[.$E32]+[.$F32]*[.$F32]+[Tabelle2.$B$3]*[Tabelle2.$B$3])" office:value-type="float" office:value="-19.9722171925754">
            <text:p>-19.9722171926</text:p>
          </table:table-cell>
          <table:table-cell table:formula="of:=[.AB32]*[.W32]/SQRT([.$E32]*[.$E32]+[.$F32]*[.$F32]+[Tabelle2.$B$3]*[Tabelle2.$B$3])" office:value-type="float" office:value="12.1350603457566">
            <text:p>12.1350603458</text:p>
          </table:table-cell>
          <table:table-cell table:formula="of:=SQRT([.AB32]*[.AB32]-[.AC32]*[.AC32]-[.AD32]*[.AD32])" office:value-type="float" office:value="73.8254111623726">
            <text:p>73.8254111624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3]*[.A33]+[.B33]*[.B33]+[.C33]*[.C33])" office:value-type="float" office:value="82.5406566487086">
            <text:p>82.5406566487</text:p>
          </table:table-cell>
          <table:table-cell office:value-type="float" office:value="-52.5521">
            <text:p>-52.5521</text:p>
          </table:table-cell>
          <table:table-cell office:value-type="float" office:value="11.1331">
            <text:p>11.1331</text:p>
          </table:table-cell>
          <table:table-cell table:style-name="ce1" office:value-type="date" office:date-value="1900-01-20T20:23:08.16">
            <text:p>01/20/00</text:p>
          </table:table-cell>
          <table:table-cell table:formula="of:=[.E33]*[.$J33]/[Tabelle2.$B$3]" office:value-type="float" office:value="-17.8045350370667">
            <text:p>-17.8045350371</text:p>
          </table:table-cell>
          <table:table-cell table:formula="of:=[.F33]*[.$J33]/[Tabelle2.$B$3]" office:value-type="float" office:value="3.77186961170281">
            <text:p>3.7718696117</text:p>
          </table:table-cell>
          <table:table-cell table:formula="of:=[Tabelle2.$B$1]/[.G33]+[Tabelle2.$B$2]" office:value-type="float" office:value="75.7213047772479">
            <text:p>75.7213047772</text:p>
          </table:table-cell>
          <table:table-cell table:formula="of:=[Tabelle2.$B$5]/[.G33]+[Tabelle2.$B$6]" office:value-type="float" office:value="85.7936592858385">
            <text:p>85.7936592858</text:p>
          </table:table-cell>
          <table:table-cell table:formula="of:=[.K33]*[.E33]/SQRT([.$E33]*[.$E33]+[.$F33]*[.$F33]+[Tabelle2.$B$3]*[Tabelle2.$B$3])" office:value-type="float" office:value="-19.6142819635126">
            <text:p>-19.6142819635</text:p>
          </table:table-cell>
          <table:table-cell table:formula="of:=[.K33]*[.F33]/SQRT([.$E33]*[.$E33]+[.$F33]*[.$F33]+[Tabelle2.$B$3]*[Tabelle2.$B$3])" office:value-type="float" office:value="4.15526234970596">
            <text:p>4.1552623497</text:p>
          </table:table-cell>
          <table:table-cell table:formula="of:=SQRT([.K33]*[.K33]-[.L33]*[.L33]-[.M33]*[.M33])" office:value-type="float" office:value="83.4180179068976">
            <text:p>83.4180179069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52.73">
            <text:p>-52.73</text:p>
          </table:table-cell>
          <table:table-cell office:value-type="float" office:value="31.22">
            <text:p>31.22</text:p>
          </table:table-cell>
          <table:table-cell office:value-type="float" office:value="20.16">
            <text:p>20.16</text:p>
          </table:table-cell>
          <table:table-cell table:formula="of:=[.V33]*[.$AA33]/[Tabelle2.$B$3]" office:value-type="float" office:value="-19.3759278867938">
            <text:p>-19.3759278868</text:p>
          </table:table-cell>
          <table:table-cell table:formula="of:=[.W33]*[.$AA33]/[Tabelle2.$B$3]" office:value-type="float" office:value="11.4719603380562">
            <text:p>11.4719603381</text:p>
          </table:table-cell>
          <table:table-cell table:formula="of:=[Tabelle2.$B$1]/[.X33]+[Tabelle2.$B$2]" office:value-type="float" office:value="82.1263015873016">
            <text:p>82.1263015873</text:p>
          </table:table-cell>
          <table:table-cell table:formula="of:=[Tabelle2.$B$5]/[.X33]+[Tabelle2.$B$6]" office:value-type="float" office:value="92.868496031746">
            <text:p>92.8684960317</text:p>
          </table:table-cell>
          <table:table-cell table:formula="of:=[.AB33]*[.V33]/SQRT([.$E33]*[.$E33]+[.$F33]*[.$F33]+[Tabelle2.$B$3]*[Tabelle2.$B$3])" office:value-type="float" office:value="-21.3036162696186">
            <text:p>-21.3036162696</text:p>
          </table:table-cell>
          <table:table-cell table:formula="of:=[.AB33]*[.W33]/SQRT([.$E33]*[.$E33]+[.$F33]*[.$F33]+[Tabelle2.$B$3]*[Tabelle2.$B$3])" office:value-type="float" office:value="12.6132922423192">
            <text:p>12.6132922423</text:p>
          </table:table-cell>
          <table:table-cell table:formula="of:=SQRT([.AB33]*[.AB33]-[.AC33]*[.AC33]-[.AD33]*[.AD33])" office:value-type="float" office:value="89.5076440749343">
            <text:p>89.5076440749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4]*[.A34]+[.B34]*[.B34]+[.C34]*[.C34])" office:value-type="float" office:value="92.2657032705002">
            <text:p>92.2657032705</text:p>
          </table:table-cell>
          <table:table-cell office:value-type="float" office:value="-46.5424">
            <text:p>-46.5424</text:p>
          </table:table-cell>
          <table:table-cell office:value-type="float" office:value="10.2389">
            <text:p>10.2389</text:p>
          </table:table-cell>
          <table:table-cell office:value-type="float" office:value="19.153">
            <text:p>19.153</text:p>
          </table:table-cell>
          <table:table-cell table:formula="of:=[.E34]*[.$J34]/[Tabelle2.$B$3]" office:value-type="float" office:value="-18.0092238974954">
            <text:p>-18.0092238975</text:p>
          </table:table-cell>
          <table:table-cell table:formula="of:=[.F34]*[.$J34]/[Tabelle2.$B$3]" office:value-type="float" office:value="3.96186364613911">
            <text:p>3.9618636461</text:p>
          </table:table-cell>
          <table:table-cell table:formula="of:=[Tabelle2.$B$1]/[.G34]+[Tabelle2.$B$2]" office:value-type="float" office:value="86.481606902313">
            <text:p>86.4816069023</text:p>
          </table:table-cell>
          <table:table-cell table:formula="of:=[Tabelle2.$B$5]/[.G34]+[Tabelle2.$B$6]" office:value-type="float" office:value="97.6792828277555">
            <text:p>97.6792828278</text:p>
          </table:table-cell>
          <table:table-cell table:formula="of:=[.K34]*[.E34]/SQRT([.$E34]*[.$E34]+[.$F34]*[.$F34]+[Tabelle2.$B$3]*[Tabelle2.$B$3])" office:value-type="float" office:value="-19.8938648737126">
            <text:p>-19.8938648737</text:p>
          </table:table-cell>
          <table:table-cell table:formula="of:=[.K34]*[.F34]/SQRT([.$E34]*[.$E34]+[.$F34]*[.$F34]+[Tabelle2.$B$3]*[Tabelle2.$B$3])" office:value-type="float" office:value="4.37646732990682">
            <text:p>4.3764673299</text:p>
          </table:table-cell>
          <table:table-cell table:formula="of:=SQRT([.K34]*[.K34]-[.L34]*[.L34]-[.M34]*[.M34])" office:value-type="float" office:value="95.5317903519104">
            <text:p>95.5317903519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47.09">
            <text:p>-47.09</text:p>
          </table:table-cell>
          <table:table-cell office:value-type="float" office:value="28.19">
            <text:p>28.19</text:p>
          </table:table-cell>
          <table:table-cell office:value-type="float" office:value="18.92">
            <text:p>18.92</text:p>
          </table:table-cell>
          <table:table-cell table:formula="of:=[.V34]*[.$AA34]/[Tabelle2.$B$3]" office:value-type="float" office:value="-18.4473515400296">
            <text:p>-18.44735154</text:p>
          </table:table-cell>
          <table:table-cell table:formula="of:=[.W34]*[.$AA34]/[Tabelle2.$B$3]" office:value-type="float" office:value="11.0433391359829">
            <text:p>11.043339136</text:p>
          </table:table-cell>
          <table:table-cell table:formula="of:=[Tabelle2.$B$1]/[.X34]+[Tabelle2.$B$2]" office:value-type="float" office:value="87.5553847780127">
            <text:p>87.555384778</text:p>
          </table:table-cell>
          <table:table-cell table:formula="of:=[Tabelle2.$B$5]/[.X34]+[Tabelle2.$B$6]" office:value-type="float" office:value="98.8653572938689">
            <text:p>98.8653572939</text:p>
          </table:table-cell>
          <table:table-cell table:formula="of:=[.AB34]*[.V34]/SQRT([.$E34]*[.$E34]+[.$F34]*[.$F34]+[Tabelle2.$B$3]*[Tabelle2.$B$3])" office:value-type="float" office:value="-20.3723325948658">
            <text:p>-20.3723325949</text:p>
          </table:table-cell>
          <table:table-cell table:formula="of:=[.AB34]*[.W34]/SQRT([.$E34]*[.$E34]+[.$F34]*[.$F34]+[Tabelle2.$B$3]*[Tabelle2.$B$3])" office:value-type="float" office:value="12.1957115279097">
            <text:p>12.1957115279</text:p>
          </table:table-cell>
          <table:table-cell table:formula="of:=SQRT([.AB34]*[.AB34]-[.AC34]*[.AC34]-[.AD34]*[.AD34])" office:value-type="float" office:value="95.9718268963165">
            <text:p>95.9718268963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5]*[.A35]+[.B35]*[.B35]+[.C35]*[.C35])" office:value-type="float" office:value="102.043912116304">
            <text:p>102.0439121163</text:p>
          </table:table-cell>
          <table:table-cell office:value-type="float" office:value="-42.6058">
            <text:p>-42.6058</text:p>
          </table:table-cell>
          <table:table-cell office:value-type="float" office:value="8.35536">
            <text:p>8.35536</text:p>
          </table:table-cell>
          <table:table-cell office:value-type="float" office:value="15.1156">
            <text:p>15.1156</text:p>
          </table:table-cell>
          <table:table-cell table:formula="of:=[.E35]*[.$J35]/[Tabelle2.$B$3]" office:value-type="float" office:value="-20.925621592629">
            <text:p>-20.9256215926</text:p>
          </table:table-cell>
          <table:table-cell table:formula="of:=[.F35]*[.$J35]/[Tabelle2.$B$3]" office:value-type="float" office:value="4.10369249327998">
            <text:p>4.1036924933</text:p>
          </table:table-cell>
          <table:table-cell table:formula="of:=[Tabelle2.$B$1]/[.G35]+[Tabelle2.$B$2]" office:value-type="float" office:value="109.770886263198">
            <text:p>109.7708862632</text:p>
          </table:table-cell>
          <table:table-cell table:formula="of:=[Tabelle2.$B$5]/[.G35]+[Tabelle2.$B$6]" office:value-type="float" office:value="123.404174548149">
            <text:p>123.4041745481</text:p>
          </table:table-cell>
          <table:table-cell table:formula="of:=[.K35]*[.E35]/SQRT([.$E35]*[.$E35]+[.$F35]*[.$F35]+[Tabelle2.$B$3]*[Tabelle2.$B$3])" office:value-type="float" office:value="-23.0928386609375">
            <text:p>-23.0928386609</text:p>
          </table:table-cell>
          <table:table-cell table:formula="of:=[.K35]*[.F35]/SQRT([.$E35]*[.$E35]+[.$F35]*[.$F35]+[Tabelle2.$B$3]*[Tabelle2.$B$3])" office:value-type="float" office:value="4.52870220566333">
            <text:p>4.5287022057</text:p>
          </table:table-cell>
          <table:table-cell table:formula="of:=SQRT([.K35]*[.K35]-[.L35]*[.L35]-[.M35]*[.M35])" office:value-type="float" office:value="121.139596973171">
            <text:p>121.1395969732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43.32">
            <text:p>-43.32</text:p>
          </table:table-cell>
          <table:table-cell office:value-type="float" office:value="25.38">
            <text:p>25.38</text:p>
          </table:table-cell>
          <table:table-cell office:value-type="float" office:value="17.3">
            <text:p>17.3</text:p>
          </table:table-cell>
          <table:table-cell table:formula="of:=[.V35]*[.$AA35]/[Tabelle2.$B$3]" office:value-type="float" office:value="-18.5725132234162">
            <text:p>-18.5725132234</text:p>
          </table:table-cell>
          <table:table-cell table:formula="of:=[.W35]*[.$AA35]/[Tabelle2.$B$3]" office:value-type="float" office:value="10.8811261682896">
            <text:p>10.8811261683</text:p>
          </table:table-cell>
          <table:table-cell table:formula="of:=[Tabelle2.$B$1]/[.X35]+[Tabelle2.$B$2]" office:value-type="float" office:value="95.8207919075145">
            <text:p>95.8207919075</text:p>
          </table:table-cell>
          <table:table-cell table:formula="of:=[Tabelle2.$B$5]/[.X35]+[Tabelle2.$B$6]" office:value-type="float" office:value="107.995167630058">
            <text:p>107.9951676301</text:p>
          </table:table-cell>
          <table:table-cell table:formula="of:=[.AB35]*[.V35]/SQRT([.$E35]*[.$E35]+[.$F35]*[.$F35]+[Tabelle2.$B$3]*[Tabelle2.$B$3])" office:value-type="float" office:value="-20.5480927071747">
            <text:p>-20.5480927072</text:p>
          </table:table-cell>
          <table:table-cell table:formula="of:=[.AB35]*[.W35]/SQRT([.$E35]*[.$E35]+[.$F35]*[.$F35]+[Tabelle2.$B$3]*[Tabelle2.$B$3])" office:value-type="float" office:value="12.0385640098821">
            <text:p>12.0385640099</text:p>
          </table:table-cell>
          <table:table-cell table:formula="of:=SQRT([.AB35]*[.AB35]-[.AC35]*[.AC35]-[.AD35]*[.AD35])" office:value-type="float" office:value="105.336627504974">
            <text:p>105.336627505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6]*[.A36]+[.B36]*[.B36]+[.C36]*[.C36])" office:value-type="float" office:value="111.861342741807">
            <text:p>111.8613427418</text:p>
          </table:table-cell>
          <table:table-cell office:value-type="float" office:value="-40.18">
            <text:p>-40.18</text:p>
          </table:table-cell>
          <table:table-cell office:value-type="float" office:value="7.31">
            <text:p>7.31</text:p>
          </table:table-cell>
          <table:table-cell office:value-type="float" office:value="14.8">
            <text:p>14.8</text:p>
          </table:table-cell>
          <table:table-cell table:formula="of:=[.E36]*[.$J36]/[Tabelle2.$B$3]" office:value-type="float" office:value="-20.157746507044">
            <text:p>-20.157746507</text:p>
          </table:table-cell>
          <table:table-cell table:formula="of:=[.F36]*[.$J36]/[Tabelle2.$B$3]" office:value-type="float" office:value="3.66732521071407">
            <text:p>3.6673252107</text:p>
          </table:table-cell>
          <table:table-cell table:formula="of:=[Tabelle2.$B$1]/[.G36]+[Tabelle2.$B$2]" office:value-type="float" office:value="112.126837837838">
            <text:p>112.1268378378</text:p>
          </table:table-cell>
          <table:table-cell table:formula="of:=[Tabelle2.$B$5]/[.G36]+[Tabelle2.$B$6]" office:value-type="float" office:value="126.006513513514">
            <text:p>126.0065135135</text:p>
          </table:table-cell>
          <table:table-cell table:formula="of:=[.K36]*[.E36]/SQRT([.$E36]*[.$E36]+[.$F36]*[.$F36]+[Tabelle2.$B$3]*[Tabelle2.$B$3])" office:value-type="float" office:value="-22.2840143274882">
            <text:p>-22.2840143275</text:p>
          </table:table-cell>
          <table:table-cell table:formula="of:=[.K36]*[.F36]/SQRT([.$E36]*[.$E36]+[.$F36]*[.$F36]+[Tabelle2.$B$3]*[Tabelle2.$B$3])" office:value-type="float" office:value="4.05415989880386">
            <text:p>4.0541598988</text:p>
          </table:table-cell>
          <table:table-cell table:formula="of:=SQRT([.K36]*[.K36]-[.L36]*[.L36]-[.M36]*[.M36])" office:value-type="float" office:value="123.954136440857">
            <text:p>123.9541364409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37.75">
            <text:p>-37.75</text:p>
          </table:table-cell>
          <table:table-cell office:value-type="float" office:value="22.39">
            <text:p>22.39</text:p>
          </table:table-cell>
          <table:table-cell office:value-type="float" office:value="15.35">
            <text:p>15.35</text:p>
          </table:table-cell>
          <table:table-cell table:formula="of:=[.V36]*[.$AA36]/[Tabelle2.$B$3]" office:value-type="float" office:value="-18.2557628963266">
            <text:p>-18.2557628963</text:p>
          </table:table-cell>
          <table:table-cell table:formula="of:=[.W36]*[.$AA36]/[Tabelle2.$B$3]" office:value-type="float" office:value="10.8277226820862">
            <text:p>10.8277226821</text:p>
          </table:table-cell>
          <table:table-cell table:formula="of:=[Tabelle2.$B$1]/[.X36]+[Tabelle2.$B$2]" office:value-type="float" office:value="108.083788273616">
            <text:p>108.0837882736</text:p>
          </table:table-cell>
          <table:table-cell table:formula="of:=[Tabelle2.$B$5]/[.X36]+[Tabelle2.$B$6]" office:value-type="float" office:value="121.540638436482">
            <text:p>121.5406384365</text:p>
          </table:table-cell>
          <table:table-cell table:formula="of:=[.AB36]*[.V36]/SQRT([.$E36]*[.$E36]+[.$F36]*[.$F36]+[Tabelle2.$B$3]*[Tabelle2.$B$3])" office:value-type="float" office:value="-20.1943077640004">
            <text:p>-20.194307764</text:p>
          </table:table-cell>
          <table:table-cell table:formula="of:=[.AB36]*[.W36]/SQRT([.$E36]*[.$E36]+[.$F36]*[.$F36]+[Tabelle2.$B$3]*[Tabelle2.$B$3])" office:value-type="float" office:value="11.9774980353899">
            <text:p>11.9774980354</text:p>
          </table:table-cell>
          <table:table-cell table:formula="of:=SQRT([.AB36]*[.AB36]-[.AC36]*[.AC36]-[.AD36]*[.AD36])" office:value-type="float" office:value="119.251231718137">
            <text:p>119.2512317181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7]*[.A37]+[.B37]*[.B37]+[.C37]*[.C37])" office:value-type="float" office:value="121.708504222178">
            <text:p>121.7085042222</text:p>
          </table:table-cell>
          <table:table-cell office:value-type="float" office:value="-37.022">
            <text:p>-37.022</text:p>
          </table:table-cell>
          <table:table-cell office:value-type="float" office:value="6.724">
            <text:p>6.724</text:p>
          </table:table-cell>
          <table:table-cell office:value-type="float" office:value="12.8244">
            <text:p>12.8244</text:p>
          </table:table-cell>
          <table:table-cell table:formula="of:=[.E37]*[.$J37]/[Tabelle2.$B$3]" office:value-type="float" office:value="-21.4528024318908">
            <text:p>-21.4528024319</text:p>
          </table:table-cell>
          <table:table-cell table:formula="of:=[.F37]*[.$J37]/[Tabelle2.$B$3]" office:value-type="float" office:value="3.89629527178525">
            <text:p>3.8962952718</text:p>
          </table:table-cell>
          <table:table-cell table:formula="of:=[Tabelle2.$B$1]/[.G37]+[Tabelle2.$B$2]" office:value-type="float" office:value="129.509517139203">
            <text:p>129.5095171392</text:p>
          </table:table-cell>
          <table:table-cell table:formula="of:=[Tabelle2.$B$5]/[.G37]+[Tabelle2.$B$6]" office:value-type="float" office:value="145.207087988522">
            <text:p>145.2070879885</text:p>
          </table:table-cell>
          <table:table-cell table:formula="of:=[.K37]*[.E37]/SQRT([.$E37]*[.$E37]+[.$F37]*[.$F37]+[Tabelle2.$B$3]*[Tabelle2.$B$3])" office:value-type="float" office:value="-23.7192515453072">
            <text:p>-23.7192515453</text:p>
          </table:table-cell>
          <table:table-cell table:formula="of:=[.K37]*[.F37]/SQRT([.$E37]*[.$E37]+[.$F37]*[.$F37]+[Tabelle2.$B$3]*[Tabelle2.$B$3])" office:value-type="float" office:value="4.30793169981756">
            <text:p>4.3079316998</text:p>
          </table:table-cell>
          <table:table-cell table:formula="of:=SQRT([.K37]*[.K37]-[.L37]*[.L37]-[.M37]*[.M37])" office:value-type="float" office:value="143.191959385667">
            <text:p>143.1919593857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34.36">
            <text:p>-34.36</text:p>
          </table:table-cell>
          <table:table-cell office:value-type="float" office:value="21.17">
            <text:p>21.17</text:p>
          </table:table-cell>
          <table:table-cell office:value-type="float" office:value="13.61">
            <text:p>13.61</text:p>
          </table:table-cell>
          <table:table-cell table:formula="of:=[.V37]*[.$AA37]/[Tabelle2.$B$3]" office:value-type="float" office:value="-18.7547017653489">
            <text:p>-18.7547017653</text:p>
          </table:table-cell>
          <table:table-cell table:formula="of:=[.W37]*[.$AA37]/[Tabelle2.$B$3]" office:value-type="float" office:value="11.5552106045528">
            <text:p>11.5552106046</text:p>
          </table:table-cell>
          <table:table-cell table:formula="of:=[Tabelle2.$B$1]/[.X37]+[Tabelle2.$B$2]" office:value-type="float" office:value="121.992894195445">
            <text:p>121.9928941954</text:p>
          </table:table-cell>
          <table:table-cell table:formula="of:=[Tabelle2.$B$5]/[.X37]+[Tabelle2.$B$6]" office:value-type="float" office:value="136.904370315944">
            <text:p>136.9043703159</text:p>
          </table:table-cell>
          <table:table-cell table:formula="of:=[.AB37]*[.V37]/SQRT([.$E37]*[.$E37]+[.$F37]*[.$F37]+[Tabelle2.$B$3]*[Tabelle2.$B$3])" office:value-type="float" office:value="-20.7550486419294">
            <text:p>-20.7550486419</text:p>
          </table:table-cell>
          <table:table-cell table:formula="of:=[.AB37]*[.W37]/SQRT([.$E37]*[.$E37]+[.$F37]*[.$F37]+[Tabelle2.$B$3]*[Tabelle2.$B$3])" office:value-type="float" office:value="12.7876711219338">
            <text:p>12.7876711219</text:p>
          </table:table-cell>
          <table:table-cell table:formula="of:=SQRT([.AB37]*[.AB37]-[.AC37]*[.AC37]-[.AD37]*[.AD37])" office:value-type="float" office:value="134.716405959904">
            <text:p>134.7164059599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 table:formula="of:=SQRT([.A38]*[.A38]+[.B38]*[.B38]+[.C38]*[.C38])" office:value-type="float" office:value="131.578721684017">
            <text:p>131.578721684</text:p>
          </table:table-cell>
          <table:table-cell office:value-type="float" office:value="-33.6179">
            <text:p>-33.6179</text:p>
          </table:table-cell>
          <table:table-cell office:value-type="float" office:value="6.224">
            <text:p>6.224</text:p>
          </table:table-cell>
          <table:table-cell office:value-type="float" office:value="12.2567">
            <text:p>12.2567</text:p>
          </table:table-cell>
          <table:table-cell table:formula="of:=[.E38]*[.$J38]/[Tabelle2.$B$3]" office:value-type="float" office:value="-20.3874903355638">
            <text:p>-20.3874903356</text:p>
          </table:table-cell>
          <table:table-cell table:formula="of:=[.F38]*[.$J38]/[Tabelle2.$B$3]" office:value-type="float" office:value="3.77452904103318">
            <text:p>3.774529041</text:p>
          </table:table-cell>
          <table:table-cell table:formula="of:=[Tabelle2.$B$1]/[.G38]+[Tabelle2.$B$2]" office:value-type="float" office:value="135.541009105224">
            <text:p>135.5410091052</text:p>
          </table:table-cell>
          <table:table-cell table:formula="of:=[Tabelle2.$B$5]/[.G38]+[Tabelle2.$B$6]" office:value-type="float" office:value="151.86935844069">
            <text:p>151.8693584407</text:p>
          </table:table-cell>
          <table:table-cell table:formula="of:=[.K38]*[.E38]/SQRT([.$E38]*[.$E38]+[.$F38]*[.$F38]+[Tabelle2.$B$3]*[Tabelle2.$B$3])" office:value-type="float" office:value="-22.5808572867117">
            <text:p>-22.5808572867</text:p>
          </table:table-cell>
          <table:table-cell table:formula="of:=[.K38]*[.F38]/SQRT([.$E38]*[.$E38]+[.$F38]*[.$F38]+[Tabelle2.$B$3]*[Tabelle2.$B$3])" office:value-type="float" office:value="4.18060782358486">
            <text:p>4.1806078236</text:p>
          </table:table-cell>
          <table:table-cell table:formula="of:=SQRT([.K38]*[.K38]-[.L38]*[.L38]-[.M38]*[.M38])" office:value-type="float" office:value="150.123047649617">
            <text:p>150.1230476496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 office:value-type="float" office:value="-31.25">
            <text:p>-31.25</text:p>
          </table:table-cell>
          <table:table-cell office:value-type="float" office:value="18.3">
            <text:p>18.3</text:p>
          </table:table-cell>
          <table:table-cell office:value-type="float" office:value="13.87">
            <text:p>13.87</text:p>
          </table:table-cell>
          <table:table-cell table:formula="of:=[.V38]*[.$AA38]/[Tabelle2.$B$3]" office:value-type="float" office:value="-16.7355633527369">
            <text:p>-16.7355633527</text:p>
          </table:table-cell>
          <table:table-cell table:formula="of:=[.W38]*[.$AA38]/[Tabelle2.$B$3]" office:value-type="float" office:value="9.80034589936273">
            <text:p>9.8003458994</text:p>
          </table:table-cell>
          <table:table-cell table:formula="of:=[Tabelle2.$B$1]/[.X38]+[Tabelle2.$B$2]" office:value-type="float" office:value="119.692749098774">
            <text:p>119.6927490988</text:p>
          </table:table-cell>
          <table:table-cell table:formula="of:=[Tabelle2.$B$5]/[.X38]+[Tabelle2.$B$6]" office:value-type="float" office:value="134.363674116799">
            <text:p>134.3636741168</text:p>
          </table:table-cell>
          <table:table-cell table:formula="of:=[.AB38]*[.V38]/SQRT([.$E38]*[.$E38]+[.$F38]*[.$F38]+[Tabelle2.$B$3]*[Tabelle2.$B$3])" office:value-type="float" office:value="-18.5708413254764">
            <text:p>-18.5708413255</text:p>
          </table:table-cell>
          <table:table-cell table:formula="of:=[.AB38]*[.W38]/SQRT([.$E38]*[.$E38]+[.$F38]*[.$F38]+[Tabelle2.$B$3]*[Tabelle2.$B$3])" office:value-type="float" office:value="10.875084680199">
            <text:p>10.8750846802</text:p>
          </table:table-cell>
          <table:table-cell table:formula="of:=SQRT([.AB38]*[.AB38]-[.AC38]*[.AC38]-[.AD38]*[.AD38])" office:value-type="float" office:value="132.629006283798">
            <text:p>132.6290062838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39]*[.A39]+[.B39]*[.B39]+[.C39]*[.C39])" office:value-type="float" office:value="50.129432472351">
            <text:p>50.1294324724</text:p>
          </table:table-cell>
          <table:table-cell office:value-type="float" office:value="-274.43">
            <text:p>-274.43</text:p>
          </table:table-cell>
          <table:table-cell office:value-type="float" office:value="19.32">
            <text:p>19.32</text:p>
          </table:table-cell>
          <table:table-cell office:value-type="float" office:value="47.69">
            <text:p>47.69</text:p>
          </table:table-cell>
          <table:table-cell table:formula="of:=[.E39]*[.$J39]/[Tabelle2.$B$3]" office:value-type="float" office:value="-42.1244812415287">
            <text:p>-42.1244812415</text:p>
          </table:table-cell>
          <table:table-cell table:formula="of:=[.F39]*[.$J39]/[Tabelle2.$B$3]" office:value-type="float" office:value="2.96558312715932">
            <text:p>2.9655831272</text:p>
          </table:table-cell>
          <table:table-cell table:formula="of:=[Tabelle2.$B$1]/[.G39]+[Tabelle2.$B$2]" office:value-type="float" office:value="34.3068234430698">
            <text:p>34.3068234431</text:p>
          </table:table-cell>
          <table:table-cell table:formula="of:=[Tabelle2.$B$5]/[.G39]+[Tabelle2.$B$6]" office:value-type="float" office:value="40.0480167750053">
            <text:p>40.048016775</text:p>
          </table:table-cell>
          <table:table-cell table:formula="of:=[.K39]*[.E39]/SQRT([.$E39]*[.$E39]+[.$F39]*[.$F39]+[Tabelle2.$B$3]*[Tabelle2.$B$3])" office:value-type="float" office:value="-31.006535123873">
            <text:p>-31.0065351239</text:p>
          </table:table-cell>
          <table:table-cell table:formula="of:=[.K39]*[.F39]/SQRT([.$E39]*[.$E39]+[.$F39]*[.$F39]+[Tabelle2.$B$3]*[Tabelle2.$B$3])" office:value-type="float" office:value="2.18287453482938">
            <text:p>2.1828745348</text:p>
          </table:table-cell>
          <table:table-cell table:formula="of:=SQRT([.K39]*[.K39]-[.L39]*[.L39]-[.M39]*[.M39])" office:value-type="float" office:value="25.2521976467064">
            <text:p>25.2521976467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271">
            <text:p>-271</text:p>
          </table:table-cell>
          <table:table-cell office:value-type="float" office:value="76.76">
            <text:p>76.76</text:p>
          </table:table-cell>
          <table:table-cell office:value-type="float" office:value="43.05">
            <text:p>43.05</text:p>
          </table:table-cell>
          <table:table-cell table:formula="of:=[.V39]*[.$AA39]/[Tabelle2.$B$3]" office:value-type="float" office:value="-46.1744013334477">
            <text:p>-46.1744013334</text:p>
          </table:table-cell>
          <table:table-cell table:formula="of:=[.W39]*[.$AA39]/[Tabelle2.$B$3]" office:value-type="float" office:value="13.0787713887655">
            <text:p>13.0787713888</text:p>
          </table:table-cell>
          <table:table-cell table:formula="of:=[Tabelle2.$B$1]/[.X39]+[Tabelle2.$B$2]" office:value-type="float" office:value="38.0811022067364">
            <text:p>38.0811022067</text:p>
          </table:table-cell>
          <table:table-cell table:formula="of:=[Tabelle2.$B$5]/[.X39]+[Tabelle2.$B$6]" office:value-type="float" office:value="44.2170127758421">
            <text:p>44.2170127758</text:p>
          </table:table-cell>
          <table:table-cell table:formula="of:=[.AB39]*[.V39]/SQRT([.$E39]*[.$E39]+[.$F39]*[.$F39]+[Tabelle2.$B$3]*[Tabelle2.$B$3])" office:value-type="float" office:value="-33.8064313213745">
            <text:p>-33.8064313214</text:p>
          </table:table-cell>
          <table:table-cell table:formula="of:=[.AB39]*[.W39]/SQRT([.$E39]*[.$E39]+[.$F39]*[.$F39]+[Tabelle2.$B$3]*[Tabelle2.$B$3])" office:value-type="float" office:value="9.57557811154505">
            <text:p>9.5755781115</text:p>
          </table:table-cell>
          <table:table-cell table:formula="of:=SQRT([.AB39]*[.AB39]-[.AC39]*[.AC39]-[.AD39]*[.AD39])" office:value-type="float" office:value="26.843578821794">
            <text:p>26.843578821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0]*[.A40]+[.B40]*[.B40]+[.C40]*[.C40])" office:value-type="float" office:value="56.6829780445594">
            <text:p>56.6829780446</text:p>
          </table:table-cell>
          <table:table-cell office:value-type="float" office:value="-219.412">
            <text:p>-219.412</text:p>
          </table:table-cell>
          <table:table-cell office:value-type="float" office:value="16.33">
            <text:p>16.33</text:p>
          </table:table-cell>
          <table:table-cell office:value-type="float" office:value="41.1132">
            <text:p>41.1132</text:p>
          </table:table-cell>
          <table:table-cell table:formula="of:=[.E40]*[.$J40]/[Tabelle2.$B$3]" office:value-type="float" office:value="-39.1785971545336">
            <text:p>-39.1785971545</text:p>
          </table:table-cell>
          <table:table-cell table:formula="of:=[.F40]*[.$J40]/[Tabelle2.$B$3]" office:value-type="float" office:value="2.9159138585562">
            <text:p>2.9159138586</text:p>
          </table:table-cell>
          <table:table-cell table:formula="of:=[Tabelle2.$B$1]/[.G40]+[Tabelle2.$B$2]" office:value-type="float" office:value="39.9085577089597">
            <text:p>39.908557709</text:p>
          </table:table-cell>
          <table:table-cell table:formula="of:=[Tabelle2.$B$5]/[.G40]+[Tabelle2.$B$6]" office:value-type="float" office:value="46.2355851064865">
            <text:p>46.2355851065</text:p>
          </table:table-cell>
          <table:table-cell table:formula="of:=[.K40]*[.E40]/SQRT([.$E40]*[.$E40]+[.$F40]*[.$F40]+[Tabelle2.$B$3]*[Tabelle2.$B$3])" office:value-type="float" office:value="-32.3464237512774">
            <text:p>-32.3464237513</text:p>
          </table:table-cell>
          <table:table-cell table:formula="of:=[.K40]*[.F40]/SQRT([.$E40]*[.$E40]+[.$F40]*[.$F40]+[Tabelle2.$B$3]*[Tabelle2.$B$3])" office:value-type="float" office:value="2.40742119783039">
            <text:p>2.4074211978</text:p>
          </table:table-cell>
          <table:table-cell table:formula="of:=SQRT([.K40]*[.K40]-[.L40]*[.L40]-[.M40]*[.M40])" office:value-type="float" office:value="32.9490898784501">
            <text:p>32.9490898785</text:p>
          </table:table-cell>
          <table:table-cell table:number-columns-repeated="4"/>
          <table:table-cell table:number-columns-repeated="2"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217.36">
            <text:p>-217.36</text:p>
          </table:table-cell>
          <table:table-cell office:value-type="float" office:value="60.47">
            <text:p>60.47</text:p>
          </table:table-cell>
          <table:table-cell office:value-type="float" office:value="38.9">
            <text:p>38.9</text:p>
          </table:table-cell>
          <table:table-cell table:formula="of:=[.V40]*[.$AA40]/[Tabelle2.$B$3]" office:value-type="float" office:value="-41.0597331373395">
            <text:p>-41.0597331373</text:p>
          </table:table-cell>
          <table:table-cell table:formula="of:=[.W40]*[.$AA40]/[Tabelle2.$B$3]" office:value-type="float" office:value="11.4229023868923">
            <text:p>11.4229023869</text:p>
          </table:table-cell>
          <table:table-cell table:formula="of:=[Tabelle2.$B$1]/[.X40]+[Tabelle2.$B$2]" office:value-type="float" office:value="42.2195912596401">
            <text:p>42.2195912596</text:p>
          </table:table-cell>
          <table:table-cell table:formula="of:=[Tabelle2.$B$5]/[.X40]+[Tabelle2.$B$6]" office:value-type="float" office:value="48.7883084832905">
            <text:p>48.7883084833</text:p>
          </table:table-cell>
          <table:table-cell table:formula="of:=[.AB40]*[.V40]/SQRT([.$E40]*[.$E40]+[.$F40]*[.$F40]+[Tabelle2.$B$3]*[Tabelle2.$B$3])" office:value-type="float" office:value="-33.8130949572458">
            <text:p>-33.8130949572</text:p>
          </table:table-cell>
          <table:table-cell table:formula="of:=[.AB40]*[.W40]/SQRT([.$E40]*[.$E40]+[.$F40]*[.$F40]+[Tabelle2.$B$3]*[Tabelle2.$B$3])" office:value-type="float" office:value="9.40687270916753">
            <text:p>9.4068727092</text:p>
          </table:table-cell>
          <table:table-cell table:formula="of:=SQRT([.AB40]*[.AB40]-[.AC40]*[.AC40]-[.AD40]*[.AD40])" office:value-type="float" office:value="33.8892962438955">
            <text:p>33.8892962439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1]*[.A41]+[.B41]*[.B41]+[.C41]*[.C41])" office:value-type="float" office:value="64.1323631250245">
            <text:p>64.132363125</text:p>
          </table:table-cell>
          <table:table-cell office:value-type="float" office:value="-179.912">
            <text:p>-179.912</text:p>
          </table:table-cell>
          <table:table-cell office:value-type="float" office:value="14.166">
            <text:p>14.166</text:p>
          </table:table-cell>
          <table:table-cell office:value-type="float" office:value="36.48">
            <text:p>36.48</text:p>
          </table:table-cell>
          <table:table-cell table:formula="of:=[.E41]*[.$J41]/[Tabelle2.$B$3]" office:value-type="float" office:value="-36.2782355175635">
            <text:p>-36.2782355176</text:p>
          </table:table-cell>
          <table:table-cell table:formula="of:=[.F41]*[.$J41]/[Tabelle2.$B$3]" office:value-type="float" office:value="2.85649364323561">
            <text:p>2.8564936432</text:p>
          </table:table-cell>
          <table:table-cell table:formula="of:=[Tabelle2.$B$1]/[.G41]+[Tabelle2.$B$2]" office:value-type="float" office:value="45.0675087719298">
            <text:p>45.0675087719</text:p>
          </table:table-cell>
          <table:table-cell table:formula="of:=[Tabelle2.$B$5]/[.G41]+[Tabelle2.$B$6]" office:value-type="float" office:value="51.9340635964912">
            <text:p>51.9340635965</text:p>
          </table:table-cell>
          <table:table-cell table:formula="of:=[.K41]*[.E41]/SQRT([.$E41]*[.$E41]+[.$F41]*[.$F41]+[Tabelle2.$B$3]*[Tabelle2.$B$3])" office:value-type="float" office:value="-32.5259154883877">
            <text:p>-32.5259154884</text:p>
          </table:table-cell>
          <table:table-cell table:formula="of:=[.K41]*[.F41]/SQRT([.$E41]*[.$E41]+[.$F41]*[.$F41]+[Tabelle2.$B$3]*[Tabelle2.$B$3])" office:value-type="float" office:value="2.56104161372504">
            <text:p>2.5610416137</text:p>
          </table:table-cell>
          <table:table-cell table:formula="of:=SQRT([.K41]*[.K41]-[.L41]*[.L41]-[.M41]*[.M41])" office:value-type="float" office:value="40.4060991576696">
            <text:p>40.4060991577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179.32">
            <text:p>-179.32</text:p>
          </table:table-cell>
          <table:table-cell office:value-type="float" office:value="50.19">
            <text:p>50.19</text:p>
          </table:table-cell>
          <table:table-cell office:value-type="float" office:value="33.35">
            <text:p>33.35</text:p>
          </table:table-cell>
          <table:table-cell table:formula="of:=[.V41]*[.$AA41]/[Tabelle2.$B$3]" office:value-type="float" office:value="-39.606021292441">
            <text:p>-39.6060212924</text:p>
          </table:table-cell>
          <table:table-cell table:formula="of:=[.W41]*[.$AA41]/[Tabelle2.$B$3]" office:value-type="float" office:value="11.085356952195">
            <text:p>11.0853569522</text:p>
          </table:table-cell>
          <table:table-cell table:formula="of:=[Tabelle2.$B$1]/[.X41]+[Tabelle2.$B$2]" office:value-type="float" office:value="49.3639625187406">
            <text:p>49.3639625187</text:p>
          </table:table-cell>
          <table:table-cell table:formula="of:=[Tabelle2.$B$5]/[.X41]+[Tabelle2.$B$6]" office:value-type="float" office:value="56.679844077961">
            <text:p>56.679844078</text:p>
          </table:table-cell>
          <table:table-cell table:formula="of:=[.AB41]*[.V41]/SQRT([.$E41]*[.$E41]+[.$F41]*[.$F41]+[Tabelle2.$B$3]*[Tabelle2.$B$3])" office:value-type="float" office:value="-35.3813556815962">
            <text:p>-35.3813556816</text:p>
          </table:table-cell>
          <table:table-cell table:formula="of:=[.AB41]*[.W41]/SQRT([.$E41]*[.$E41]+[.$F41]*[.$F41]+[Tabelle2.$B$3]*[Tabelle2.$B$3])" office:value-type="float" office:value="9.902912344743">
            <text:p>9.9029123447</text:p>
          </table:table-cell>
          <table:table-cell table:formula="of:=SQRT([.AB41]*[.AB41]-[.AC41]*[.AC41]-[.AD41]*[.AD41])" office:value-type="float" office:value="43.1589703529485">
            <text:p>43.1589703529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2]*[.A42]+[.B42]*[.B42]+[.C42]*[.C42])" office:value-type="float" office:value="72.2008310201482">
            <text:p>72.2008310201</text:p>
          </table:table-cell>
          <table:table-cell office:value-type="float" office:value="-152.89">
            <text:p>-152.89</text:p>
          </table:table-cell>
          <table:table-cell office:value-type="float" office:value="12.3">
            <text:p>12.3</text:p>
          </table:table-cell>
          <table:table-cell office:value-type="float" office:value="29.34">
            <text:p>29.34</text:p>
          </table:table-cell>
          <table:table-cell table:formula="of:=[.E42]*[.$J42]/[Tabelle2.$B$3]" office:value-type="float" office:value="-38.4502151679072">
            <text:p>-38.4502151679</text:p>
          </table:table-cell>
          <table:table-cell table:formula="of:=[.F42]*[.$J42]/[Tabelle2.$B$3]" office:value-type="float" office:value="3.09331968451343">
            <text:p>3.0933196845</text:p>
          </table:table-cell>
          <table:table-cell table:formula="of:=[Tabelle2.$B$1]/[.G42]+[Tabelle2.$B$2]" office:value-type="float" office:value="56.2078820722563">
            <text:p>56.2078820723</text:p>
          </table:table-cell>
          <table:table-cell table:formula="of:=[Tabelle2.$B$5]/[.G42]+[Tabelle2.$B$6]" office:value-type="float" office:value="64.239506475801">
            <text:p>64.2395064758</text:p>
          </table:table-cell>
          <table:table-cell table:formula="of:=[.K42]*[.E42]/SQRT([.$E42]*[.$E42]+[.$F42]*[.$F42]+[Tabelle2.$B$3]*[Tabelle2.$B$3])" office:value-type="float" office:value="-36.2326398120356">
            <text:p>-36.232639812</text:p>
          </table:table-cell>
          <table:table-cell table:formula="of:=[.K42]*[.F42]/SQRT([.$E42]*[.$E42]+[.$F42]*[.$F42]+[Tabelle2.$B$3]*[Tabelle2.$B$3])" office:value-type="float" office:value="2.91491575438575">
            <text:p>2.9149157544</text:p>
          </table:table-cell>
          <table:table-cell table:formula="of:=SQRT([.K42]*[.K42]-[.L42]*[.L42]-[.M42]*[.M42])" office:value-type="float" office:value="52.9661521223753">
            <text:p>52.9661521224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150">
            <text:p>-150</text:p>
          </table:table-cell>
          <table:table-cell office:value-type="float" office:value="41.6">
            <text:p>41.6</text:p>
          </table:table-cell>
          <table:table-cell office:value-type="float" office:value="28.19">
            <text:p>28.19</text:p>
          </table:table-cell>
          <table:table-cell table:formula="of:=[.V42]*[.$AA42]/[Tabelle2.$B$3]" office:value-type="float" office:value="-39.2817889631956">
            <text:p>-39.2817889632</text:p>
          </table:table-cell>
          <table:table-cell table:formula="of:=[.W42]*[.$AA42]/[Tabelle2.$B$3]" office:value-type="float" office:value="10.8941494724596">
            <text:p>10.8941494725</text:p>
          </table:table-cell>
          <table:table-cell table:formula="of:=[Tabelle2.$B$1]/[.X42]+[Tabelle2.$B$2]" office:value-type="float" office:value="58.5298655551614">
            <text:p>58.5298655552</text:p>
          </table:table-cell>
          <table:table-cell table:formula="of:=[Tabelle2.$B$5]/[.X42]+[Tabelle2.$B$6]" office:value-type="float" office:value="66.8043249379212">
            <text:p>66.8043249379</text:p>
          </table:table-cell>
          <table:table-cell table:formula="of:=[.AB42]*[.V42]/SQRT([.$E42]*[.$E42]+[.$F42]*[.$F42]+[Tabelle2.$B$3]*[Tabelle2.$B$3])" office:value-type="float" office:value="-36.9670282250891">
            <text:p>-36.9670282251</text:p>
          </table:table-cell>
          <table:table-cell table:formula="of:=[.AB42]*[.W42]/SQRT([.$E42]*[.$E42]+[.$F42]*[.$F42]+[Tabelle2.$B$3]*[Tabelle2.$B$3])" office:value-type="float" office:value="10.2521891610914">
            <text:p>10.2521891611</text:p>
          </table:table-cell>
          <table:table-cell table:formula="of:=SQRT([.AB42]*[.AB42]-[.AC42]*[.AC42]-[.AD42]*[.AD42])" office:value-type="float" office:value="54.6914003479709">
            <text:p>54.691400348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3]*[.A43]+[.B43]*[.B43]+[.C43]*[.C43])" office:value-type="float" office:value="80.702911967289">
            <text:p>80.7029119673</text:p>
          </table:table-cell>
          <table:table-cell office:value-type="float" office:value="-130.67">
            <text:p>-130.67</text:p>
          </table:table-cell>
          <table:table-cell office:value-type="float" office:value="11.117">
            <text:p>11.117</text:p>
          </table:table-cell>
          <table:table-cell office:value-type="float" office:value="25.85">
            <text:p>25.85</text:p>
          </table:table-cell>
          <table:table-cell table:formula="of:=[.E43]*[.$J43]/[Tabelle2.$B$3]" office:value-type="float" office:value="-37.3549466394056">
            <text:p>-37.3549466394</text:p>
          </table:table-cell>
          <table:table-cell table:formula="of:=[.F43]*[.$J43]/[Tabelle2.$B$3]" office:value-type="float" office:value="3.17804348197958">
            <text:p>3.178043482</text:p>
          </table:table-cell>
          <table:table-cell table:formula="of:=[Tabelle2.$B$1]/[.G43]+[Tabelle2.$B$2]" office:value-type="float" office:value="63.8924816247582">
            <text:p>63.8924816248</text:p>
          </table:table-cell>
          <table:table-cell table:formula="of:=[Tabelle2.$B$5]/[.G43]+[Tabelle2.$B$6]" office:value-type="float" office:value="72.7277678916828">
            <text:p>72.7277678917</text:p>
          </table:table-cell>
          <table:table-cell table:formula="of:=[.K43]*[.E43]/SQRT([.$E43]*[.$E43]+[.$F43]*[.$F43]+[Tabelle2.$B$3]*[Tabelle2.$B$3])" office:value-type="float" office:value="-36.6734331387224">
            <text:p>-36.6734331387</text:p>
          </table:table-cell>
          <table:table-cell table:formula="of:=[.K43]*[.F43]/SQRT([.$E43]*[.$E43]+[.$F43]*[.$F43]+[Tabelle2.$B$3]*[Tabelle2.$B$3])" office:value-type="float" office:value="3.12006241832997">
            <text:p>3.1200624183</text:p>
          </table:table-cell>
          <table:table-cell table:formula="of:=SQRT([.K43]*[.K43]-[.L43]*[.L43]-[.M43]*[.M43])" office:value-type="float" office:value="62.7268103352296">
            <text:p>62.7268103352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130.19">
            <text:p>-130.19</text:p>
          </table:table-cell>
          <table:table-cell office:value-type="float" office:value="35.88">
            <text:p>35.88</text:p>
          </table:table-cell>
          <table:table-cell office:value-type="float" office:value="24.79">
            <text:p>24.79</text:p>
          </table:table-cell>
          <table:table-cell table:formula="of:=[.V43]*[.$AA43]/[Tabelle2.$B$3]" office:value-type="float" office:value="-38.8268365083525">
            <text:p>-38.8268365084</text:p>
          </table:table-cell>
          <table:table-cell table:formula="of:=[.W43]*[.$AA43]/[Tabelle2.$B$3]" office:value-type="float" office:value="10.7005675852192">
            <text:p>10.7005675852</text:p>
          </table:table-cell>
          <table:table-cell table:formula="of:=[Tabelle2.$B$1]/[.X43]+[Tabelle2.$B$2]" office:value-type="float" office:value="66.6548733360226">
            <text:p>66.654873336</text:p>
          </table:table-cell>
          <table:table-cell table:formula="of:=[Tabelle2.$B$5]/[.X43]+[Tabelle2.$B$6]" office:value-type="float" office:value="75.7790528438887">
            <text:p>75.7790528439</text:p>
          </table:table-cell>
          <table:table-cell table:formula="of:=[.AB43]*[.V43]/SQRT([.$E43]*[.$E43]+[.$F43]*[.$F43]+[Tabelle2.$B$3]*[Tabelle2.$B$3])" office:value-type="float" office:value="-38.0716954529945">
            <text:p>-38.071695453</text:p>
          </table:table-cell>
          <table:table-cell table:formula="of:=[.AB43]*[.W43]/SQRT([.$E43]*[.$E43]+[.$F43]*[.$F43]+[Tabelle2.$B$3]*[Tabelle2.$B$3])" office:value-type="float" office:value="10.4924528216717">
            <text:p>10.4924528217</text:p>
          </table:table-cell>
          <table:table-cell table:formula="of:=SQRT([.AB43]*[.AB43]-[.AC43]*[.AC43]-[.AD43]*[.AD43])" office:value-type="float" office:value="64.6754921824048">
            <text:p>64.6754921824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4]*[.A44]+[.B44]*[.B44]+[.C44]*[.C44])" office:value-type="float" office:value="89.5151383845213">
            <text:p>89.5151383845</text:p>
          </table:table-cell>
          <table:table-cell office:value-type="float" office:value="-114.7">
            <text:p>-114.7</text:p>
          </table:table-cell>
          <table:table-cell office:value-type="float" office:value="10.816">
            <text:p>10.816</text:p>
          </table:table-cell>
          <table:table-cell office:value-type="float" office:value="22.39">
            <text:p>22.39</text:p>
          </table:table-cell>
          <table:table-cell table:formula="of:=[.E44]*[.$J44]/[Tabelle2.$B$3]" office:value-type="float" office:value="-37.9130299334654">
            <text:p>-37.9130299335</text:p>
          </table:table-cell>
          <table:table-cell table:formula="of:=[.F44]*[.$J44]/[Tabelle2.$B$3]" office:value-type="float" office:value="3.57512930915747">
            <text:p>3.5751293092</text:p>
          </table:table-cell>
          <table:table-cell table:formula="of:=[Tabelle2.$B$1]/[.G44]+[Tabelle2.$B$2]" office:value-type="float" office:value="73.875869138008">
            <text:p>73.875869138</text:p>
          </table:table-cell>
          <table:table-cell table:formula="of:=[Tabelle2.$B$5]/[.G44]+[Tabelle2.$B$6]" office:value-type="float" office:value="83.7552264403752">
            <text:p>83.7552264404</text:p>
          </table:table-cell>
          <table:table-cell table:formula="of:=[.K44]*[.E44]/SQRT([.$E44]*[.$E44]+[.$F44]*[.$F44]+[Tabelle2.$B$3]*[Tabelle2.$B$3])" office:value-type="float" office:value="-38.2058438941318">
            <text:p>-38.2058438941</text:p>
          </table:table-cell>
          <table:table-cell table:formula="of:=[.K44]*[.F44]/SQRT([.$E44]*[.$E44]+[.$F44]*[.$F44]+[Tabelle2.$B$3]*[Tabelle2.$B$3])" office:value-type="float" office:value="3.60274112954603">
            <text:p>3.6027411295</text:p>
          </table:table-cell>
          <table:table-cell table:formula="of:=SQRT([.K44]*[.K44]-[.L44]*[.L44]-[.M44]*[.M44])" office:value-type="float" office:value="74.4464351380859">
            <text:p>74.4464351381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115.56">
            <text:p>-115.56</text:p>
          </table:table-cell>
          <table:table-cell office:value-type="float" office:value="31.97">
            <text:p>31.97</text:p>
          </table:table-cell>
          <table:table-cell office:value-type="float" office:value="22.54">
            <text:p>22.54</text:p>
          </table:table-cell>
          <table:table-cell table:formula="of:=[.V44]*[.$AA44]/[Tabelle2.$B$3]" office:value-type="float" office:value="-37.9406518411415">
            <text:p>-37.9406518411</text:p>
          </table:table-cell>
          <table:table-cell table:formula="of:=[.W44]*[.$AA44]/[Tabelle2.$B$3]" office:value-type="float" office:value="10.496388364151">
            <text:p>10.4963883642</text:p>
          </table:table-cell>
          <table:table-cell table:formula="of:=[Tabelle2.$B$1]/[.X44]+[Tabelle2.$B$2]" office:value-type="float" office:value="73.3795057675244">
            <text:p>73.3795057675</text:p>
          </table:table-cell>
          <table:table-cell table:formula="of:=[Tabelle2.$B$5]/[.X44]+[Tabelle2.$B$6]" office:value-type="float" office:value="83.2069529724933">
            <text:p>83.2069529725</text:p>
          </table:table-cell>
          <table:table-cell table:formula="of:=[.AB44]*[.V44]/SQRT([.$E44]*[.$E44]+[.$F44]*[.$F44]+[Tabelle2.$B$3]*[Tabelle2.$B$3])" office:value-type="float" office:value="-38.2403284223402">
            <text:p>-38.2403284223</text:p>
          </table:table-cell>
          <table:table-cell table:formula="of:=[.AB44]*[.W44]/SQRT([.$E44]*[.$E44]+[.$F44]*[.$F44]+[Tabelle2.$B$3]*[Tabelle2.$B$3])" office:value-type="float" office:value="10.5792947357409">
            <text:p>10.5792947357</text:p>
          </table:table-cell>
          <table:table-cell table:formula="of:=SQRT([.AB44]*[.AB44]-[.AC44]*[.AC44]-[.AD44]*[.AD44])" office:value-type="float" office:value="73.1379028138803">
            <text:p>73.1379028139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5]*[.A45]+[.B45]*[.B45]+[.C45]*[.C45])" office:value-type="float" office:value="98.5543504874341">
            <text:p>98.5543504874</text:p>
          </table:table-cell>
          <table:table-cell office:value-type="float" office:value="-100.05">
            <text:p>-100.05</text:p>
          </table:table-cell>
          <table:table-cell office:value-type="float" office:value="9.12">
            <text:p>9.12</text:p>
          </table:table-cell>
          <table:table-cell office:value-type="float" office:value="19.25">
            <text:p>19.25</text:p>
          </table:table-cell>
          <table:table-cell table:formula="of:=[.E45]*[.$J45]/[Tabelle2.$B$3]" office:value-type="float" office:value="-38.5168983788024">
            <text:p>-38.5168983788</text:p>
          </table:table-cell>
          <table:table-cell table:formula="of:=[.F45]*[.$J45]/[Tabelle2.$B$3]" office:value-type="float" office:value="3.51098563932712">
            <text:p>3.5109856393</text:p>
          </table:table-cell>
          <table:table-cell table:formula="of:=[Tabelle2.$B$1]/[.G45]+[Tabelle2.$B$2]" office:value-type="float" office:value="86.0422467532468">
            <text:p>86.0422467532</text:p>
          </table:table-cell>
          <table:table-cell table:formula="of:=[Tabelle2.$B$5]/[.G45]+[Tabelle2.$B$6]" office:value-type="float" office:value="97.193974025974">
            <text:p>97.193974026</text:p>
          </table:table-cell>
          <table:table-cell table:formula="of:=[.K45]*[.E45]/SQRT([.$E45]*[.$E45]+[.$F45]*[.$F45]+[Tabelle2.$B$3]*[Tabelle2.$B$3])" office:value-type="float" office:value="-39.6840935075389">
            <text:p>-39.6840935075</text:p>
          </table:table-cell>
          <table:table-cell table:formula="of:=[.K45]*[.F45]/SQRT([.$E45]*[.$E45]+[.$F45]*[.$F45]+[Tabelle2.$B$3]*[Tabelle2.$B$3])" office:value-type="float" office:value="3.61738063756876">
            <text:p>3.6173806376</text:p>
          </table:table-cell>
          <table:table-cell table:formula="of:=SQRT([.K45]*[.K45]-[.L45]*[.L45]-[.M45]*[.M45])" office:value-type="float" office:value="88.6496241772607">
            <text:p>88.6496241773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96.92">
            <text:p>-96.92</text:p>
          </table:table-cell>
          <table:table-cell office:value-type="float" office:value="28.06">
            <text:p>28.06</text:p>
          </table:table-cell>
          <table:table-cell office:value-type="float" office:value="19.65">
            <text:p>19.65</text:p>
          </table:table-cell>
          <table:table-cell table:formula="of:=[.V45]*[.$AA45]/[Tabelle2.$B$3]" office:value-type="float" office:value="-36.546115441251">
            <text:p>-36.5461154413</text:p>
          </table:table-cell>
          <table:table-cell table:formula="of:=[.W45]*[.$AA45]/[Tabelle2.$B$3]" office:value-type="float" office:value="10.5807263648525">
            <text:p>10.5807263649</text:p>
          </table:table-cell>
          <table:table-cell table:formula="of:=[Tabelle2.$B$1]/[.X45]+[Tabelle2.$B$2]" office:value-type="float" office:value="84.2762773536896">
            <text:p>84.2762773537</text:p>
          </table:table-cell>
          <table:table-cell table:formula="of:=[Tabelle2.$B$5]/[.X45]+[Tabelle2.$B$6]" office:value-type="float" office:value="95.2433180661578">
            <text:p>95.2433180662</text:p>
          </table:table-cell>
          <table:table-cell table:formula="of:=[.AB45]*[.V45]/SQRT([.$E45]*[.$E45]+[.$F45]*[.$F45]+[Tabelle2.$B$3]*[Tabelle2.$B$3])" office:value-type="float" office:value="-37.6710698200398">
            <text:p>-37.67106982</text:p>
          </table:table-cell>
          <table:table-cell table:formula="of:=[.AB45]*[.W45]/SQRT([.$E45]*[.$E45]+[.$F45]*[.$F45]+[Tabelle2.$B$3]*[Tabelle2.$B$3])" office:value-type="float" office:value="10.9064199251993">
            <text:p>10.9064199252</text:p>
          </table:table-cell>
          <table:table-cell table:formula="of:=SQRT([.AB45]*[.AB45]-[.AC45]*[.AC45]-[.AD45]*[.AD45])" office:value-type="float" office:value="86.7941826350142">
            <text:p>86.794182635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6]*[.A46]+[.B46]*[.B46]+[.C46]*[.C46])" office:value-type="float" office:value="107.763444636853">
            <text:p>107.7634446369</text:p>
          </table:table-cell>
          <table:table-cell office:value-type="float" office:value="-88.88">
            <text:p>-88.88</text:p>
          </table:table-cell>
          <table:table-cell office:value-type="float" office:value="8.59">
            <text:p>8.59</text:p>
          </table:table-cell>
          <table:table-cell office:value-type="float" office:value="18.06">
            <text:p>18.06</text:p>
          </table:table-cell>
          <table:table-cell table:formula="of:=[.E46]*[.$J46]/[Tabelle2.$B$3]" office:value-type="float" office:value="-36.4899309384329">
            <text:p>-36.4899309384</text:p>
          </table:table-cell>
          <table:table-cell table:formula="of:=[.F46]*[.$J46]/[Tabelle2.$B$3]" office:value-type="float" office:value="3.5266483658994">
            <text:p>3.5266483659</text:p>
          </table:table-cell>
          <table:table-cell table:formula="of:=[Tabelle2.$B$1]/[.G46]+[Tabelle2.$B$2]" office:value-type="float" office:value="91.7585459579181">
            <text:p>91.7585459579</text:p>
          </table:table-cell>
          <table:table-cell table:formula="of:=[Tabelle2.$B$5]/[.G46]+[Tabelle2.$B$6]" office:value-type="float" office:value="103.508088593577">
            <text:p>103.5080885936</text:p>
          </table:table-cell>
          <table:table-cell table:formula="of:=[.K46]*[.E46]/SQRT([.$E46]*[.$E46]+[.$F46]*[.$F46]+[Tabelle2.$B$3]*[Tabelle2.$B$3])" office:value-type="float" office:value="-38.2245795907235">
            <text:p>-38.2245795907</text:p>
          </table:table-cell>
          <table:table-cell table:formula="of:=[.K46]*[.F46]/SQRT([.$E46]*[.$E46]+[.$F46]*[.$F46]+[Tabelle2.$B$3]*[Tabelle2.$B$3])" office:value-type="float" office:value="3.69429723992254">
            <text:p>3.6942972399</text:p>
          </table:table-cell>
          <table:table-cell table:formula="of:=SQRT([.K46]*[.K46]-[.L46]*[.L46]-[.M46]*[.M46])" office:value-type="float" office:value="96.1205393623617">
            <text:p>96.1205393624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87.61">
            <text:p>-87.61</text:p>
          </table:table-cell>
          <table:table-cell office:value-type="float" office:value="25.33">
            <text:p>25.33</text:p>
          </table:table-cell>
          <table:table-cell office:value-type="float" office:value="17.46">
            <text:p>17.46</text:p>
          </table:table-cell>
          <table:table-cell table:formula="of:=[.V46]*[.$AA46]/[Tabelle2.$B$3]" office:value-type="float" office:value="-37.2141383445703">
            <text:p>-37.2141383446</text:p>
          </table:table-cell>
          <table:table-cell table:formula="of:=[.W46]*[.$AA46]/[Tabelle2.$B$3]" office:value-type="float" office:value="10.759435273005">
            <text:p>10.759435273</text:p>
          </table:table-cell>
          <table:table-cell table:formula="of:=[Tabelle2.$B$1]/[.X46]+[Tabelle2.$B$2]" office:value-type="float" office:value="94.9361935853379">
            <text:p>94.9361935853</text:p>
          </table:table-cell>
          <table:table-cell table:formula="of:=[Tabelle2.$B$5]/[.X46]+[Tabelle2.$B$6]" office:value-type="float" office:value="107.018057273769">
            <text:p>107.0180572738</text:p>
          </table:table-cell>
          <table:table-cell table:formula="of:=[.AB46]*[.V46]/SQRT([.$E46]*[.$E46]+[.$F46]*[.$F46]+[Tabelle2.$B$3]*[Tabelle2.$B$3])" office:value-type="float" office:value="-38.9560689599379">
            <text:p>-38.9560689599</text:p>
          </table:table-cell>
          <table:table-cell table:formula="of:=[.AB46]*[.W46]/SQRT([.$E46]*[.$E46]+[.$F46]*[.$F46]+[Tabelle2.$B$3]*[Tabelle2.$B$3])" office:value-type="float" office:value="11.2630661654517">
            <text:p>11.2630661655</text:p>
          </table:table-cell>
          <table:table-cell table:formula="of:=SQRT([.AB46]*[.AB46]-[.AC46]*[.AC46]-[.AD46]*[.AD46])" office:value-type="float" office:value="99.0375313423797">
            <text:p>99.0375313424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7]*[.A47]+[.B47]*[.B47]+[.C47]*[.C47])" office:value-type="float" office:value="117.102348396606">
            <text:p>117.1023483966</text:p>
          </table:table-cell>
          <table:table-cell office:value-type="float" office:value="-80.517">
            <text:p>-80.517</text:p>
          </table:table-cell>
          <table:table-cell office:value-type="float" office:value="7.28">
            <text:p>7.28</text:p>
          </table:table-cell>
          <table:table-cell office:value-type="float" office:value="15.216">
            <text:p>15.216</text:p>
          </table:table-cell>
          <table:table-cell table:formula="of:=[.E47]*[.$J47]/[Tabelle2.$B$3]" office:value-type="float" office:value="-39.2828903509693">
            <text:p>-39.282890351</text:p>
          </table:table-cell>
          <table:table-cell table:formula="of:=[.F47]*[.$J47]/[Tabelle2.$B$3]" office:value-type="float" office:value="3.55178958176604">
            <text:p>3.5517895818</text:p>
          </table:table-cell>
          <table:table-cell table:formula="of:=[Tabelle2.$B$1]/[.G47]+[Tabelle2.$B$2]" office:value-type="float" office:value="109.041891692955">
            <text:p>109.041891693</text:p>
          </table:table-cell>
          <table:table-cell table:formula="of:=[Tabelle2.$B$5]/[.G47]+[Tabelle2.$B$6]" office:value-type="float" office:value="122.598941114616">
            <text:p>122.5989411146</text:p>
          </table:table-cell>
          <table:table-cell table:formula="of:=[.K47]*[.E47]/SQRT([.$E47]*[.$E47]+[.$F47]*[.$F47]+[Tabelle2.$B$3]*[Tabelle2.$B$3])" office:value-type="float" office:value="-41.5331909714721">
            <text:p>-41.5331909715</text:p>
          </table:table-cell>
          <table:table-cell table:formula="of:=[.K47]*[.F47]/SQRT([.$E47]*[.$E47]+[.$F47]*[.$F47]+[Tabelle2.$B$3]*[Tabelle2.$B$3])" office:value-type="float" office:value="3.75525206195358">
            <text:p>3.755252062</text:p>
          </table:table-cell>
          <table:table-cell table:formula="of:=SQRT([.K47]*[.K47]-[.L47]*[.L47]-[.M47]*[.M47])" office:value-type="float" office:value="115.288301627284">
            <text:p>115.2883016273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78.57">
            <text:p>-78.57</text:p>
          </table:table-cell>
          <table:table-cell office:value-type="float" office:value="22.04">
            <text:p>22.04</text:p>
          </table:table-cell>
          <table:table-cell office:value-type="float" office:value="16.41">
            <text:p>16.41</text:p>
          </table:table-cell>
          <table:table-cell table:formula="of:=[.V47]*[.$AA47]/[Tabelle2.$B$3]" office:value-type="float" office:value="-35.5256681047323">
            <text:p>-35.5256681047</text:p>
          </table:table-cell>
          <table:table-cell table:formula="of:=[.W47]*[.$AA47]/[Tabelle2.$B$3]" office:value-type="float" office:value="9.96545405407027">
            <text:p>9.9654540541</text:p>
          </table:table-cell>
          <table:table-cell table:formula="of:=[Tabelle2.$B$1]/[.X47]+[Tabelle2.$B$2]" office:value-type="float" office:value="101.056215112736">
            <text:p>101.0562151127</text:p>
          </table:table-cell>
          <table:table-cell table:formula="of:=[Tabelle2.$B$5]/[.X47]+[Tabelle2.$B$6]" office:value-type="float" office:value="113.778115783059">
            <text:p>113.7781157831</text:p>
          </table:table-cell>
          <table:table-cell table:formula="of:=[.AB47]*[.V47]/SQRT([.$E47]*[.$E47]+[.$F47]*[.$F47]+[Tabelle2.$B$3]*[Tabelle2.$B$3])" office:value-type="float" office:value="-37.612871066435">
            <text:p>-37.6128710664</text:p>
          </table:table-cell>
          <table:table-cell table:formula="of:=[.AB47]*[.W47]/SQRT([.$E47]*[.$E47]+[.$F47]*[.$F47]+[Tabelle2.$B$3]*[Tabelle2.$B$3])" office:value-type="float" office:value="10.5509441046739">
            <text:p>10.5509441047</text:p>
          </table:table-cell>
          <table:table-cell table:formula="of:=SQRT([.AB47]*[.AB47]-[.AC47]*[.AC47]-[.AD47]*[.AD47])" office:value-type="float" office:value="106.861635490867">
            <text:p>106.8616354909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8]*[.A48]+[.B48]*[.B48]+[.C48]*[.C48])" office:value-type="float" office:value="126.542324935177">
            <text:p>126.5423249352</text:p>
          </table:table-cell>
          <table:table-cell office:value-type="float" office:value="-73.22">
            <text:p>-73.22</text:p>
          </table:table-cell>
          <table:table-cell office:value-type="float" office:value="6.68">
            <text:p>6.68</text:p>
          </table:table-cell>
          <table:table-cell office:value-type="float" office:value="13.59">
            <text:p>13.59</text:p>
          </table:table-cell>
          <table:table-cell table:formula="of:=[.E48]*[.$J48]/[Tabelle2.$B$3]" office:value-type="float" office:value="-40.0247953348379">
            <text:p>-40.0247953348</text:p>
          </table:table-cell>
          <table:table-cell table:formula="of:=[.F48]*[.$J48]/[Tabelle2.$B$3]" office:value-type="float" office:value="3.65153827966017">
            <text:p>3.6515382797</text:p>
          </table:table-cell>
          <table:table-cell table:formula="of:=[Tabelle2.$B$1]/[.G48]+[Tabelle2.$B$2]" office:value-type="float" office:value="122.173473877851">
            <text:p>122.1734738779</text:p>
          </table:table-cell>
          <table:table-cell table:formula="of:=[Tabelle2.$B$5]/[.G48]+[Tabelle2.$B$6]" office:value-type="float" office:value="137.103835172921">
            <text:p>137.1038351729</text:p>
          </table:table-cell>
          <table:table-cell table:formula="of:=[.K48]*[.E48]/SQRT([.$E48]*[.$E48]+[.$F48]*[.$F48]+[Tabelle2.$B$3]*[Tabelle2.$B$3])" office:value-type="float" office:value="-42.6666919430874">
            <text:p>-42.6666919431</text:p>
          </table:table-cell>
          <table:table-cell table:formula="of:=[.K48]*[.F48]/SQRT([.$E48]*[.$E48]+[.$F48]*[.$F48]+[Tabelle2.$B$3]*[Tabelle2.$B$3])" office:value-type="float" office:value="3.89256353700934">
            <text:p>3.892563537</text:p>
          </table:table-cell>
          <table:table-cell table:formula="of:=SQRT([.K48]*[.K48]-[.L48]*[.L48]-[.M48]*[.M48])" office:value-type="float" office:value="130.23771714395">
            <text:p>130.237717144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70.07">
            <text:p>-70.07</text:p>
          </table:table-cell>
          <table:table-cell office:value-type="float" office:value="20.05">
            <text:p>20.05</text:p>
          </table:table-cell>
          <table:table-cell office:value-type="float" office:value="14.76">
            <text:p>14.76</text:p>
          </table:table-cell>
          <table:table-cell table:formula="of:=[.V48]*[.$AA48]/[Tabelle2.$B$3]" office:value-type="float" office:value="-35.2490133545528">
            <text:p>-35.2490133546</text:p>
          </table:table-cell>
          <table:table-cell table:formula="of:=[.W48]*[.$AA48]/[Tabelle2.$B$3]" office:value-type="float" office:value="10.0862383011101">
            <text:p>10.0862383011</text:p>
          </table:table-cell>
          <table:table-cell table:formula="of:=[Tabelle2.$B$1]/[.X48]+[Tabelle2.$B$2]" office:value-type="float" office:value="112.432631436314">
            <text:p>112.4326314363</text:p>
          </table:table-cell>
          <table:table-cell table:formula="of:=[Tabelle2.$B$5]/[.X48]+[Tabelle2.$B$6]" office:value-type="float" office:value="126.344287262873">
            <text:p>126.3442872629</text:p>
          </table:table-cell>
          <table:table-cell table:formula="of:=[.AB48]*[.V48]/SQRT([.$E48]*[.$E48]+[.$F48]*[.$F48]+[Tabelle2.$B$3]*[Tabelle2.$B$3])" office:value-type="float" office:value="-37.6268075028603">
            <text:p>-37.6268075029</text:p>
          </table:table-cell>
          <table:table-cell table:formula="of:=[.AB48]*[.W48]/SQRT([.$E48]*[.$E48]+[.$F48]*[.$F48]+[Tabelle2.$B$3]*[Tabelle2.$B$3])" office:value-type="float" office:value="10.7666260943678">
            <text:p>10.7666260944</text:p>
          </table:table-cell>
          <table:table-cell table:formula="of:=SQRT([.AB48]*[.AB48]-[.AC48]*[.AC48]-[.AD48]*[.AD48])" office:value-type="float" office:value="120.129854922288">
            <text:p>120.1298549223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 table:formula="of:=SQRT([.A49]*[.A49]+[.B49]*[.B49]+[.C49]*[.C49])" office:value-type="float" office:value="136.062338654016">
            <text:p>136.062338654</text:p>
          </table:table-cell>
          <table:table-cell office:value-type="float" office:value="-66.29">
            <text:p>-66.29</text:p>
          </table:table-cell>
          <table:table-cell office:value-type="float" office:value="6.2">
            <text:p>6.2</text:p>
          </table:table-cell>
          <table:table-cell office:value-type="float" office:value="12.3">
            <text:p>12.3</text:p>
          </table:table-cell>
          <table:table-cell table:formula="of:=[.E49]*[.$J49]/[Tabelle2.$B$3]" office:value-type="float" office:value="-40.0591382706753">
            <text:p>-40.0591382707</text:p>
          </table:table-cell>
          <table:table-cell table:formula="of:=[.F49]*[.$J49]/[Tabelle2.$B$3]" office:value-type="float" office:value="3.74666853640348">
            <text:p>3.7466685364</text:p>
          </table:table-cell>
          <table:table-cell table:formula="of:=[Tabelle2.$B$1]/[.G49]+[Tabelle2.$B$2]" office:value-type="float" office:value="135.061357723577">
            <text:p>135.0613577236</text:p>
          </table:table-cell>
          <table:table-cell table:formula="of:=[Tabelle2.$B$5]/[.G49]+[Tabelle2.$B$6]" office:value-type="float" office:value="151.339544715447">
            <text:p>151.3395447154</text:p>
          </table:table-cell>
          <table:table-cell table:formula="of:=[.K49]*[.E49]/SQRT([.$E49]*[.$E49]+[.$F49]*[.$F49]+[Tabelle2.$B$3]*[Tabelle2.$B$3])" office:value-type="float" office:value="-43.0190345635792">
            <text:p>-43.0190345636</text:p>
          </table:table-cell>
          <table:table-cell table:formula="of:=[.K49]*[.F49]/SQRT([.$E49]*[.$E49]+[.$F49]*[.$F49]+[Tabelle2.$B$3]*[Tabelle2.$B$3])" office:value-type="float" office:value="4.02350300639902">
            <text:p>4.0235030064</text:p>
          </table:table-cell>
          <table:table-cell table:formula="of:=SQRT([.K49]*[.K49]-[.L49]*[.L49]-[.M49]*[.M49])" office:value-type="float" office:value="145.040793859707">
            <text:p>145.0407938597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office:value-type="float" office:value="-64.15">
            <text:p>-64.15</text:p>
          </table:table-cell>
          <table:table-cell office:value-type="float" office:value="18.03">
            <text:p>18.03</text:p>
          </table:table-cell>
          <table:table-cell office:value-type="float" office:value="13.2">
            <text:p>13.2</text:p>
          </table:table-cell>
          <table:table-cell table:formula="of:=[.V49]*[.$AA49]/[Tabelle2.$B$3]" office:value-type="float" office:value="-36.1088873364518">
            <text:p>-36.1088873365</text:p>
          </table:table-cell>
          <table:table-cell table:formula="of:=[.W49]*[.$AA49]/[Tabelle2.$B$3]" office:value-type="float" office:value="10.1487644376652">
            <text:p>10.1487644377</text:p>
          </table:table-cell>
          <table:table-cell table:formula="of:=[Tabelle2.$B$1]/[.X49]+[Tabelle2.$B$2]" office:value-type="float" office:value="125.804151515152">
            <text:p>125.8041515152</text:p>
          </table:table-cell>
          <table:table-cell table:formula="of:=[Tabelle2.$B$5]/[.X49]+[Tabelle2.$B$6]" office:value-type="float" office:value="141.114212121212">
            <text:p>141.1142121212</text:p>
          </table:table-cell>
          <table:table-cell table:formula="of:=[.AB49]*[.V49]/SQRT([.$E49]*[.$E49]+[.$F49]*[.$F49]+[Tabelle2.$B$3]*[Tabelle2.$B$3])" office:value-type="float" office:value="-38.8175064274809">
            <text:p>-38.8175064275</text:p>
          </table:table-cell>
          <table:table-cell table:formula="of:=[.AB49]*[.W49]/SQRT([.$E49]*[.$E49]+[.$F49]*[.$F49]+[Tabelle2.$B$3]*[Tabelle2.$B$3])" office:value-type="float" office:value="10.9100489616131">
            <text:p>10.9100489616</text:p>
          </table:table-cell>
          <table:table-cell table:formula="of:=SQRT([.AB49]*[.AB49]-[.AC49]*[.AC49]-[.AD49]*[.AD49])" office:value-type="float" office:value="135.230887333472">
            <text:p>135.2308873335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0]*[.A50]+[.B50]*[.B50]+[.C50]*[.C50])" office:value-type="float" office:value="78.1854206358193">
            <text:p>78.1854206358</text:p>
          </table:table-cell>
          <table:table-cell office:value-type="float" office:value="-256.27">
            <text:p>-256.27</text:p>
          </table:table-cell>
          <table:table-cell office:value-type="float" office:value="12.77">
            <text:p>12.77</text:p>
          </table:table-cell>
          <table:table-cell office:value-type="float" office:value="29.44">
            <text:p>29.44</text:p>
          </table:table-cell>
          <table:table-cell table:formula="of:=[.E50]*[.$J50]/[Tabelle2.$B$3]" office:value-type="float" office:value="-64.2275036115164">
            <text:p>-64.2275036115</text:p>
          </table:table-cell>
          <table:table-cell table:formula="of:=[.F50]*[.$J50]/[Tabelle2.$B$3]" office:value-type="float" office:value="3.2004730211069">
            <text:p>3.2004730211</text:p>
          </table:table-cell>
          <table:table-cell table:formula="of:=[Tabelle2.$B$1]/[.G50]+[Tabelle2.$B$2]" office:value-type="float" office:value="56.0145434782609">
            <text:p>56.0145434783</text:p>
          </table:table-cell>
          <table:table-cell table:formula="of:=[Tabelle2.$B$5]/[.G50]+[Tabelle2.$B$6]" office:value-type="float" office:value="64.0259483695652">
            <text:p>64.0259483696</text:p>
          </table:table-cell>
          <table:table-cell table:formula="of:=[.K50]*[.E50]/SQRT([.$E50]*[.$E50]+[.$F50]*[.$F50]+[Tabelle2.$B$3]*[Tabelle2.$B$3])" office:value-type="float" office:value="-48.2190827810298">
            <text:p>-48.219082781</text:p>
          </table:table-cell>
          <table:table-cell table:formula="of:=[.K50]*[.F50]/SQRT([.$E50]*[.$E50]+[.$F50]*[.$F50]+[Tabelle2.$B$3]*[Tabelle2.$B$3])" office:value-type="float" office:value="2.40276929454774">
            <text:p>2.4027692945</text:p>
          </table:table-cell>
          <table:table-cell table:formula="of:=SQRT([.K50]*[.K50]-[.L50]*[.L50]-[.M50]*[.M50])" office:value-type="float" office:value="42.0531665882084">
            <text:p>42.0531665882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253.28">
            <text:p>-253.28</text:p>
          </table:table-cell>
          <table:table-cell office:value-type="float" office:value="47.56">
            <text:p>47.56</text:p>
          </table:table-cell>
          <table:table-cell office:value-type="float" office:value="29.76">
            <text:p>29.76</text:p>
          </table:table-cell>
          <table:table-cell table:formula="of:=[.V50]*[.$AA50]/[Tabelle2.$B$3]" office:value-type="float" office:value="-62.7869123456256">
            <text:p>-62.7869123456</text:p>
          </table:table-cell>
          <table:table-cell table:formula="of:=[.W50]*[.$AA50]/[Tabelle2.$B$3]" office:value-type="float" office:value="11.7898987332515">
            <text:p>11.7898987333</text:p>
          </table:table-cell>
          <table:table-cell table:formula="of:=[Tabelle2.$B$1]/[.X50]+[Tabelle2.$B$2]" office:value-type="float" office:value="55.4045913978495">
            <text:p>55.4045913978</text:p>
          </table:table-cell>
          <table:table-cell table:formula="of:=[Tabelle2.$B$5]/[.X50]+[Tabelle2.$B$6]" office:value-type="float" office:value="63.3522069892473">
            <text:p>63.3522069892</text:p>
          </table:table-cell>
          <table:table-cell table:formula="of:=[.AB50]*[.V50]/SQRT([.$E50]*[.$E50]+[.$F50]*[.$F50]+[Tabelle2.$B$3]*[Tabelle2.$B$3])" office:value-type="float" office:value="-47.1550057860082">
            <text:p>-47.155005786</text:p>
          </table:table-cell>
          <table:table-cell table:formula="of:=[.AB50]*[.W50]/SQRT([.$E50]*[.$E50]+[.$F50]*[.$F50]+[Tabelle2.$B$3]*[Tabelle2.$B$3])" office:value-type="float" office:value="8.85459600119453">
            <text:p>8.8545960012</text:p>
          </table:table-cell>
          <table:table-cell table:formula="of:=SQRT([.AB50]*[.AB50]-[.AC50]*[.AC50]-[.AD50]*[.AD50])" office:value-type="float" office:value="41.370323776659">
            <text:p>41.370323776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1]*[.A51]+[.B51]*[.B51]+[.C51]*[.C51])" office:value-type="float" office:value="84.9291469402584">
            <text:p>84.9291469403</text:p>
          </table:table-cell>
          <table:table-cell office:value-type="float" office:value="-220.96">
            <text:p>-220.96</text:p>
          </table:table-cell>
          <table:table-cell office:value-type="float" office:value="12.01">
            <text:p>12.01</text:p>
          </table:table-cell>
          <table:table-cell office:value-type="float" office:value="25.84">
            <text:p>25.84</text:p>
          </table:table-cell>
          <table:table-cell table:formula="of:=[.E51]*[.$J51]/[Tabelle2.$B$3]" office:value-type="float" office:value="-63.1910829419384">
            <text:p>-63.1910829419</text:p>
          </table:table-cell>
          <table:table-cell table:formula="of:=[.F51]*[.$J51]/[Tabelle2.$B$3]" office:value-type="float" office:value="3.43467100892777">
            <text:p>3.4346710089</text:p>
          </table:table-cell>
          <table:table-cell table:formula="of:=[Tabelle2.$B$1]/[.G51]+[Tabelle2.$B$2]" office:value-type="float" office:value="63.9174829721362">
            <text:p>63.9174829721</text:p>
          </table:table-cell>
          <table:table-cell table:formula="of:=[Tabelle2.$B$5]/[.G51]+[Tabelle2.$B$6]" office:value-type="float" office:value="72.7553839009288">
            <text:p>72.7553839009</text:p>
          </table:table-cell>
          <table:table-cell table:formula="of:=[.K51]*[.E51]/SQRT([.$E51]*[.$E51]+[.$F51]*[.$F51]+[Tabelle2.$B$3]*[Tabelle2.$B$3])" office:value-type="float" office:value="-51.1136809044235">
            <text:p>-51.1136809044</text:p>
          </table:table-cell>
          <table:table-cell table:formula="of:=[.K51]*[.F51]/SQRT([.$E51]*[.$E51]+[.$F51]*[.$F51]+[Tabelle2.$B$3]*[Tabelle2.$B$3])" office:value-type="float" office:value="2.77821916936154">
            <text:p>2.7782191694</text:p>
          </table:table-cell>
          <table:table-cell table:formula="of:=SQRT([.K51]*[.K51]-[.L51]*[.L51]-[.M51]*[.M51])" office:value-type="float" office:value="51.7012476563118">
            <text:p>51.7012476563</text:p>
          </table:table-cell>
          <table:table-cell table:number-columns-repeated="4"/>
          <table:table-cell table:number-columns-repeated="2"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220.24">
            <text:p>-220.24</text:p>
          </table:table-cell>
          <table:table-cell office:value-type="float" office:value="41.51">
            <text:p>41.51</text:p>
          </table:table-cell>
          <table:table-cell office:value-type="float" office:value="27.7">
            <text:p>27.7</text:p>
          </table:table-cell>
          <table:table-cell table:formula="of:=[.V51]*[.$AA51]/[Tabelle2.$B$3]" office:value-type="float" office:value="-58.7087990166291">
            <text:p>-58.7087990166</text:p>
          </table:table-cell>
          <table:table-cell table:formula="of:=[.W51]*[.$AA51]/[Tabelle2.$B$3]" office:value-type="float" office:value="11.0652118015813">
            <text:p>11.0652118016</text:p>
          </table:table-cell>
          <table:table-cell table:formula="of:=[Tabelle2.$B$1]/[.X51]+[Tabelle2.$B$2]" office:value-type="float" office:value="59.5778086642599">
            <text:p>59.5778086643</text:p>
          </table:table-cell>
          <table:table-cell table:formula="of:=[Tabelle2.$B$5]/[.X51]+[Tabelle2.$B$6]" office:value-type="float" office:value="67.9618628158845">
            <text:p>67.9618628159</text:p>
          </table:table-cell>
          <table:table-cell table:formula="of:=[.AB51]*[.V51]/SQRT([.$E51]*[.$E51]+[.$F51]*[.$F51]+[Tabelle2.$B$3]*[Tabelle2.$B$3])" office:value-type="float" office:value="-47.5904522768979">
            <text:p>-47.5904522769</text:p>
          </table:table-cell>
          <table:table-cell table:formula="of:=[.AB51]*[.W51]/SQRT([.$E51]*[.$E51]+[.$F51]*[.$F51]+[Tabelle2.$B$3]*[Tabelle2.$B$3])" office:value-type="float" office:value="8.96966797136774">
            <text:p>8.9696679714</text:p>
          </table:table-cell>
          <table:table-cell table:formula="of:=SQRT([.AB51]*[.AB51]-[.AC51]*[.AC51]-[.AD51]*[.AD51])" office:value-type="float" office:value="47.6813244988939">
            <text:p>47.6813244989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2]*[.A52]+[.B52]*[.B52]+[.C52]*[.C52])" office:value-type="float" office:value="92.2657032705002">
            <text:p>92.2657032705</text:p>
          </table:table-cell>
          <table:table-cell office:value-type="float" office:value="-193.54">
            <text:p>-193.54</text:p>
          </table:table-cell>
          <table:table-cell office:value-type="float" office:value="10.85">
            <text:p>10.85</text:p>
          </table:table-cell>
          <table:table-cell office:value-type="float" office:value="23.253">
            <text:p>23.253</text:p>
          </table:table-cell>
          <table:table-cell table:formula="of:=[.E52]*[.$J52]/[Tabelle2.$B$3]" office:value-type="float" office:value="-61.5757598859159">
            <text:p>-61.5757598859</text:p>
          </table:table-cell>
          <table:table-cell table:formula="of:=[.F52]*[.$J52]/[Tabelle2.$B$3]" office:value-type="float" office:value="3.45198405891386">
            <text:p>3.4519840589</text:p>
          </table:table-cell>
          <table:table-cell table:formula="of:=[Tabelle2.$B$1]/[.G52]+[Tabelle2.$B$2]" office:value-type="float" office:value="71.1076900614974">
            <text:p>71.1076900615</text:p>
          </table:table-cell>
          <table:table-cell table:formula="of:=[Tabelle2.$B$5]/[.G52]+[Tabelle2.$B$6]" office:value-type="float" office:value="80.6975488754139">
            <text:p>80.6975488754</text:p>
          </table:table-cell>
          <table:table-cell table:formula="of:=[.K52]*[.E52]/SQRT([.$E52]*[.$E52]+[.$F52]*[.$F52]+[Tabelle2.$B$3]*[Tabelle2.$B$3])" office:value-type="float" office:value="-52.7908083204209">
            <text:p>-52.7908083204</text:p>
          </table:table-cell>
          <table:table-cell table:formula="of:=[.K52]*[.F52]/SQRT([.$E52]*[.$E52]+[.$F52]*[.$F52]+[Tabelle2.$B$3]*[Tabelle2.$B$3])" office:value-type="float" office:value="2.95949297445782">
            <text:p>2.9594929745</text:p>
          </table:table-cell>
          <table:table-cell table:formula="of:=SQRT([.K52]*[.K52]-[.L52]*[.L52]-[.M52]*[.M52])" office:value-type="float" office:value="60.9628276305367">
            <text:p>60.9628276305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91">
            <text:p>-191</text:p>
          </table:table-cell>
          <table:table-cell office:value-type="float" office:value="36.48">
            <text:p>36.48</text:p>
          </table:table-cell>
          <table:table-cell office:value-type="float" office:value="25.34">
            <text:p>25.34</text:p>
          </table:table-cell>
          <table:table-cell table:formula="of:=[.V52]*[.$AA52]/[Tabelle2.$B$3]" office:value-type="float" office:value="-55.7127853426068">
            <text:p>-55.7127853426</text:p>
          </table:table-cell>
          <table:table-cell table:formula="of:=[.W52]*[.$AA52]/[Tabelle2.$B$3]" office:value-type="float" office:value="10.6408503104623">
            <text:p>10.6408503105</text:p>
          </table:table-cell>
          <table:table-cell table:formula="of:=[Tabelle2.$B$1]/[.X52]+[Tabelle2.$B$2]" office:value-type="float" office:value="65.1927095501184">
            <text:p>65.1927095501</text:p>
          </table:table-cell>
          <table:table-cell table:formula="of:=[Tabelle2.$B$5]/[.X52]+[Tabelle2.$B$6]" office:value-type="float" office:value="74.1639747434886">
            <text:p>74.1639747435</text:p>
          </table:table-cell>
          <table:table-cell table:formula="of:=[.AB52]*[.V52]/SQRT([.$E52]*[.$E52]+[.$F52]*[.$F52]+[Tabelle2.$B$3]*[Tabelle2.$B$3])" office:value-type="float" office:value="-47.879939852402">
            <text:p>-47.8799398524</text:p>
          </table:table-cell>
          <table:table-cell table:formula="of:=[.AB52]*[.W52]/SQRT([.$E52]*[.$E52]+[.$F52]*[.$F52]+[Tabelle2.$B$3]*[Tabelle2.$B$3])" office:value-type="float" office:value="9.14481783149543">
            <text:p>9.1448178315</text:p>
          </table:table-cell>
          <table:table-cell table:formula="of:=SQRT([.AB52]*[.AB52]-[.AC52]*[.AC52]-[.AD52]*[.AD52])" office:value-type="float" office:value="55.8943540647169">
            <text:p>55.8943540647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3]*[.A53]+[.B53]*[.B53]+[.C53]*[.C53])" office:value-type="float" office:value="100.064779018394">
            <text:p>100.0647790184</text:p>
          </table:table-cell>
          <table:table-cell office:value-type="float" office:value="-170.795">
            <text:p>-170.795</text:p>
          </table:table-cell>
          <table:table-cell office:value-type="float" office:value="8.84">
            <text:p>8.84</text:p>
          </table:table-cell>
          <table:table-cell table:style-name="ce1" office:value-type="date" office:date-value="1900-01-20T00:37:26.4">
            <text:p>01/20/00</text:p>
          </table:table-cell>
          <table:table-cell table:formula="of:=[.E53]*[.$J53]/[Tabelle2.$B$3]" office:value-type="float" office:value="-60.1522973343603">
            <text:p>-60.1522973344</text:p>
          </table:table-cell>
          <table:table-cell table:formula="of:=[.F53]*[.$J53]/[Tabelle2.$B$3]" office:value-type="float" office:value="3.11335992526564">
            <text:p>3.1133599253</text:p>
          </table:table-cell>
          <table:table-cell table:formula="of:=[Tabelle2.$B$1]/[.G53]+[Tabelle2.$B$2]" office:value-type="float" office:value="78.7144732236279">
            <text:p>78.7144732236</text:p>
          </table:table-cell>
          <table:table-cell table:formula="of:=[Tabelle2.$B$5]/[.G53]+[Tabelle2.$B$6]" office:value-type="float" office:value="89.099855797584">
            <text:p>89.0998557976</text:p>
          </table:table-cell>
          <table:table-cell table:formula="of:=[.K53]*[.E53]/SQRT([.$E53]*[.$E53]+[.$F53]*[.$F53]+[Tabelle2.$B$3]*[Tabelle2.$B$3])" office:value-type="float" office:value="-54.0736795490856">
            <text:p>-54.0736795491</text:p>
          </table:table-cell>
          <table:table-cell table:formula="of:=[.K53]*[.F53]/SQRT([.$E53]*[.$E53]+[.$F53]*[.$F53]+[Tabelle2.$B$3]*[Tabelle2.$B$3])" office:value-type="float" office:value="2.79874309677635">
            <text:p>2.7987430968</text:p>
          </table:table-cell>
          <table:table-cell table:formula="of:=SQRT([.K53]*[.K53]-[.L53]*[.L53]-[.M53]*[.M53])" office:value-type="float" office:value="70.7600771639722">
            <text:p>70.760077164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66.66">
            <text:p>-166.66</text:p>
          </table:table-cell>
          <table:table-cell office:value-type="float" office:value="31.73">
            <text:p>31.73</text:p>
          </table:table-cell>
          <table:table-cell office:value-type="float" office:value="22.36">
            <text:p>22.36</text:p>
          </table:table-cell>
          <table:table-cell table:formula="of:=[.V53]*[.$AA53]/[Tabelle2.$B$3]" office:value-type="float" office:value="-55.162551773581">
            <text:p>-55.1625517736</text:p>
          </table:table-cell>
          <table:table-cell table:formula="of:=[.W53]*[.$AA53]/[Tabelle2.$B$3]" office:value-type="float" office:value="10.5022666973222">
            <text:p>10.5022666973</text:p>
          </table:table-cell>
          <table:table-cell table:formula="of:=[Tabelle2.$B$1]/[.X53]+[Tabelle2.$B$2]" office:value-type="float" office:value="73.9759409660107">
            <text:p>73.975940966</text:p>
          </table:table-cell>
          <table:table-cell table:formula="of:=[Tabelle2.$B$5]/[.X53]+[Tabelle2.$B$6]" office:value-type="float" office:value="83.8657638640429">
            <text:p>83.865763864</text:p>
          </table:table-cell>
          <table:table-cell table:formula="of:=[.AB53]*[.V53]/SQRT([.$E53]*[.$E53]+[.$F53]*[.$F53]+[Tabelle2.$B$3]*[Tabelle2.$B$3])" office:value-type="float" office:value="-49.6649329695707">
            <text:p>-49.6649329696</text:p>
          </table:table-cell>
          <table:table-cell table:formula="of:=[.AB53]*[.W53]/SQRT([.$E53]*[.$E53]+[.$F53]*[.$F53]+[Tabelle2.$B$3]*[Tabelle2.$B$3])" office:value-type="float" office:value="9.45558816227336">
            <text:p>9.4555881623</text:p>
          </table:table-cell>
          <table:table-cell table:formula="of:=SQRT([.AB53]*[.AB53]-[.AC53]*[.AC53]-[.AD53]*[.AD53])" office:value-type="float" office:value="66.9137701383873">
            <text:p>66.9137701384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4]*[.A54]+[.B54]*[.B54]+[.C54]*[.C54])" office:value-type="float" office:value="108.226429304491">
            <text:p>108.2264293045</text:p>
          </table:table-cell>
          <table:table-cell office:value-type="float" office:value="-150.75">
            <text:p>-150.75</text:p>
          </table:table-cell>
          <table:table-cell office:value-type="float" office:value="8.94">
            <text:p>8.94</text:p>
          </table:table-cell>
          <table:table-cell office:value-type="float" office:value="18.43">
            <text:p>18.43</text:p>
          </table:table-cell>
          <table:table-cell table:formula="of:=[.E54]*[.$J54]/[Tabelle2.$B$3]" office:value-type="float" office:value="-60.6386855160284">
            <text:p>-60.638685516</text:p>
          </table:table-cell>
          <table:table-cell table:formula="of:=[.F54]*[.$J54]/[Tabelle2.$B$3]" office:value-type="float" office:value="3.59608523060228">
            <text:p>3.5960852306</text:p>
          </table:table-cell>
          <table:table-cell table:formula="of:=[Tabelle2.$B$1]/[.G54]+[Tabelle2.$B$2]" office:value-type="float" office:value="89.902130765057">
            <text:p>89.9021307651</text:p>
          </table:table-cell>
          <table:table-cell table:formula="of:=[Tabelle2.$B$5]/[.G54]+[Tabelle2.$B$6]" office:value-type="float" office:value="101.45752794357">
            <text:p>101.4575279436</text:p>
          </table:table-cell>
          <table:table-cell table:formula="of:=[.K54]*[.E54]/SQRT([.$E54]*[.$E54]+[.$F54]*[.$F54]+[Tabelle2.$B$3]*[Tabelle2.$B$3])" office:value-type="float" office:value="-56.7024740516154">
            <text:p>-56.7024740516</text:p>
          </table:table-cell>
          <table:table-cell table:formula="of:=[.K54]*[.F54]/SQRT([.$E54]*[.$E54]+[.$F54]*[.$F54]+[Tabelle2.$B$3]*[Tabelle2.$B$3])" office:value-type="float" office:value="3.36265418256346">
            <text:p>3.3626541826</text:p>
          </table:table-cell>
          <table:table-cell table:formula="of:=SQRT([.K54]*[.K54]-[.L54]*[.L54]-[.M54]*[.M54])" office:value-type="float" office:value="84.0663545640865">
            <text:p>84.0663545641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49.19">
            <text:p>-149.19</text:p>
          </table:table-cell>
          <table:table-cell office:value-type="float" office:value="28.34">
            <text:p>28.34</text:p>
          </table:table-cell>
          <table:table-cell office:value-type="float" office:value="20.68">
            <text:p>20.68</text:p>
          </table:table-cell>
          <table:table-cell table:formula="of:=[.V54]*[.$AA54]/[Tabelle2.$B$3]" office:value-type="float" office:value="-53.4302804899199">
            <text:p>-53.4302804899</text:p>
          </table:table-cell>
          <table:table-cell table:formula="of:=[.W54]*[.$AA54]/[Tabelle2.$B$3]" office:value-type="float" office:value="10.1495686646848">
            <text:p>10.1495686647</text:p>
          </table:table-cell>
          <table:table-cell table:formula="of:=[Tabelle2.$B$1]/[.X54]+[Tabelle2.$B$2]" office:value-type="float" office:value="80.0433520309478">
            <text:p>80.0433520309</text:p>
          </table:table-cell>
          <table:table-cell table:formula="of:=[Tabelle2.$B$5]/[.X54]+[Tabelle2.$B$6]" office:value-type="float" office:value="90.5677098646035">
            <text:p>90.5677098646</text:p>
          </table:table-cell>
          <table:table-cell table:formula="of:=[.AB54]*[.V54]/SQRT([.$E54]*[.$E54]+[.$F54]*[.$F54]+[Tabelle2.$B$3]*[Tabelle2.$B$3])" office:value-type="float" office:value="-50.0925928018752">
            <text:p>-50.0925928019</text:p>
          </table:table-cell>
          <table:table-cell table:formula="of:=[.AB54]*[.W54]/SQRT([.$E54]*[.$E54]+[.$F54]*[.$F54]+[Tabelle2.$B$3]*[Tabelle2.$B$3])" office:value-type="float" office:value="9.51554447352465">
            <text:p>9.5155444735</text:p>
          </table:table-cell>
          <table:table-cell table:formula="of:=SQRT([.AB54]*[.AB54]-[.AC54]*[.AC54]-[.AD54]*[.AD54])" office:value-type="float" office:value="74.8511631831924">
            <text:p>74.8511631832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5]*[.A55]+[.B55]*[.B55]+[.C55]*[.C55])" office:value-type="float" office:value="116.674590207123">
            <text:p>116.6745902071</text:p>
          </table:table-cell>
          <table:table-cell office:value-type="float" office:value="-135.75">
            <text:p>-135.75</text:p>
          </table:table-cell>
          <table:table-cell office:value-type="float" office:value="8.58">
            <text:p>8.58</text:p>
          </table:table-cell>
          <table:table-cell office:value-type="float" office:value="16.8551">
            <text:p>16.8551</text:p>
          </table:table-cell>
          <table:table-cell table:formula="of:=[.E55]*[.$J55]/[Tabelle2.$B$3]" office:value-type="float" office:value="-59.7474948884091">
            <text:p>-59.7474948884</text:p>
          </table:table-cell>
          <table:table-cell table:formula="of:=[.F55]*[.$J55]/[Tabelle2.$B$3]" office:value-type="float" office:value="3.77630575427293">
            <text:p>3.7763057543</text:p>
          </table:table-cell>
          <table:table-cell table:formula="of:=[Tabelle2.$B$1]/[.G55]+[Tabelle2.$B$2]" office:value-type="float" office:value="98.3688037389277">
            <text:p>98.3688037389</text:p>
          </table:table-cell>
          <table:table-cell table:formula="of:=[Tabelle2.$B$5]/[.G55]+[Tabelle2.$B$6]" office:value-type="float" office:value="110.809652674858">
            <text:p>110.8096526749</text:p>
          </table:table-cell>
          <table:table-cell table:formula="of:=[.K55]*[.E55]/SQRT([.$E55]*[.$E55]+[.$F55]*[.$F55]+[Tabelle2.$B$3]*[Tabelle2.$B$3])" office:value-type="float" office:value="-57.4934330670587">
            <text:p>-57.4934330671</text:p>
          </table:table-cell>
          <table:table-cell table:formula="of:=[.K55]*[.F55]/SQRT([.$E55]*[.$E55]+[.$F55]*[.$F55]+[Tabelle2.$B$3]*[Tabelle2.$B$3])" office:value-type="float" office:value="3.6338390844594">
            <text:p>3.6338390845</text:p>
          </table:table-cell>
          <table:table-cell table:formula="of:=SQRT([.K55]*[.K55]-[.L55]*[.L55]-[.M55]*[.M55])" office:value-type="float" office:value="94.657696430848">
            <text:p>94.6576964308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34.17">
            <text:p>-134.17</text:p>
          </table:table-cell>
          <table:table-cell office:value-type="float" office:value="25.62">
            <text:p>25.62</text:p>
          </table:table-cell>
          <table:table-cell office:value-type="float" office:value="18.81">
            <text:p>18.81</text:p>
          </table:table-cell>
          <table:table-cell table:formula="of:=[.V55]*[.$AA55]/[Tabelle2.$B$3]" office:value-type="float" office:value="-52.8705214146172">
            <text:p>-52.8705214146</text:p>
          </table:table-cell>
          <table:table-cell table:formula="of:=[.W55]*[.$AA55]/[Tabelle2.$B$3]" office:value-type="float" office:value="10.0957200465267">
            <text:p>10.0957200465</text:p>
          </table:table-cell>
          <table:table-cell table:formula="of:=[Tabelle2.$B$1]/[.X55]+[Tabelle2.$B$2]" office:value-type="float" office:value="88.071562466773">
            <text:p>88.0715624668</text:p>
          </table:table-cell>
          <table:table-cell table:formula="of:=[Tabelle2.$B$5]/[.X55]+[Tabelle2.$B$6]" office:value-type="float" office:value="99.4355172780436">
            <text:p>99.435517278</text:p>
          </table:table-cell>
          <table:table-cell table:formula="of:=[.AB55]*[.V55]/SQRT([.$E55]*[.$E55]+[.$F55]*[.$F55]+[Tabelle2.$B$3]*[Tabelle2.$B$3])" office:value-type="float" office:value="-50.9914976223023">
            <text:p>-50.9914976223</text:p>
          </table:table-cell>
          <table:table-cell table:formula="of:=[.AB55]*[.W55]/SQRT([.$E55]*[.$E55]+[.$F55]*[.$F55]+[Tabelle2.$B$3]*[Tabelle2.$B$3])" office:value-type="float" office:value="9.7369171132398">
            <text:p>9.7369171132</text:p>
          </table:table-cell>
          <table:table-cell table:formula="of:=SQRT([.AB55]*[.AB55]-[.AC55]*[.AC55]-[.AD55]*[.AD55])" office:value-type="float" office:value="84.8085002326816">
            <text:p>84.8085002327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6]*[.A56]+[.B56]*[.B56]+[.C56]*[.C56])" office:value-type="float" office:value="125.351346223325">
            <text:p>125.3513462233</text:p>
          </table:table-cell>
          <table:table-cell office:value-type="float" office:value="-121.84">
            <text:p>-121.84</text:p>
          </table:table-cell>
          <table:table-cell office:value-type="float" office:value="7.95">
            <text:p>7.95</text:p>
          </table:table-cell>
          <table:table-cell office:value-type="float" office:value="14.31">
            <text:p>14.31</text:p>
          </table:table-cell>
          <table:table-cell table:formula="of:=[.E56]*[.$J56]/[Tabelle2.$B$3]" office:value-type="float" office:value="-63.2317476039815">
            <text:p>-63.231747604</text:p>
          </table:table-cell>
          <table:table-cell table:formula="of:=[.F56]*[.$J56]/[Tabelle2.$B$3]" office:value-type="float" office:value="4.12584039274174">
            <text:p>4.1258403927</text:p>
          </table:table-cell>
          <table:table-cell table:formula="of:=[Tabelle2.$B$1]/[.G56]+[Tabelle2.$B$2]" office:value-type="float" office:value="115.990607267645">
            <text:p>115.9906072676</text:p>
          </table:table-cell>
          <table:table-cell table:formula="of:=[Tabelle2.$B$5]/[.G56]+[Tabelle2.$B$6]" office:value-type="float" office:value="130.274359189378">
            <text:p>130.2743591894</text:p>
          </table:table-cell>
          <table:table-cell table:formula="of:=[.K56]*[.E56]/SQRT([.$E56]*[.$E56]+[.$F56]*[.$F56]+[Tabelle2.$B$3]*[Tabelle2.$B$3])" office:value-type="float" office:value="-62.3245134842229">
            <text:p>-62.3245134842</text:p>
          </table:table-cell>
          <table:table-cell table:formula="of:=[.K56]*[.F56]/SQRT([.$E56]*[.$E56]+[.$F56]*[.$F56]+[Tabelle2.$B$3]*[Tabelle2.$B$3])" office:value-type="float" office:value="4.06664381319412">
            <text:p>4.0666438132</text:p>
          </table:table-cell>
          <table:table-cell table:formula="of:=SQRT([.K56]*[.K56]-[.L56]*[.L56]-[.M56]*[.M56])" office:value-type="float" office:value="114.32640154074">
            <text:p>114.3264015407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19">
            <text:p>-119</text:p>
          </table:table-cell>
          <table:table-cell office:value-type="float" office:value="22.35">
            <text:p>22.35</text:p>
          </table:table-cell>
          <table:table-cell office:value-type="float" office:value="16.78">
            <text:p>16.78</text:p>
          </table:table-cell>
          <table:table-cell table:formula="of:=[.V56]*[.$AA56]/[Tabelle2.$B$3]" office:value-type="float" office:value="-52.6114397879653">
            <text:p>-52.611439788</text:p>
          </table:table-cell>
          <table:table-cell table:formula="of:=[.W56]*[.$AA56]/[Tabelle2.$B$3]" office:value-type="float" office:value="9.8812241954708">
            <text:p>9.8812241955</text:p>
          </table:table-cell>
          <table:table-cell table:formula="of:=[Tabelle2.$B$1]/[.X56]+[Tabelle2.$B$2]" office:value-type="float" office:value="98.812241954708">
            <text:p>98.8122419547</text:p>
          </table:table-cell>
          <table:table-cell table:formula="of:=[Tabelle2.$B$5]/[.X56]+[Tabelle2.$B$6]" office:value-type="float" office:value="111.299466030989">
            <text:p>111.299466031</text:p>
          </table:table-cell>
          <table:table-cell table:formula="of:=[.AB56]*[.V56]/SQRT([.$E56]*[.$E56]+[.$F56]*[.$F56]+[Tabelle2.$B$3]*[Tabelle2.$B$3])" office:value-type="float" office:value="-52.0055990395703">
            <text:p>-52.0055990396</text:p>
          </table:table-cell>
          <table:table-cell table:formula="of:=[.AB56]*[.W56]/SQRT([.$E56]*[.$E56]+[.$F56]*[.$F56]+[Tabelle2.$B$3]*[Tabelle2.$B$3])" office:value-type="float" office:value="9.76743813894452">
            <text:p>9.7674381389</text:p>
          </table:table-cell>
          <table:table-cell table:formula="of:=SQRT([.AB56]*[.AB56]-[.AC56]*[.AC56]-[.AD56]*[.AD56])" office:value-type="float" office:value="97.9162190830542">
            <text:p>97.9162190831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7]*[.A57]+[.B57]*[.B57]+[.C57]*[.C57])" office:value-type="float" office:value="134.212369027597">
            <text:p>134.2123690276</text:p>
          </table:table-cell>
          <table:table-cell office:value-type="float" office:value="-110.99">
            <text:p>-110.99</text:p>
          </table:table-cell>
          <table:table-cell office:value-type="float" office:value="7.5824">
            <text:p>7.5824</text:p>
          </table:table-cell>
          <table:table-cell office:value-type="float" office:value="14.0295">
            <text:p>14.0295</text:p>
          </table:table-cell>
          <table:table-cell table:formula="of:=[.E57]*[.$J57]/[Tabelle2.$B$3]" office:value-type="float" office:value="-58.7595912130009">
            <text:p>-58.759591213</text:p>
          </table:table-cell>
          <table:table-cell table:formula="of:=[.F57]*[.$J57]/[Tabelle2.$B$3]" office:value-type="float" office:value="4.01422402390718">
            <text:p>4.0142240239</text:p>
          </table:table-cell>
          <table:table-cell table:formula="of:=[Tabelle2.$B$1]/[.G57]+[Tabelle2.$B$2]" office:value-type="float" office:value="118.323890765886">
            <text:p>118.3238907659</text:p>
          </table:table-cell>
          <table:table-cell table:formula="of:=[Tabelle2.$B$5]/[.G57]+[Tabelle2.$B$6]" office:value-type="float" office:value="132.851659431911">
            <text:p>132.8516594319</text:p>
          </table:table-cell>
          <table:table-cell table:formula="of:=[.K57]*[.E57]/SQRT([.$E57]*[.$E57]+[.$F57]*[.$F57]+[Tabelle2.$B$3]*[Tabelle2.$B$3])" office:value-type="float" office:value="-59.0619004836718">
            <text:p>-59.0619004837</text:p>
          </table:table-cell>
          <table:table-cell table:formula="of:=[.K57]*[.F57]/SQRT([.$E57]*[.$E57]+[.$F57]*[.$F57]+[Tabelle2.$B$3]*[Tabelle2.$B$3])" office:value-type="float" office:value="4.0348766035444">
            <text:p>4.0348766035</text:p>
          </table:table-cell>
          <table:table-cell table:formula="of:=SQRT([.K57]*[.K57]-[.L57]*[.L57]-[.M57]*[.M57])" office:value-type="float" office:value="118.932649410763">
            <text:p>118.9326494108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08.8">
            <text:p>-108.8</text:p>
          </table:table-cell>
          <table:table-cell office:value-type="float" office:value="20.38">
            <text:p>20.38</text:p>
          </table:table-cell>
          <table:table-cell office:value-type="float" office:value="15.13">
            <text:p>15.13</text:p>
          </table:table-cell>
          <table:table-cell table:formula="of:=[.V57]*[.$AA57]/[Tabelle2.$B$3]" office:value-type="float" office:value="-53.3853779151899">
            <text:p>-53.3853779152</text:p>
          </table:table-cell>
          <table:table-cell table:formula="of:=[.W57]*[.$AA57]/[Tabelle2.$B$3]" office:value-type="float" office:value="9.99994487051075">
            <text:p>9.9999448705</text:p>
          </table:table-cell>
          <table:table-cell table:formula="of:=[Tabelle2.$B$1]/[.X57]+[Tabelle2.$B$2]" office:value-type="float" office:value="109.665734963648">
            <text:p>109.6657349636</text:p>
          </table:table-cell>
          <table:table-cell table:formula="of:=[Tabelle2.$B$5]/[.X57]+[Tabelle2.$B$6]" office:value-type="float" office:value="123.288026437541">
            <text:p>123.2880264375</text:p>
          </table:table-cell>
          <table:table-cell table:formula="of:=[.AB57]*[.V57]/SQRT([.$E57]*[.$E57]+[.$F57]*[.$F57]+[Tabelle2.$B$3]*[Tabelle2.$B$3])" office:value-type="float" office:value="-53.7287056761104">
            <text:p>-53.7287056761</text:p>
          </table:table-cell>
          <table:table-cell table:formula="of:=[.AB57]*[.W57]/SQRT([.$E57]*[.$E57]+[.$F57]*[.$F57]+[Tabelle2.$B$3]*[Tabelle2.$B$3])" office:value-type="float" office:value="10.0642557139626">
            <text:p>10.064255714</text:p>
          </table:table-cell>
          <table:table-cell table:formula="of:=SQRT([.AB57]*[.AB57]-[.AC57]*[.AC57]-[.AD57]*[.AD57])" office:value-type="float" office:value="110.507350009661">
            <text:p>110.5073500097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 table:formula="of:=SQRT([.A58]*[.A58]+[.B58]*[.B58]+[.C58]*[.C58])" office:value-type="float" office:value="143.223461765173">
            <text:p>143.2234617652</text:p>
          </table:table-cell>
          <table:table-cell office:value-type="float" office:value="-101.53">
            <text:p>-101.53</text:p>
          </table:table-cell>
          <table:table-cell office:value-type="float" office:value="7.3">
            <text:p>7.3</text:p>
          </table:table-cell>
          <table:table-cell office:value-type="float" office:value="11.86">
            <text:p>11.86</text:p>
          </table:table-cell>
          <table:table-cell table:formula="of:=[.E58]*[.$J58]/[Tabelle2.$B$3]" office:value-type="float" office:value="-63.6429305115233">
            <text:p>-63.6429305115</text:p>
          </table:table-cell>
          <table:table-cell table:formula="of:=[.F58]*[.$J58]/[Tabelle2.$B$3]" office:value-type="float" office:value="4.57592231590781">
            <text:p>4.5759223159</text:p>
          </table:table-cell>
          <table:table-cell table:formula="of:=[Tabelle2.$B$1]/[.G58]+[Tabelle2.$B$2]" office:value-type="float" office:value="140.098443507589">
            <text:p>140.0984435076</text:p>
          </table:table-cell>
          <table:table-cell table:formula="of:=[Tabelle2.$B$5]/[.G58]+[Tabelle2.$B$6]" office:value-type="float" office:value="156.903413153457">
            <text:p>156.9034131535</text:p>
          </table:table-cell>
          <table:table-cell table:formula="of:=[.K58]*[.E58]/SQRT([.$E58]*[.$E58]+[.$F58]*[.$F58]+[Tabelle2.$B$3]*[Tabelle2.$B$3])" office:value-type="float" office:value="-64.8661527063121">
            <text:p>-64.8661527063</text:p>
          </table:table-cell>
          <table:table-cell table:formula="of:=[.K58]*[.F58]/SQRT([.$E58]*[.$E58]+[.$F58]*[.$F58]+[Tabelle2.$B$3]*[Tabelle2.$B$3])" office:value-type="float" office:value="4.6638719073779">
            <text:p>4.6638719074</text:p>
          </table:table-cell>
          <table:table-cell table:formula="of:=SQRT([.K58]*[.K58]-[.L58]*[.L58]-[.M58]*[.M58])" office:value-type="float" office:value="142.791146753282">
            <text:p>142.7911467533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 office:value-type="float" office:value="-100.14">
            <text:p>-100.14</text:p>
          </table:table-cell>
          <table:table-cell office:value-type="float" office:value="18.5">
            <text:p>18.5</text:p>
          </table:table-cell>
          <table:table-cell office:value-type="float" office:value="14.6">
            <text:p>14.6</text:p>
          </table:table-cell>
          <table:table-cell table:formula="of:=[.V58]*[.$AA58]/[Tabelle2.$B$3]" office:value-type="float" office:value="-50.9314108412246">
            <text:p>-50.9314108412</text:p>
          </table:table-cell>
          <table:table-cell table:formula="of:=[.W58]*[.$AA58]/[Tabelle2.$B$3]" office:value-type="float" office:value="9.40913821212957">
            <text:p>9.4091382121</text:p>
          </table:table-cell>
          <table:table-cell table:formula="of:=[Tabelle2.$B$1]/[.X58]+[Tabelle2.$B$2]" office:value-type="float" office:value="113.672561643836">
            <text:p>113.6725616438</text:p>
          </table:table-cell>
          <table:table-cell table:formula="of:=[Tabelle2.$B$5]/[.X58]+[Tabelle2.$B$6]" office:value-type="float" office:value="127.713890410959">
            <text:p>127.713890411</text:p>
          </table:table-cell>
          <table:table-cell table:formula="of:=[.AB58]*[.V58]/SQRT([.$E58]*[.$E58]+[.$F58]*[.$F58]+[Tabelle2.$B$3]*[Tabelle2.$B$3])" office:value-type="float" office:value="-52.0759359975202">
            <text:p>-52.0759359975</text:p>
          </table:table-cell>
          <table:table-cell table:formula="of:=[.AB58]*[.W58]/SQRT([.$E58]*[.$E58]+[.$F58]*[.$F58]+[Tabelle2.$B$3]*[Tabelle2.$B$3])" office:value-type="float" office:value="9.6205793484534">
            <text:p>9.6205793485</text:p>
          </table:table-cell>
          <table:table-cell table:formula="of:=SQRT([.AB58]*[.AB58]-[.AC58]*[.AC58]-[.AD58]*[.AD58])" office:value-type="float" office:value="116.216948621467">
            <text:p>116.2169486215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59]*[.A59]+[.B59]*[.B59]+[.C59]*[.C59])" office:value-type="float" office:value="100.064779018394">
            <text:p>100.0647790184</text:p>
          </table:table-cell>
          <table:table-cell office:value-type="float" office:value="-271.93">
            <text:p>-271.93</text:p>
          </table:table-cell>
          <table:table-cell office:value-type="float" office:value="10.19">
            <text:p>10.19</text:p>
          </table:table-cell>
          <table:table-cell office:value-type="float" office:value="23.01">
            <text:p>23.01</text:p>
          </table:table-cell>
          <table:table-cell table:formula="of:=[.E59]*[.$J59]/[Tabelle2.$B$3]" office:value-type="float" office:value="-87.4387451983623">
            <text:p>-87.4387451984</text:p>
          </table:table-cell>
          <table:table-cell table:formula="of:=[.F59]*[.$J59]/[Tabelle2.$B$3]" office:value-type="float" office:value="3.27658152308062">
            <text:p>3.2765815231</text:p>
          </table:table-cell>
          <table:table-cell table:formula="of:=[Tabelle2.$B$1]/[.G59]+[Tabelle2.$B$2]" office:value-type="float" office:value="71.8661403737505">
            <text:p>71.8661403738</text:p>
          </table:table-cell>
          <table:table-cell table:formula="of:=[Tabelle2.$B$5]/[.G59]+[Tabelle2.$B$6]" office:value-type="float" office:value="81.5353185571491">
            <text:p>81.5353185571</text:p>
          </table:table-cell>
          <table:table-cell table:formula="of:=[.K59]*[.E59]/SQRT([.$E59]*[.$E59]+[.$F59]*[.$F59]+[Tabelle2.$B$3]*[Tabelle2.$B$3])" office:value-type="float" office:value="-62.9634520611288">
            <text:p>-62.9634520611</text:p>
          </table:table-cell>
          <table:table-cell table:formula="of:=[.K59]*[.F59]/SQRT([.$E59]*[.$E59]+[.$F59]*[.$F59]+[Tabelle2.$B$3]*[Tabelle2.$B$3])" office:value-type="float" office:value="2.35942182364175">
            <text:p>2.3594218236</text:p>
          </table:table-cell>
          <table:table-cell table:formula="of:=SQRT([.K59]*[.K59]-[.L59]*[.L59]-[.M59]*[.M59])" office:value-type="float" office:value="51.7498309699639">
            <text:p>51.74983097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270.04">
            <text:p>-270.04</text:p>
          </table:table-cell>
          <table:table-cell office:value-type="float" office:value="37.52">
            <text:p>37.52</text:p>
          </table:table-cell>
          <table:table-cell office:value-type="float" office:value="23.71">
            <text:p>23.71</text:p>
          </table:table-cell>
          <table:table-cell table:formula="of:=[.V59]*[.$AA59]/[Tabelle2.$B$3]" office:value-type="float" office:value="-84.2421083596063">
            <text:p>-84.2421083596</text:p>
          </table:table-cell>
          <table:table-cell table:formula="of:=[.W59]*[.$AA59]/[Tabelle2.$B$3]" office:value-type="float" office:value="11.7047989396105">
            <text:p>11.7047989396</text:p>
          </table:table-cell>
          <table:table-cell table:formula="of:=[Tabelle2.$B$1]/[.X59]+[Tabelle2.$B$2]" office:value-type="float" office:value="69.7234158582876">
            <text:p>69.7234158583</text:p>
          </table:table-cell>
          <table:table-cell table:formula="of:=[Tabelle2.$B$5]/[.X59]+[Tabelle2.$B$6]" office:value-type="float" office:value="79.168506115563">
            <text:p>79.1685061156</text:p>
          </table:table-cell>
          <table:table-cell table:formula="of:=[.AB59]*[.V59]/SQRT([.$E59]*[.$E59]+[.$F59]*[.$F59]+[Tabelle2.$B$3]*[Tabelle2.$B$3])" office:value-type="float" office:value="-60.7108320734754">
            <text:p>-60.7108320735</text:p>
          </table:table-cell>
          <table:table-cell table:formula="of:=[.AB59]*[.W59]/SQRT([.$E59]*[.$E59]+[.$F59]*[.$F59]+[Tabelle2.$B$3]*[Tabelle2.$B$3])" office:value-type="float" office:value="8.43530743370167">
            <text:p>8.4353074337</text:p>
          </table:table-cell>
          <table:table-cell table:formula="of:=SQRT([.AB59]*[.AB59]-[.AC59]*[.AC59]-[.AD59]*[.AD59])" office:value-type="float" office:value="50.1068140876583">
            <text:p>50.1068140877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0]*[.A60]+[.B60]*[.B60]+[.C60]*[.C60])" office:value-type="float" office:value="106.362399371206">
            <text:p>106.3623993712</text:p>
          </table:table-cell>
          <table:table-cell office:value-type="float" office:value="-244.21">
            <text:p>-244.21</text:p>
          </table:table-cell>
          <table:table-cell office:value-type="float" office:value="9.93">
            <text:p>9.93</text:p>
          </table:table-cell>
          <table:table-cell office:value-type="float" office:value="20.21">
            <text:p>20.21</text:p>
          </table:table-cell>
          <table:table-cell table:formula="of:=[.E60]*[.$J60]/[Tabelle2.$B$3]" office:value-type="float" office:value="-89.5123730593644">
            <text:p>-89.5123730594</text:p>
          </table:table-cell>
          <table:table-cell table:formula="of:=[.F60]*[.$J60]/[Tabelle2.$B$3]" office:value-type="float" office:value="3.63972754792796">
            <text:p>3.6397275479</text:p>
          </table:table-cell>
          <table:table-cell table:formula="of:=[Tabelle2.$B$1]/[.G60]+[Tabelle2.$B$2]" office:value-type="float" office:value="81.921360217714">
            <text:p>81.9213602177</text:p>
          </table:table-cell>
          <table:table-cell table:formula="of:=[Tabelle2.$B$5]/[.G60]+[Tabelle2.$B$6]" office:value-type="float" office:value="92.6421217219198">
            <text:p>92.6421217219</text:p>
          </table:table-cell>
          <table:table-cell table:formula="of:=[.K60]*[.E60]/SQRT([.$E60]*[.$E60]+[.$F60]*[.$F60]+[Tabelle2.$B$3]*[Tabelle2.$B$3])" office:value-type="float" office:value="-68.3108434341247">
            <text:p>-68.3108434341</text:p>
          </table:table-cell>
          <table:table-cell table:formula="of:=[.K60]*[.F60]/SQRT([.$E60]*[.$E60]+[.$F60]*[.$F60]+[Tabelle2.$B$3]*[Tabelle2.$B$3])" office:value-type="float" office:value="2.7776367687681">
            <text:p>2.7776367688</text:p>
          </table:table-cell>
          <table:table-cell table:formula="of:=SQRT([.K60]*[.K60]-[.L60]*[.L60]-[.M60]*[.M60])" office:value-type="float" office:value="62.5178064269557">
            <text:p>62.517806427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245.6">
            <text:p>-245.6</text:p>
          </table:table-cell>
          <table:table-cell office:value-type="float" office:value="34.49">
            <text:p>34.49</text:p>
          </table:table-cell>
          <table:table-cell office:value-type="float" office:value="22.24">
            <text:p>22.24</text:p>
          </table:table-cell>
          <table:table-cell table:formula="of:=[.V60]*[.$AA60]/[Tabelle2.$B$3]" office:value-type="float" office:value="-81.7336229572047">
            <text:p>-81.7336229572</text:p>
          </table:table-cell>
          <table:table-cell table:formula="of:=[.W60]*[.$AA60]/[Tabelle2.$B$3]" office:value-type="float" office:value="11.477983126197">
            <text:p>11.4779831262</text:p>
          </table:table-cell>
          <table:table-cell table:formula="of:=[Tabelle2.$B$1]/[.X60]+[Tabelle2.$B$2]" office:value-type="float" office:value="74.378928057554">
            <text:p>74.3789280576</text:p>
          </table:table-cell>
          <table:table-cell table:formula="of:=[Tabelle2.$B$5]/[.X60]+[Tabelle2.$B$6]" office:value-type="float" office:value="84.3108956834532">
            <text:p>84.3108956835</text:p>
          </table:table-cell>
          <table:table-cell table:formula="of:=[.AB60]*[.V60]/SQRT([.$E60]*[.$E60]+[.$F60]*[.$F60]+[Tabelle2.$B$3]*[Tabelle2.$B$3])" office:value-type="float" office:value="-62.5215558170335">
            <text:p>-62.521555817</text:p>
          </table:table-cell>
          <table:table-cell table:formula="of:=[.AB60]*[.W60]/SQRT([.$E60]*[.$E60]+[.$F60]*[.$F60]+[Tabelle2.$B$3]*[Tabelle2.$B$3])" office:value-type="float" office:value="8.7800018734914">
            <text:p>8.7800018735</text:p>
          </table:table-cell>
          <table:table-cell table:formula="of:=SQRT([.AB60]*[.AB60]-[.AC60]*[.AC60]-[.AD60]*[.AD60])" office:value-type="float" office:value="55.8774888149529">
            <text:p>55.87748881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1]*[.A61]+[.B61]*[.B61]+[.C61]*[.C61])" office:value-type="float" office:value="113.19434614856">
            <text:p>113.1943461486</text:p>
          </table:table-cell>
          <table:table-cell office:value-type="float" office:value="-220.02">
            <text:p>-220.02</text:p>
          </table:table-cell>
          <table:table-cell office:value-type="float" office:value="9.32">
            <text:p>9.32</text:p>
          </table:table-cell>
          <table:table-cell office:value-type="float" office:value="18.53">
            <text:p>18.53</text:p>
          </table:table-cell>
          <table:table-cell table:formula="of:=[.E61]*[.$J61]/[Tabelle2.$B$3]" office:value-type="float" office:value="-88.0209187117571">
            <text:p>-88.0209187118</text:p>
          </table:table-cell>
          <table:table-cell table:formula="of:=[.F61]*[.$J61]/[Tabelle2.$B$3]" office:value-type="float" office:value="3.72854723385863">
            <text:p>3.7285472339</text:p>
          </table:table-cell>
          <table:table-cell table:formula="of:=[Tabelle2.$B$1]/[.G61]+[Tabelle2.$B$2]" office:value-type="float" office:value="89.4131230437129">
            <text:p>89.4131230437</text:p>
          </table:table-cell>
          <table:table-cell table:formula="of:=[Tabelle2.$B$5]/[.G61]+[Tabelle2.$B$6]" office:value-type="float" office:value="100.917379384781">
            <text:p>100.9173793848</text:p>
          </table:table-cell>
          <table:table-cell table:formula="of:=[.K61]*[.E61]/SQRT([.$E61]*[.$E61]+[.$F61]*[.$F61]+[Tabelle2.$B$3]*[Tabelle2.$B$3])" office:value-type="float" office:value="-70.7660358437983">
            <text:p>-70.7660358438</text:p>
          </table:table-cell>
          <table:table-cell table:formula="of:=[.K61]*[.F61]/SQRT([.$E61]*[.$E61]+[.$F61]*[.$F61]+[Tabelle2.$B$3]*[Tabelle2.$B$3])" office:value-type="float" office:value="2.99763409719207">
            <text:p>2.9976340972</text:p>
          </table:table-cell>
          <table:table-cell table:formula="of:=SQRT([.K61]*[.K61]-[.L61]*[.L61]-[.M61]*[.M61])" office:value-type="float" office:value="71.8853241118485">
            <text:p>71.8853241118</text:p>
          </table:table-cell>
          <table:table-cell table:number-columns-repeated="4"/>
          <table:table-cell table:number-columns-repeated="2"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217.43">
            <text:p>-217.43</text:p>
          </table:table-cell>
          <table:table-cell office:value-type="float" office:value="30.85">
            <text:p>30.85</text:p>
          </table:table-cell>
          <table:table-cell office:value-type="float" office:value="19.65">
            <text:p>19.65</text:p>
          </table:table-cell>
          <table:table-cell table:formula="of:=[.V61]*[.$AA61]/[Tabelle2.$B$3]" office:value-type="float" office:value="-81.9874317002807">
            <text:p>-81.9874317003</text:p>
          </table:table-cell>
          <table:table-cell table:formula="of:=[.W61]*[.$AA61]/[Tabelle2.$B$3]" office:value-type="float" office:value="11.6327658002744">
            <text:p>11.6327658003</text:p>
          </table:table-cell>
          <table:table-cell table:formula="of:=[Tabelle2.$B$1]/[.X61]+[Tabelle2.$B$2]" office:value-type="float" office:value="84.2762773536896">
            <text:p>84.2762773537</text:p>
          </table:table-cell>
          <table:table-cell table:formula="of:=[Tabelle2.$B$5]/[.X61]+[Tabelle2.$B$6]" office:value-type="float" office:value="95.2433180661578">
            <text:p>95.2433180662</text:p>
          </table:table-cell>
          <table:table-cell table:formula="of:=[.AB61]*[.V61]/SQRT([.$E61]*[.$E61]+[.$F61]*[.$F61]+[Tabelle2.$B$3]*[Tabelle2.$B$3])" office:value-type="float" office:value="-66.0010319849704">
            <text:p>-66.001031985</text:p>
          </table:table-cell>
          <table:table-cell table:formula="of:=[.AB61]*[.W61]/SQRT([.$E61]*[.$E61]+[.$F61]*[.$F61]+[Tabelle2.$B$3]*[Tabelle2.$B$3])" office:value-type="float" office:value="9.3645395609453">
            <text:p>9.3645395609</text:p>
          </table:table-cell>
          <table:table-cell table:formula="of:=SQRT([.AB61]*[.AB61]-[.AC61]*[.AC61]-[.AD61]*[.AD61])" office:value-type="float" office:value="68.0254276868709">
            <text:p>68.0254276869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2]*[.A62]+[.B62]*[.B62]+[.C62]*[.C62])" office:value-type="float" office:value="120.469747239712">
            <text:p>120.4697472397</text:p>
          </table:table-cell>
          <table:table-cell office:value-type="float" office:value="-198.46">
            <text:p>-198.46</text:p>
          </table:table-cell>
          <table:table-cell office:value-type="float" office:value="8.64">
            <text:p>8.64</text:p>
          </table:table-cell>
          <table:table-cell office:value-type="float" office:value="17.51">
            <text:p>17.51</text:p>
          </table:table-cell>
          <table:table-cell table:formula="of:=[.E62]*[.$J62]/[Tabelle2.$B$3]" office:value-type="float" office:value="-84.0574195121228">
            <text:p>-84.0574195121</text:p>
          </table:table-cell>
          <table:table-cell table:formula="of:=[.F62]*[.$J62]/[Tabelle2.$B$3]" office:value-type="float" office:value="3.65945835223592">
            <text:p>3.6594583522</text:p>
          </table:table-cell>
          <table:table-cell table:formula="of:=[Tabelle2.$B$1]/[.G62]+[Tabelle2.$B$2]" office:value-type="float" office:value="94.6630719588806">
            <text:p>94.6630719589</text:p>
          </table:table-cell>
          <table:table-cell table:formula="of:=[Tabelle2.$B$5]/[.G62]+[Tabelle2.$B$6]" office:value-type="float" office:value="106.716372358652">
            <text:p>106.7163723587</text:p>
          </table:table-cell>
          <table:table-cell table:formula="of:=[.K62]*[.E62]/SQRT([.$E62]*[.$E62]+[.$F62]*[.$F62]+[Tabelle2.$B$3]*[Tabelle2.$B$3])" office:value-type="float" office:value="-70.8276852697025">
            <text:p>-70.8276852697</text:p>
          </table:table-cell>
          <table:table-cell table:formula="of:=[.K62]*[.F62]/SQRT([.$E62]*[.$E62]+[.$F62]*[.$F62]+[Tabelle2.$B$3]*[Tabelle2.$B$3])" office:value-type="float" office:value="3.08349894553174">
            <text:p>3.0834989455</text:p>
          </table:table-cell>
          <table:table-cell table:formula="of:=SQRT([.K62]*[.K62]-[.L62]*[.L62]-[.M62]*[.M62])" office:value-type="float" office:value="79.7641220285121">
            <text:p>79.7641220285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197.665">
            <text:p>-197.665</text:p>
          </table:table-cell>
          <table:table-cell office:value-type="float" office:value="27.866">
            <text:p>27.866</text:p>
          </table:table-cell>
          <table:table-cell office:value-type="float" office:value="19.32">
            <text:p>19.32</text:p>
          </table:table-cell>
          <table:table-cell table:formula="of:=[.V62]*[.$AA62]/[Tabelle2.$B$3]" office:value-type="float" office:value="-75.818389163135">
            <text:p>-75.8183891631</text:p>
          </table:table-cell>
          <table:table-cell table:formula="of:=[.W62]*[.$AA62]/[Tabelle2.$B$3]" office:value-type="float" office:value="10.6885651603466">
            <text:p>10.6885651603</text:p>
          </table:table-cell>
          <table:table-cell table:formula="of:=[Tabelle2.$B$1]/[.X62]+[Tabelle2.$B$2]" office:value-type="float" office:value="85.7279233954451">
            <text:p>85.7279233954</text:p>
          </table:table-cell>
          <table:table-cell table:formula="of:=[Tabelle2.$B$5]/[.X62]+[Tabelle2.$B$6]" office:value-type="float" office:value="96.8467784679089">
            <text:p>96.8467784679</text:p>
          </table:table-cell>
          <table:table-cell table:formula="of:=[.AB62]*[.V62]/SQRT([.$E62]*[.$E62]+[.$F62]*[.$F62]+[Tabelle2.$B$3]*[Tabelle2.$B$3])" office:value-type="float" office:value="-64.019748494995">
            <text:p>-64.019748495</text:p>
          </table:table-cell>
          <table:table-cell table:formula="of:=[.AB62]*[.W62]/SQRT([.$E62]*[.$E62]+[.$F62]*[.$F62]+[Tabelle2.$B$3]*[Tabelle2.$B$3])" office:value-type="float" office:value="9.02524124939434">
            <text:p>9.0252412494</text:p>
          </table:table-cell>
          <table:table-cell table:formula="of:=SQRT([.AB62]*[.AB62]-[.AC62]*[.AC62]-[.AD62]*[.AD62])" office:value-type="float" office:value="72.106277969675">
            <text:p>72.1062779697</text:p>
          </table:table-cell>
          <table:table-cell table:number-columns-repeated="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3]*[.A63]+[.B63]*[.B63]+[.C63]*[.C63])" office:value-type="float" office:value="128.113075054812">
            <text:p>128.1130750548</text:p>
          </table:table-cell>
          <table:table-cell office:value-type="float" office:value="-180.35">
            <text:p>-180.35</text:p>
          </table:table-cell>
          <table:table-cell office:value-type="float" office:value="8.1">
            <text:p>8.1</text:p>
          </table:table-cell>
          <table:table-cell office:value-type="float" office:value="15.43">
            <text:p>15.43</text:p>
          </table:table-cell>
          <table:table-cell table:formula="of:=[.E63]*[.$J63]/[Tabelle2.$B$3]" office:value-type="float" office:value="-86.7614379856493">
            <text:p>-86.7614379856</text:p>
          </table:table-cell>
          <table:table-cell table:formula="of:=[.F63]*[.$J63]/[Tabelle2.$B$3]" office:value-type="float" office:value="3.89668781637793">
            <text:p>3.8966878164</text:p>
          </table:table-cell>
          <table:table-cell table:formula="of:=[Tabelle2.$B$1]/[.G63]+[Tabelle2.$B$2]" office:value-type="float" office:value="107.519719377835">
            <text:p>107.5197193778</text:p>
          </table:table-cell>
          <table:table-cell table:formula="of:=[Tabelle2.$B$5]/[.G63]+[Tabelle2.$B$6]" office:value-type="float" office:value="120.917578742709">
            <text:p>120.9175787427</text:p>
          </table:table-cell>
          <table:table-cell table:formula="of:=[.K63]*[.E63]/SQRT([.$E63]*[.$E63]+[.$F63]*[.$F63]+[Tabelle2.$B$3]*[Tabelle2.$B$3])" office:value-type="float" office:value="-75.903688320401">
            <text:p>-75.9036883204</text:p>
          </table:table-cell>
          <table:table-cell table:formula="of:=[.K63]*[.F63]/SQRT([.$E63]*[.$E63]+[.$F63]*[.$F63]+[Tabelle2.$B$3]*[Tabelle2.$B$3])" office:value-type="float" office:value="3.40903729079705">
            <text:p>3.4090372908</text:p>
          </table:table-cell>
          <table:table-cell table:formula="of:=SQRT([.K63]*[.K63]-[.L63]*[.L63]-[.M63]*[.M63])" office:value-type="float" office:value="94.0641770979187">
            <text:p>94.0641770979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178.8">
            <text:p>-178.8</text:p>
          </table:table-cell>
          <table:table-cell office:value-type="float" office:value="25.48">
            <text:p>25.48</text:p>
          </table:table-cell>
          <table:table-cell office:value-type="float" office:value="17.74">
            <text:p>17.74</text:p>
          </table:table-cell>
          <table:table-cell table:formula="of:=[.V63]*[.$AA63]/[Tabelle2.$B$3]" office:value-type="float" office:value="-74.7412338218715">
            <text:p>-74.7412338219</text:p>
          </table:table-cell>
          <table:table-cell table:formula="of:=[.W63]*[.$AA63]/[Tabelle2.$B$3]" office:value-type="float" office:value="10.6510438354658">
            <text:p>10.6510438355</text:p>
          </table:table-cell>
          <table:table-cell table:formula="of:=[Tabelle2.$B$1]/[.X63]+[Tabelle2.$B$2]" office:value-type="float" office:value="93.4265422773393">
            <text:p>93.4265422773</text:p>
          </table:table-cell>
          <table:table-cell table:formula="of:=[Tabelle2.$B$5]/[.X63]+[Tabelle2.$B$6]" office:value-type="float" office:value="105.350525366404">
            <text:p>105.3505253664</text:p>
          </table:table-cell>
          <table:table-cell table:formula="of:=[.AB63]*[.V63]/SQRT([.$E63]*[.$E63]+[.$F63]*[.$F63]+[Tabelle2.$B$3]*[Tabelle2.$B$3])" office:value-type="float" office:value="-65.5634066011874">
            <text:p>-65.5634066012</text:p>
          </table:table-cell>
          <table:table-cell table:formula="of:=[.AB63]*[.W63]/SQRT([.$E63]*[.$E63]+[.$F63]*[.$F63]+[Tabelle2.$B$3]*[Tabelle2.$B$3])" office:value-type="float" office:value="9.34315212638846">
            <text:p>9.3431521264</text:p>
          </table:table-cell>
          <table:table-cell table:formula="of:=SQRT([.AB63]*[.AB63]-[.AC63]*[.AC63]-[.AD63]*[.AD63])" office:value-type="float" office:value="81.9321574118965">
            <text:p>81.9321574119</text:p>
          </table:table-cell>
          <table:table-cell table:number-columns-repeated="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4]*[.A64]+[.B64]*[.B64]+[.C64]*[.C64])" office:value-type="float" office:value="136.062338654016">
            <text:p>136.062338654</text:p>
          </table:table-cell>
          <table:table-cell office:value-type="float" office:value="-163.75">
            <text:p>-163.75</text:p>
          </table:table-cell>
          <table:table-cell office:value-type="float" office:value="7.9">
            <text:p>7.9</text:p>
          </table:table-cell>
          <table:table-cell office:value-type="float" office:value="15.11">
            <text:p>15.11</text:p>
          </table:table-cell>
          <table:table-cell table:formula="of:=[.E64]*[.$J64]/[Tabelle2.$B$3]" office:value-type="float" office:value="-80.4549779950756">
            <text:p>-80.4549779951</text:p>
          </table:table-cell>
          <table:table-cell table:formula="of:=[.F64]*[.$J64]/[Tabelle2.$B$3]" office:value-type="float" office:value="3.88149206815937">
            <text:p>3.8814920682</text:p>
          </table:table-cell>
          <table:table-cell table:formula="of:=[Tabelle2.$B$1]/[.G64]+[Tabelle2.$B$2]" office:value-type="float" office:value="109.811832561218">
            <text:p>109.8118325612</text:p>
          </table:table-cell>
          <table:table-cell table:formula="of:=[Tabelle2.$B$5]/[.G64]+[Tabelle2.$B$6]" office:value-type="float" office:value="123.449403044341">
            <text:p>123.4494030443</text:p>
          </table:table-cell>
          <table:table-cell table:formula="of:=[.K64]*[.E64]/SQRT([.$E64]*[.$E64]+[.$F64]*[.$F64]+[Tabelle2.$B$3]*[Tabelle2.$B$3])" office:value-type="float" office:value="-72.9303834406869">
            <text:p>-72.9303834407</text:p>
          </table:table-cell>
          <table:table-cell table:formula="of:=[.K64]*[.F64]/SQRT([.$E64]*[.$E64]+[.$F64]*[.$F64]+[Tabelle2.$B$3]*[Tabelle2.$B$3])" office:value-type="float" office:value="3.51847346064993">
            <text:p>3.5184734606</text:p>
          </table:table-cell>
          <table:table-cell table:formula="of:=SQRT([.K64]*[.K64]-[.L64]*[.L64]-[.M64]*[.M64])" office:value-type="float" office:value="99.5416225892734">
            <text:p>99.5416225893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160.16">
            <text:p>-160.16</text:p>
          </table:table-cell>
          <table:table-cell office:value-type="float" office:value="22.07">
            <text:p>22.07</text:p>
          </table:table-cell>
          <table:table-cell office:value-type="float" office:value="15.86">
            <text:p>15.86</text:p>
          </table:table-cell>
          <table:table-cell table:formula="of:=[.V64]*[.$AA64]/[Tabelle2.$B$3]" office:value-type="float" office:value="-74.9458100003668">
            <text:p>-74.9458100004</text:p>
          </table:table-cell>
          <table:table-cell table:formula="of:=[.W64]*[.$AA64]/[Tabelle2.$B$3]" office:value-type="float" office:value="10.3275101567688">
            <text:p>10.3275101568</text:p>
          </table:table-cell>
          <table:table-cell table:formula="of:=[Tabelle2.$B$1]/[.X64]+[Tabelle2.$B$2]" office:value-type="float" office:value="104.585343001261">
            <text:p>104.5853430013</text:p>
          </table:table-cell>
          <table:table-cell table:formula="of:=[Tabelle2.$B$5]/[.X64]+[Tabelle2.$B$6]" office:value-type="float" office:value="117.676322824716">
            <text:p>117.6763228247</text:p>
          </table:table-cell>
          <table:table-cell table:formula="of:=[.AB64]*[.V64]/SQRT([.$E64]*[.$E64]+[.$F64]*[.$F64]+[Tabelle2.$B$3]*[Tabelle2.$B$3])" office:value-type="float" office:value="-67.9956834224218">
            <text:p>-67.9956834224</text:p>
          </table:table-cell>
          <table:table-cell table:formula="of:=[.AB64]*[.W64]/SQRT([.$E64]*[.$E64]+[.$F64]*[.$F64]+[Tabelle2.$B$3]*[Tabelle2.$B$3])" office:value-type="float" office:value="9.36978479728303">
            <text:p>9.3697847973</text:p>
          </table:table-cell>
          <table:table-cell table:formula="of:=SQRT([.AB64]*[.AB64]-[.AC64]*[.AC64]-[.AD64]*[.AD64])" office:value-type="float" office:value="95.5850988508001">
            <text:p>95.5850988508</text:p>
          </table:table-cell>
          <table:table-cell table:number-columns-repeated="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5]*[.A65]+[.B65]*[.B65]+[.C65]*[.C65])" office:value-type="float" office:value="144.26697473781">
            <text:p>144.2669747378</text:p>
          </table:table-cell>
          <table:table-cell office:value-type="float" office:value="-149.46">
            <text:p>-149.46</text:p>
          </table:table-cell>
          <table:table-cell office:value-type="float" office:value="7.826">
            <text:p>7.826</text:p>
          </table:table-cell>
          <table:table-cell office:value-type="float" office:value="13.16">
            <text:p>13.16</text:p>
          </table:table-cell>
          <table:table-cell table:formula="of:=[.E65]*[.$J65]/[Tabelle2.$B$3]" office:value-type="float" office:value="-84.3855145925216">
            <text:p>-84.3855145925</text:p>
          </table:table-cell>
          <table:table-cell table:formula="of:=[.F65]*[.$J65]/[Tabelle2.$B$3]" office:value-type="float" office:value="4.41858047103622">
            <text:p>4.418580471</text:p>
          </table:table-cell>
          <table:table-cell table:formula="of:=[Tabelle2.$B$1]/[.G65]+[Tabelle2.$B$2]" office:value-type="float" office:value="126.188696048632">
            <text:p>126.1886960486</text:p>
          </table:table-cell>
          <table:table-cell table:formula="of:=[Tabelle2.$B$5]/[.G65]+[Tabelle2.$B$6]" office:value-type="float" office:value="141.538972644377">
            <text:p>141.5389726444</text:p>
          </table:table-cell>
          <table:table-cell table:formula="of:=[.K65]*[.E65]/SQRT([.$E65]*[.$E65]+[.$F65]*[.$F65]+[Tabelle2.$B$3]*[Tabelle2.$B$3])" office:value-type="float" office:value="-78.6459536864196">
            <text:p>-78.6459536864</text:p>
          </table:table-cell>
          <table:table-cell table:formula="of:=[.K65]*[.F65]/SQRT([.$E65]*[.$E65]+[.$F65]*[.$F65]+[Tabelle2.$B$3]*[Tabelle2.$B$3])" office:value-type="float" office:value="4.11804652448762">
            <text:p>4.1180465245</text:p>
          </table:table-cell>
          <table:table-cell table:formula="of:=SQRT([.K65]*[.K65]-[.L65]*[.L65]-[.M65]*[.M65])" office:value-type="float" office:value="117.605852060182">
            <text:p>117.6058520602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146.712">
            <text:p>-146.712</text:p>
          </table:table-cell>
          <table:table-cell office:value-type="float" office:value="20.26">
            <text:p>20.26</text:p>
          </table:table-cell>
          <table:table-cell office:value-type="float" office:value="14.65">
            <text:p>14.65</text:p>
          </table:table-cell>
          <table:table-cell table:formula="of:=[.V65]*[.$AA65]/[Tabelle2.$B$3]" office:value-type="float" office:value="-74.3617642993334">
            <text:p>-74.3617642993</text:p>
          </table:table-cell>
          <table:table-cell table:formula="of:=[.W65]*[.$AA65]/[Tabelle2.$B$3]" office:value-type="float" office:value="10.2688896934436">
            <text:p>10.2688896934</text:p>
          </table:table-cell>
          <table:table-cell table:formula="of:=[Tabelle2.$B$1]/[.X65]+[Tabelle2.$B$2]" office:value-type="float" office:value="113.282174061433">
            <text:p>113.2821740614</text:p>
          </table:table-cell>
          <table:table-cell table:formula="of:=[Tabelle2.$B$5]/[.X65]+[Tabelle2.$B$6]" office:value-type="float" office:value="127.282675767918">
            <text:p>127.2826757679</text:p>
          </table:table-cell>
          <table:table-cell table:formula="of:=[.AB65]*[.V65]/SQRT([.$E65]*[.$E65]+[.$F65]*[.$F65]+[Tabelle2.$B$3]*[Tabelle2.$B$3])" office:value-type="float" office:value="-69.4241067198014">
            <text:p>-69.4241067198</text:p>
          </table:table-cell>
          <table:table-cell table:formula="of:=[.AB65]*[.W65]/SQRT([.$E65]*[.$E65]+[.$F65]*[.$F65]+[Tabelle2.$B$3]*[Tabelle2.$B$3])" office:value-type="float" office:value="9.58703038703839">
            <text:p>9.587030387</text:p>
          </table:table-cell>
          <table:table-cell table:formula="of:=SQRT([.AB65]*[.AB65]-[.AC65]*[.AC65]-[.AD65]*[.AD65])" office:value-type="float" office:value="106.25093790248">
            <text:p>106.2509379025</text:p>
          </table:table-cell>
          <table:table-cell table:number-columns-repeated="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 table:formula="of:=SQRT([.A66]*[.A66]+[.B66]*[.B66]+[.C66]*[.C66])" office:value-type="float" office:value="152.685821214676">
            <text:p>152.6858212147</text:p>
          </table:table-cell>
          <table:table-cell office:value-type="float" office:value="-137.8">
            <text:p>-137.8</text:p>
          </table:table-cell>
          <table:table-cell office:value-type="float" office:value="7.24">
            <text:p>7.24</text:p>
          </table:table-cell>
          <table:table-cell office:value-type="float" office:value="12.53">
            <text:p>12.53</text:p>
          </table:table-cell>
          <table:table-cell table:formula="of:=[.E66]*[.$J66]/[Tabelle2.$B$3]" office:value-type="float" office:value="-81.7361333161933">
            <text:p>-81.7361333162</text:p>
          </table:table-cell>
          <table:table-cell table:formula="of:=[.F66]*[.$J66]/[Tabelle2.$B$3]" office:value-type="float" office:value="4.29440932662728">
            <text:p>4.2944093266</text:p>
          </table:table-cell>
          <table:table-cell table:formula="of:=[Tabelle2.$B$1]/[.G66]+[Tabelle2.$B$2]" office:value-type="float" office:value="132.569127693536">
            <text:p>132.5691276935</text:p>
          </table:table-cell>
          <table:table-cell table:formula="of:=[Tabelle2.$B$5]/[.G66]+[Tabelle2.$B$6]" office:value-type="float" office:value="148.586675179569">
            <text:p>148.5866751796</text:p>
          </table:table-cell>
          <table:table-cell table:formula="of:=[.K66]*[.E66]/SQRT([.$E66]*[.$E66]+[.$F66]*[.$F66]+[Tabelle2.$B$3]*[Tabelle2.$B$3])" office:value-type="float" office:value="-77.9515885664254">
            <text:p>-77.9515885664</text:p>
          </table:table-cell>
          <table:table-cell table:formula="of:=[.K66]*[.F66]/SQRT([.$E66]*[.$E66]+[.$F66]*[.$F66]+[Tabelle2.$B$3]*[Tabelle2.$B$3])" office:value-type="float" office:value="4.09556967504296">
            <text:p>4.095569675</text:p>
          </table:table-cell>
          <table:table-cell table:formula="of:=SQRT([.K66]*[.K66]-[.L66]*[.L66]-[.M66]*[.M66])" office:value-type="float" office:value="126.430914692279">
            <text:p>126.4309146923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 office:value-type="float" office:value="-134.642">
            <text:p>-134.642</text:p>
          </table:table-cell>
          <table:table-cell office:value-type="float" office:value="18.44">
            <text:p>18.44</text:p>
          </table:table-cell>
          <table:table-cell office:value-type="float" office:value="14.32">
            <text:p>14.32</text:p>
          </table:table-cell>
          <table:table-cell table:formula="of:=[.V66]*[.$AA66]/[Tabelle2.$B$3]" office:value-type="float" office:value="-69.8265531176684">
            <text:p>-69.8265531177</text:p>
          </table:table-cell>
          <table:table-cell table:formula="of:=[.W66]*[.$AA66]/[Tabelle2.$B$3]" office:value-type="float" office:value="9.56314997912839">
            <text:p>9.5631499791</text:p>
          </table:table-cell>
          <table:table-cell table:formula="of:=[Tabelle2.$B$1]/[.X66]+[Tabelle2.$B$2]" office:value-type="float" office:value="115.909111731844">
            <text:p>115.9091117318</text:p>
          </table:table-cell>
          <table:table-cell table:formula="of:=[Tabelle2.$B$5]/[.X66]+[Tabelle2.$B$6]" office:value-type="float" office:value="130.184340782123">
            <text:p>130.1843407821</text:p>
          </table:table-cell>
          <table:table-cell table:formula="of:=[.AB66]*[.V66]/SQRT([.$E66]*[.$E66]+[.$F66]*[.$F66]+[Tabelle2.$B$3]*[Tabelle2.$B$3])" office:value-type="float" office:value="-66.7321611617661">
            <text:p>-66.7321611618</text:p>
          </table:table-cell>
          <table:table-cell table:formula="of:=[.AB66]*[.W66]/SQRT([.$E66]*[.$E66]+[.$F66]*[.$F66]+[Tabelle2.$B$3]*[Tabelle2.$B$3])" office:value-type="float" office:value="9.13935511818724">
            <text:p>9.1393551182</text:p>
          </table:table-cell>
          <table:table-cell table:formula="of:=SQRT([.AB66]*[.AB66]-[.AC66]*[.AC66]-[.AD66]*[.AD66])" office:value-type="float" office:value="111.40580523285">
            <text:p>111.4058052329</text:p>
          </table:table-cell>
          <table:table-cell table:number-columns-repeated="18"/>
        </table:table-row>
      </table:table>
      <table:table table:name="Tabelle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float" office:value="1670">
            <text:p>1670</text:p>
          </table:table-cell>
          <table:table-cell office:value-type="string">
            <text:p>(global min)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-0.711">
            <text:p>-0.711</text:p>
          </table:table-cell>
          <table:table-cell office:value-type="string">
            <text:p>(global min)</text:p>
          </table:table-cell>
        </table:table-row>
        <table:table-row table:style-name="ro2">
          <table:table-cell office:value-type="string">
            <text:p>df</text:p>
          </table:table-cell>
          <table:table-cell office:value-type="float" office:value="223.5">
            <text:p>223.5</text:p>
          </table:table-cell>
          <table:table-cell office:value-type="string">
            <text:p>(global mi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1844.65">
            <text:p>1844.65</text:p>
          </table:table-cell>
          <table:table-cell office:value-type="string">
            <text:p>(size(d))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.368">
            <text:p>1.368</text:p>
          </table:table-cell>
          <table:table-cell office:value-type="string">
            <text:p>(size(d))</text:p>
          </table:table-cell>
        </table:table-row>
        <table:table-row table:style-name="ro2">
          <table:table-cell office:value-type="string">
            <text:p>df</text:p>
          </table:table-cell>
          <table:table-cell office:value-type="float" office:value="223.5">
            <text:p>223.5</text:p>
          </table:table-cell>
          <table:table-cell office:value-type="string">
            <text:p>(size(d)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6/24/2018</text:date>, <text:time>14:40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3:24.54</meta:creation-date>
    <dc:date>2018-06-24T14:40:50.53</dc:date>
    <meta:editing-duration>PT17H54M49S</meta:editing-duration>
    <meta:editing-cycles>53</meta:editing-cycles>
    <meta:generator>OpenOffice/4.1.5$Win32 OpenOffice.org_project/415m1$Build-9789</meta:generator>
    <meta:document-statistic meta:table-count="2" meta:cell-count="2001" meta:object-count="0"/>
  </office:meta>
</office:document-meta>
</file>